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pitch="variable"/>
    <style:font-face style:name="NimbusRomNo9L-Regu1" svg:font-family="NimbusRomNo9L-Regu"/>
    <style:font-face style:name="NimbusRomNo9L-ReguItal" svg:font-family="NimbusRomNo9L-ReguItal" style:font-pitch="variable"/>
    <style:font-face style:name="NimbusRomNo9L-ReguItal1" svg:font-family="NimbusRomNo9L-ReguItal"/>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07cm" svg:stroke-color="#ffffff" draw:stroke-linejoin="round" svg:stroke-linecap="butt" draw:fill="none" fo:padding-top="0.003cm" fo:padding-bottom="0.003cm" fo:padding-left="0.003cm" fo:padding-right="0.003cm"/>
    </style:style>
    <style:style style:name="gr3" style:family="graphic" style:parent-style-name="standard">
      <style:graphic-properties draw:stroke="solid" svg:stroke-width="0.007cm" svg:stroke-color="#231f20" draw:stroke-linejoin="round" svg:stroke-linecap="butt" draw:fill="none" fo:padding-top="0.003cm" fo:padding-bottom="0.003cm" fo:padding-left="0.003cm" fo:padding-right="0.003cm"/>
    </style:style>
    <style:style style:name="gr4" style:family="graphic" style:parent-style-name="standard">
      <style:graphic-properties draw:stroke="none" draw:fill="solid" draw:fill-color="#231f20"/>
    </style:style>
    <style:style style:name="gr5" style:family="graphic" style:parent-style-name="standard">
      <style:graphic-properties draw:stroke="solid" svg:stroke-width="0.007cm" svg:stroke-color="#3953a4" draw:stroke-linejoin="round" svg:stroke-linecap="butt" draw:fill="none" fo:padding-top="0.003cm" fo:padding-bottom="0.003cm" fo:padding-left="0.003cm" fo:padding-right="0.003cm"/>
    </style:style>
    <style:style style:name="gr6" style:family="graphic" style:parent-style-name="standard">
      <style:graphic-properties draw:stroke="dash" draw:stroke-dash="stroke-dash17" svg:stroke-width="0.007cm" svg:stroke-color="#3953a4" draw:stroke-linejoin="round" svg:stroke-linecap="butt" draw:fill="none" fo:padding-top="0.003cm" fo:padding-bottom="0.003cm" fo:padding-left="0.003cm" fo:padding-right="0.003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231f20"/>
    </style:style>
  </office:automatic-styles>
  <office:body>
    <office:drawing>
      <draw:page draw:name="page1" draw:style-name="dp1" draw:master-page-name="master-page3">
        <draw:polygon draw:style-name="gr1" draw:text-style-name="P1" draw:layer="layout" svg:width="6.171cm" svg:height="4.626cm" svg:x="0.055cm" svg:y="0.072cm" svg:viewBox="0 0 6172 4627" draw:points="0,4627 6172,4627 6172,0 0,0">
          <text:p/>
        </draw:polygon>
        <draw:polygon draw:style-name="gr1" draw:text-style-name="P1" draw:layer="layout" svg:width="4.783cm" svg:height="3.769cm" svg:x="0.856cm" svg:y="0.42cm" svg:viewBox="0 0 4784 3770" draw:points="0,3770 4784,3770 4784,0 0,0">
          <text:p/>
        </draw:polygon>
        <draw:polygon draw:style-name="gr2" draw:text-style-name="P2" draw:layer="layout" svg:width="4.781cm" svg:height="3.767cm" svg:x="0.858cm" svg:y="0.422cm" svg:viewBox="0 0 4782 3768" draw:points="0,3768 0,0 4782,0 4782,3768">
          <text:p/>
        </draw:polygon>
        <draw:line draw:style-name="gr3" draw:text-style-name="P2" draw:layer="layout" svg:x1="0.858cm" svg:y1="0.422cm" svg:x2="5.639cm" svg:y2="0.422cm">
          <text:p/>
        </draw:line>
        <draw:polyline draw:style-name="gr3" draw:text-style-name="P2" draw:layer="layout" svg:width="4.781cm" svg:height="3.767cm" svg:x="0.858cm" svg:y="0.422cm" svg:viewBox="0 0 4782 3768" draw:points="0,3768 4782,3768 4782,0">
          <text:p/>
        </draw:polyline>
        <draw:line draw:style-name="gr3" draw:text-style-name="P2" draw:layer="layout" svg:x1="0.858cm" svg:y1="4.189cm" svg:x2="0.858cm" svg:y2="0.422cm">
          <text:p/>
        </draw:line>
        <draw:line draw:style-name="gr3" draw:text-style-name="P2" draw:layer="layout" svg:x1="0.858cm" svg:y1="4.189cm" svg:x2="5.639cm" svg:y2="4.189cm">
          <text:p/>
        </draw:line>
        <draw:line draw:style-name="gr3" draw:text-style-name="P2" draw:layer="layout" svg:x1="0.858cm" svg:y1="4.189cm" svg:x2="0.858cm" svg:y2="0.422cm">
          <text:p/>
        </draw:line>
        <draw:line draw:style-name="gr3" draw:text-style-name="P2" draw:layer="layout" svg:x1="0.858cm" svg:y1="4.189cm" svg:x2="0.858cm" svg:y2="4.14cm">
          <text:p/>
        </draw:line>
        <draw:line draw:style-name="gr3" draw:text-style-name="P2" draw:layer="layout" svg:x1="0.858cm" svg:y1="0.422cm" svg:x2="0.858cm" svg:y2="0.469cm">
          <text:p/>
        </draw:line>
        <draw:polygon draw:style-name="gr4" draw:text-style-name="P3" draw:layer="layout" svg:width="0.071cm" svg:height="0.014cm" svg:x="0.738cm" svg:y="4.307cm" svg:viewBox="0 0 72 15" draw:points="0,15 72,15 72,0 0,0">
          <text:p/>
        </draw:polygon>
        <draw:path draw:style-name="gr4" draw:text-style-name="P3" draw:layer="layout" svg:width="0.069cm" svg:height="0.108cm" svg:x="0.822cm" svg:y="4.26cm" svg:viewBox="0 0 70 109" svg:d="M68 28h-12c-2-4-4-8-6-10-2-4-7-6-11-6s-8 0-12 4c-4 2-6 6-10 12-2 5-2 13-5 25 5-6 9-10 13-12 6-2 10-4 14-4 9 0 17 4 23 10s8 16 8 26c0 6 0 13-4 18-2 6-6 10-12 14-4 2-9 4-17 4-10 0-18-4-27-12-6-8-10-22-10-40 0-20 4-35 12-43 7-10 15-14 27-14 8 0 15 4 19 8 6 4 10 12 10 20zM15 73c0 4 2 8 4 13 2 3 4 7 8 9s6 4 10 4c6 0 11-2 15-8 4-4 6-10 6-18s-2-12-6-18c-4-4-9-6-15-6s-10 2-14 6c-4 6-8 10-8 18z">
          <text:p/>
        </draw:path>
        <draw:line draw:style-name="gr3" draw:text-style-name="P2" draw:layer="layout" svg:x1="1.653cm" svg:y1="4.189cm" svg:x2="1.653cm" svg:y2="4.14cm">
          <text:p/>
        </draw:line>
        <draw:line draw:style-name="gr3" draw:text-style-name="P2" draw:layer="layout" svg:x1="1.653cm" svg:y1="0.422cm" svg:x2="1.653cm" svg:y2="0.469cm">
          <text:p/>
        </draw:line>
        <draw:polygon draw:style-name="gr4" draw:text-style-name="P3" draw:layer="layout" svg:width="0.071cm" svg:height="0.014cm" svg:x="1.535cm" svg:y="4.307cm" svg:viewBox="0 0 72 15" draw:points="0,15 72,15 72,0 0,0">
          <text:p/>
        </draw:polygon>
        <draw:path draw:style-name="gr4" draw:text-style-name="P3" draw:layer="layout" svg:width="0.072cm" svg:height="0.104cm" svg:x="1.616cm" svg:y="4.262cm" svg:viewBox="0 0 73 105" svg:d="M45 105v-26h-45v-12l47-67h11v67h15v12h-15v26zM45 67v-47l-34 47z">
          <text:p/>
        </draw:path>
        <draw:line draw:style-name="gr3" draw:text-style-name="P2" draw:layer="layout" svg:x1="2.45cm" svg:y1="4.189cm" svg:x2="2.45cm" svg:y2="4.14cm">
          <text:p/>
        </draw:line>
        <draw:line draw:style-name="gr3" draw:text-style-name="P2" draw:layer="layout" svg:x1="2.45cm" svg:y1="0.422cm" svg:x2="2.45cm" svg:y2="0.469cm">
          <text:p/>
        </draw:line>
        <draw:polygon draw:style-name="gr4" draw:text-style-name="P3" draw:layer="layout" svg:width="0.071cm" svg:height="0.014cm" svg:x="2.332cm" svg:y="4.307cm" svg:viewBox="0 0 72 15" draw:points="0,15 72,15 72,0 0,0">
          <text:p/>
        </draw:polygon>
        <draw:path draw:style-name="gr4" draw:text-style-name="P3" draw:layer="layout" svg:width="0.068cm" svg:height="0.106cm" svg:x="2.415cm" svg:y="4.26cm" svg:viewBox="0 0 69 107" svg:d="M69 95v12h-69c0-2 0-6 2-8 2-6 4-10 8-15 3-4 9-10 17-16 10-8 18-16 22-22 5-6 7-10 7-15 0-4 0-10-5-13-4-4-10-6-16-6s-10 2-14 6c-4 5-6 9-6 16l-13-2c2-9 4-18 9-24 6-4 14-8 26-8 10 0 19 4 25 10 5 6 7 13 7 21 0 3 0 9-2 13-1 4-3 8-7 12-6 4-13 12-23 20-8 6-12 10-14 11-2 2-4 6-6 8z">
          <text:p/>
        </draw:path>
        <draw:line draw:style-name="gr3" draw:text-style-name="P2" draw:layer="layout" svg:x1="3.247cm" svg:y1="4.189cm" svg:x2="3.247cm" svg:y2="4.14cm">
          <text:p/>
        </draw:line>
        <draw:line draw:style-name="gr3" draw:text-style-name="P2" draw:layer="layout" svg:x1="3.247cm" svg:y1="0.422cm" svg:x2="3.247cm" svg:y2="0.469cm">
          <text:p/>
        </draw:line>
        <draw:path draw:style-name="gr4" draw:text-style-name="P3" draw:layer="layout" svg:width="0.07cm" svg:height="0.108cm" svg:x="3.214cm" svg:y="4.26cm" svg:viewBox="0 0 71 109" svg:d="M0 55c0-14 0-24 5-31 2-6 6-12 12-16 4-6 9-8 17-8 6 0 12 2 16 4s8 6 10 10c4 4 6 10 6 16 2 5 5 13 5 25s-3 22-5 31c-4 7-6 13-12 17s-12 6-20 6c-10 0-17-4-23-10-6-10-11-24-11-44zM15 55c0 18 2 29 6 34 3 6 7 10 13 10s12-4 16-10c4-5 6-16 6-34s-2-29-6-35-10-8-16-8-10 2-13 8c-4 6-6 17-6 35z">
          <text:p/>
        </draw:path>
        <draw:line draw:style-name="gr3" draw:text-style-name="P2" draw:layer="layout" svg:x1="4.044cm" svg:y1="4.189cm" svg:x2="4.044cm" svg:y2="4.14cm">
          <text:p/>
        </draw:line>
        <draw:line draw:style-name="gr3" draw:text-style-name="P2" draw:layer="layout" svg:x1="4.044cm" svg:y1="0.422cm" svg:x2="4.044cm" svg:y2="0.469cm">
          <text:p/>
        </draw:line>
        <draw:path draw:style-name="gr4" draw:text-style-name="P3" draw:layer="layout" svg:width="0.071cm" svg:height="0.106cm" svg:x="4.007cm" svg:y="4.26cm" svg:viewBox="0 0 72 107" svg:d="M72 95v12h-72c0-2 2-6 2-8 2-6 6-10 8-15 4-4 10-10 18-16 12-8 20-16 24-22s6-10 6-15c0-4-2-10-6-13-4-4-8-6-14-6-7 0-12 2-16 6-4 5-6 9-6 16l-12-2c0-9 4-18 10-24 6-4 14-8 24-8s18 4 24 10 10 13 10 21c0 3-2 9-4 13 0 4-4 8-8 12s-10 12-20 20c-9 6-14 10-16 11-2 2-4 6-4 8z">
          <text:p/>
        </draw:path>
        <draw:line draw:style-name="gr3" draw:text-style-name="P2" draw:layer="layout" svg:x1="4.842cm" svg:y1="4.189cm" svg:x2="4.842cm" svg:y2="4.14cm">
          <text:p/>
        </draw:line>
        <draw:line draw:style-name="gr3" draw:text-style-name="P2" draw:layer="layout" svg:x1="4.842cm" svg:y1="0.422cm" svg:x2="4.842cm" svg:y2="0.469cm">
          <text:p/>
        </draw:line>
        <draw:path draw:style-name="gr4" draw:text-style-name="P3" draw:layer="layout" svg:width="0.073cm" svg:height="0.104cm" svg:x="4.802cm" svg:y="4.262cm" svg:viewBox="0 0 74 105" svg:d="M46 105v-26h-46v-12l50-67h10v67h14v12h-14v26zM46 67v-47l-32 47z">
          <text:p/>
        </draw:path>
        <draw:line draw:style-name="gr3" draw:text-style-name="P2" draw:layer="layout" svg:x1="5.639cm" svg:y1="4.189cm" svg:x2="5.639cm" svg:y2="4.14cm">
          <text:p/>
        </draw:line>
        <draw:line draw:style-name="gr3" draw:text-style-name="P2" draw:layer="layout" svg:x1="5.639cm" svg:y1="0.422cm" svg:x2="5.639cm" svg:y2="0.469cm">
          <text:p/>
        </draw:line>
        <draw:path draw:style-name="gr4" draw:text-style-name="P3" draw:layer="layout" svg:width="0.069cm" svg:height="0.108cm" svg:x="5.603cm" svg:y="4.26cm" svg:viewBox="0 0 70 109" svg:d="M68 28h-13c-2-4-2-8-6-10-2-4-5-6-11-6-4 0-8 0-12 4-4 2-6 6-8 12-4 5-4 13-4 25 2-6 6-10 10-12 6-2 10-4 16-4 7 0 15 4 22 10 6 6 8 16 8 26 0 6 0 13-4 18-2 6-7 10-13 14-4 2-9 4-15 4-12 0-20-4-28-12-6-8-10-22-10-40 0-20 4-35 12-43 6-10 16-14 26-14 9 0 15 4 21 8 5 4 9 12 9 20zM16 73c0 4 0 8 2 13 2 3 4 7 8 9s8 4 12 4 9-2 13-8c4-4 6-10 6-18s-2-12-6-18c-4-4-9-6-15-6s-10 2-14 6c-4 6-6 10-6 18z">
          <text:p/>
        </draw:path>
        <draw:line draw:style-name="gr3" draw:text-style-name="P2" draw:layer="layout" svg:x1="0.858cm" svg:y1="4.189cm" svg:x2="0.905cm" svg:y2="4.189cm">
          <text:p/>
        </draw:line>
        <draw:line draw:style-name="gr3" draw:text-style-name="P2" draw:layer="layout" svg:x1="5.639cm" svg:y1="4.189cm" svg:x2="5.59cm" svg:y2="4.189cm">
          <text:p/>
        </draw:line>
        <draw:path draw:style-name="gr4" draw:text-style-name="P3" draw:layer="layout" svg:width="0.069cm" svg:height="0.106cm" svg:x="0.74cm" svg:y="4.138cm" svg:viewBox="0 0 70 107" svg:d="M0 54c0-11 0-24 4-30 2-8 6-14 12-18 4-4 9-6 18-6 6 0 12 0 16 2s8 6 10 10c4 4 6 10 6 16 2 6 4 17 4 26 0 12-2 22-4 30-4 8-6 14-12 18-6 3-12 5-20 5-10 0-18-4-24-9-6-10-10-24-10-44zM14 54c0 18 2 28 6 34s7 10 14 10c6 0 12-4 16-10s6-16 6-34c0-17-2-30-6-36s-10-8-16-8c-7 0-10 2-14 8s-6 19-6 36z">
          <text:p/>
        </draw:path>
        <draw:line draw:style-name="gr3" draw:text-style-name="P2" draw:layer="layout" svg:x1="0.858cm" svg:y1="3.81cm" svg:x2="0.905cm" svg:y2="3.81cm">
          <text:p/>
        </draw:line>
        <draw:line draw:style-name="gr3" draw:text-style-name="P2" draw:layer="layout" svg:x1="5.639cm" svg:y1="3.81cm" svg:x2="5.59cm" svg:y2="3.81cm">
          <text:p/>
        </draw:line>
        <draw:path draw:style-name="gr4" draw:text-style-name="P3" draw:layer="layout" svg:width="0.067cm" svg:height="0.108cm" svg:x="0.618cm" svg:y="3.759cm" svg:viewBox="0 0 68 109" svg:d="M0 54c0-12 0-22 2-30 4-8 8-14 12-18 6-4 13-6 21-6 5 0 9 2 15 4 4 2 6 6 10 10 2 4 4 10 6 16s2 14 2 24c0 14 0 24-4 32-2 6-6 12-10 17-6 4-12 6-19 6-10 0-19-4-25-11-8-8-10-22-10-44zM12 54c0 18 2 30 6 36 5 6 11 8 17 8 5 0 11-2 15-8s6-18 6-36c0-16-2-28-6-34s-10-8-15-8c-6 0-12 2-15 6-6 8-8 20-8 36z">
          <text:p/>
        </draw:path>
        <draw:polygon draw:style-name="gr4" draw:text-style-name="P3" draw:layer="layout" svg:width="0.015cm" svg:height="0.015cm" svg:x="0.707cm" svg:y="3.85cm" svg:viewBox="0 0 16 16" draw:points="0,16 16,16 16,0 0,0">
          <text:p/>
        </draw:polygon>
        <draw:path draw:style-name="gr4" draw:text-style-name="P3" draw:layer="layout" svg:width="0.039cm" svg:height="0.106cm" svg:x="0.75cm" svg:y="3.759cm" svg:viewBox="0 0 40 107" svg:d="M40 107h-14v-83c-4 2-8 6-12 10-6 2-10 4-14 6v-12c8-4 14-8 20-14 4-4 8-10 10-14h10z">
          <text:p/>
        </draw:path>
        <draw:line draw:style-name="gr3" draw:text-style-name="P2" draw:layer="layout" svg:x1="0.858cm" svg:y1="3.435cm" svg:x2="0.905cm" svg:y2="3.435cm">
          <text:p/>
        </draw:line>
        <draw:line draw:style-name="gr3" draw:text-style-name="P2" draw:layer="layout" svg:x1="5.639cm" svg:y1="3.435cm" svg:x2="5.59cm" svg:y2="3.435cm">
          <text:p/>
        </draw:line>
        <draw:path draw:style-name="gr4" draw:text-style-name="P3" draw:layer="layout" svg:width="0.067cm" svg:height="0.108cm" svg:x="0.618cm" svg:y="3.382cm" svg:viewBox="0 0 68 109" svg:d="M0 55c0-13 0-23 2-31 4-6 8-12 12-18 6-4 13-6 21-6 5 0 9 2 15 4 4 2 6 6 10 10 2 4 4 10 6 16s2 14 2 25c0 12 0 22-4 30-2 8-6 14-10 18-6 4-12 6-19 6-10 0-19-4-25-12-8-8-10-22-10-42zM12 55c0 16 2 28 6 34 5 6 11 10 17 10 5 0 11-4 15-10s6-18 6-34c0-17-2-29-6-35s-10-8-15-8c-6 0-12 2-15 8-6 6-8 18-8 35z">
          <text:p/>
        </draw:path>
        <draw:polygon draw:style-name="gr4" draw:text-style-name="P3" draw:layer="layout" svg:width="0.015cm" svg:height="0.015cm" svg:x="0.707cm" svg:y="3.473cm" svg:viewBox="0 0 16 16" draw:points="0,16 16,16 16,0 0,0">
          <text:p/>
        </draw:polygon>
        <draw:path draw:style-name="gr4" draw:text-style-name="P3" draw:layer="layout" svg:width="0.069cm" svg:height="0.106cm" svg:x="0.738cm" svg:y="3.382cm" svg:viewBox="0 0 70 107" svg:d="M70 96v11h-70c0-3 0-5 2-9s4-8 8-14c4-4 10-10 17-16 13-10 19-15 23-22 6-6 8-10 8-16s-2-10-6-14c-4-2-10-4-16-4-7 0-10 2-14 6-4 2-6 8-6 14h-14c2-10 4-18 10-24 6-4 15-8 26-8 10 0 18 4 24 10 6 4 8 12 8 20 0 4 0 8-2 12-2 6-4 11-8 14-4 4-12 10-20 18s-14 12-16 14-4 6-6 8z">
          <text:p/>
        </draw:path>
        <draw:line draw:style-name="gr3" draw:text-style-name="P2" draw:layer="layout" svg:x1="0.858cm" svg:y1="3.058cm" svg:x2="0.905cm" svg:y2="3.058cm">
          <text:p/>
        </draw:line>
        <draw:line draw:style-name="gr3" draw:text-style-name="P2" draw:layer="layout" svg:x1="5.639cm" svg:y1="3.058cm" svg:x2="5.59cm" svg:y2="3.058cm">
          <text:p/>
        </draw:line>
        <draw:path draw:style-name="gr4" draw:text-style-name="P3" draw:layer="layout" svg:width="0.067cm" svg:height="0.106cm" svg:x="0.618cm" svg:y="3.007cm" svg:viewBox="0 0 68 107" svg:d="M0 54c0-11 0-23 2-29 4-8 8-14 12-18 6-4 13-7 21-7 5 0 9 0 15 3 4 2 6 6 10 10 2 4 4 10 6 16s2 16 2 25c0 12 0 22-4 30-2 8-6 14-10 18-6 3-12 5-19 5-10 0-19-3-25-9-8-10-10-24-10-44zM12 54c0 18 2 28 6 34 5 6 11 10 17 10 5 0 11-4 15-10s6-16 6-34c0-17-2-29-6-35s-10-8-15-8c-6 0-12 2-15 8-6 6-8 18-8 35z">
          <text:p/>
        </draw:path>
        <draw:polygon draw:style-name="gr4" draw:text-style-name="P3" draw:layer="layout" svg:width="0.015cm" svg:height="0.015cm" svg:x="0.707cm" svg:y="3.098cm" svg:viewBox="0 0 16 16" draw:points="0,16 16,16 16,0 0,0">
          <text:p/>
        </draw:polygon>
        <draw:path draw:style-name="gr4" draw:text-style-name="P3" draw:layer="layout" svg:width="0.069cm" svg:height="0.106cm" svg:x="0.74cm" svg:y="3.007cm" svg:viewBox="0 0 70 107" svg:d="M0 78l12-2c2 8 4 14 8 16 4 4 7 6 14 6 6 0 12-2 16-6 4-6 6-10 6-16s-2-12-6-16-8-6-16-6c-2 0-4 0-9 2l3-11c0 0-1 0 2 0 4 0 10-2 14-4s8-8 8-14c0-4-2-8-6-12-4-2-8-4-12-4-7 0-10 2-14 4-2 4-4 8-6 16l-12-4c0-8 4-14 10-20 6-4 12-7 22-7 6 0 10 0 16 3 4 4 8 6 10 12 4 4 4 8 4 12 0 6 0 10-4 14-2 4-6 6-10 8 6 1 12 5 14 9 4 4 6 10 6 16 0 10-4 18-10 24-8 7-16 9-26 9s-18-2-24-7c-6-6-10-12-10-22z">
          <text:p/>
        </draw:path>
        <draw:line draw:style-name="gr3" draw:text-style-name="P2" draw:layer="layout" svg:x1="0.858cm" svg:y1="2.681cm" svg:x2="0.905cm" svg:y2="2.681cm">
          <text:p/>
        </draw:line>
        <draw:line draw:style-name="gr3" draw:text-style-name="P2" draw:layer="layout" svg:x1="5.639cm" svg:y1="2.681cm" svg:x2="5.59cm" svg:y2="2.681cm">
          <text:p/>
        </draw:line>
        <draw:path draw:style-name="gr4" draw:text-style-name="P3" draw:layer="layout" svg:width="0.067cm" svg:height="0.106cm" svg:x="0.618cm" svg:y="2.63cm" svg:viewBox="0 0 68 107" svg:d="M0 53c0-11 0-21 2-29 4-8 8-14 12-18 6-4 13-6 21-6 5 0 9 0 15 2 4 4 6 6 10 10 2 6 4 10 6 16 2 8 2 16 2 25 0 13 0 23-4 31-2 8-6 14-10 18-6 4-12 5-19 5-10 0-19-1-25-9-8-10-10-24-10-45zM12 53c0 19 2 31 6 37 5 4 11 8 17 8 5 0 11-4 15-8 4-6 6-18 6-37 0-17-2-29-6-33-4-6-10-10-15-10-6 0-12 2-15 8-6 6-8 18-8 35z">
          <text:p/>
        </draw:path>
        <draw:polygon draw:style-name="gr4" draw:text-style-name="P3" draw:layer="layout" svg:width="0.015cm" svg:height="0.015cm" svg:x="0.707cm" svg:y="2.721cm" svg:viewBox="0 0 16 16" draw:points="0,16 16,16 16,0 0,0">
          <text:p/>
        </draw:polygon>
        <draw:path draw:style-name="gr4" draw:text-style-name="P3" draw:layer="layout" svg:width="0.073cm" svg:height="0.105cm" svg:x="0.736cm" svg:y="2.63cm" svg:viewBox="0 0 74 106" svg:d="M45 106v-24h-45v-12l47-70h10v70h17v12h-17v24zM45 70v-50l-33 50z">
          <text:p/>
        </draw:path>
        <draw:line draw:style-name="gr3" draw:text-style-name="P2" draw:layer="layout" svg:x1="0.858cm" svg:y1="2.305cm" svg:x2="0.905cm" svg:y2="2.305cm">
          <text:p/>
        </draw:line>
        <draw:line draw:style-name="gr3" draw:text-style-name="P2" draw:layer="layout" svg:x1="5.639cm" svg:y1="2.305cm" svg:x2="5.59cm" svg:y2="2.305cm">
          <text:p/>
        </draw:line>
        <draw:path draw:style-name="gr4" draw:text-style-name="P3" draw:layer="layout" svg:width="0.067cm" svg:height="0.108cm" svg:x="0.618cm" svg:y="2.253cm" svg:viewBox="0 0 68 109" svg:d="M0 53c0-11 0-21 2-29 4-8 8-14 12-18 6-4 13-6 21-6 5 0 9 2 15 4 4 2 6 4 10 10 2 4 4 8 6 16 2 6 2 14 2 23 0 15 0 25-4 31-2 8-6 14-10 18-6 6-12 7-19 7-10 0-19-3-25-11-8-8-10-24-10-45zM12 53c0 19 2 31 6 37 5 6 11 8 17 8 5 0 11-2 15-8s6-18 6-37c0-17-2-27-6-33s-10-10-15-10c-6 0-12 4-15 8-6 6-8 18-8 35z">
          <text:p/>
        </draw:path>
        <draw:polygon draw:style-name="gr4" draw:text-style-name="P3" draw:layer="layout" svg:width="0.015cm" svg:height="0.015cm" svg:x="0.707cm" svg:y="2.344cm" svg:viewBox="0 0 16 16" draw:points="0,16 16,16 16,0 0,0">
          <text:p/>
        </draw:polygon>
        <draw:path draw:style-name="gr4" draw:text-style-name="P3" draw:layer="layout" svg:width="0.069cm" svg:height="0.106cm" svg:x="0.74cm" svg:y="2.255cm" svg:viewBox="0 0 70 107" svg:d="M0 78l14-2c0 6 2 12 6 16 4 2 7 4 14 4 6 0 12-2 16-6 4-6 6-12 6-20s-2-14-6-18c-4-3-10-5-16-5-4 0-9 0-12 2-2 2-6 5-8 7l-12-2 10-54h54v13h-44l-4 30c6-6 12-8 20-8s16 4 24 10c6 6 8 13 8 25 0 8-2 18-8 24-6 8-16 13-28 13-10 0-18-3-24-9-6-4-10-12-10-20z">
          <text:p/>
        </draw:path>
        <draw:line draw:style-name="gr3" draw:text-style-name="P2" draw:layer="layout" svg:x1="0.858cm" svg:y1="1.928cm" svg:x2="0.905cm" svg:y2="1.928cm">
          <text:p/>
        </draw:line>
        <draw:line draw:style-name="gr3" draw:text-style-name="P2" draw:layer="layout" svg:x1="5.639cm" svg:y1="1.928cm" svg:x2="5.59cm" svg:y2="1.928cm">
          <text:p/>
        </draw:line>
        <draw:path draw:style-name="gr4" draw:text-style-name="P3" draw:layer="layout" svg:width="0.067cm" svg:height="0.106cm" svg:x="0.618cm" svg:y="1.876cm" svg:viewBox="0 0 68 107" svg:d="M0 53c0-11 0-23 2-29 4-8 8-14 12-18 6-4 13-6 21-6 5 0 9 0 15 2 4 2 6 6 10 10 2 4 4 10 6 16s2 16 2 25c0 12 0 23-4 31-2 8-6 14-10 18-6 4-12 5-19 5-10 0-19-3-25-9-8-10-10-24-10-45zM12 53c0 18 2 29 6 35 5 6 11 10 17 10 5 0 11-4 15-10s6-17 6-35c0-17-2-29-6-35s-10-8-15-8c-6 0-12 2-15 8-6 6-8 18-8 35z">
          <text:p/>
        </draw:path>
        <draw:polygon draw:style-name="gr4" draw:text-style-name="P3" draw:layer="layout" svg:width="0.015cm" svg:height="0.016cm" svg:x="0.707cm" svg:y="1.965cm" svg:viewBox="0 0 16 17" draw:points="0,17 16,17 16,0 0,0">
          <text:p/>
        </draw:polygon>
        <draw:path draw:style-name="gr4" draw:text-style-name="P3" draw:layer="layout" svg:width="0.069cm" svg:height="0.106cm" svg:x="0.74cm" svg:y="1.876cm" svg:viewBox="0 0 70 107" svg:d="M68 26h-14c0-4-2-8-4-10-4-4-8-6-14-6-4 0-8 2-11 4s-7 6-9 12-4 14-4 26c4-6 8-10 12-12 3-2 10-2 14-2 8 0 16 2 22 8 6 7 10 15 10 25 0 7-2 13-4 19-4 6-8 10-12 14-6 2-12 3-18 3-11 0-20-3-26-11-8-8-10-22-10-41s2-35 10-43 15-12 28-12c8 0 14 2 20 6s8 12 10 20zM14 71c0 5 2 9 4 13s4 8 7 10 7 4 11 4c6 0 10-2 14-8 4-4 6-10 6-19 0-6-2-12-6-16-4-5-8-7-14-7s-12 2-16 7c-4 4-6 8-6 16z">
          <text:p/>
        </draw:path>
        <draw:line draw:style-name="gr3" draw:text-style-name="P2" draw:layer="layout" svg:x1="0.858cm" svg:y1="1.551cm" svg:x2="0.905cm" svg:y2="1.551cm">
          <text:p/>
        </draw:line>
        <draw:line draw:style-name="gr3" draw:text-style-name="P2" draw:layer="layout" svg:x1="5.639cm" svg:y1="1.551cm" svg:x2="5.59cm" svg:y2="1.551cm">
          <text:p/>
        </draw:line>
        <draw:path draw:style-name="gr4" draw:text-style-name="P3" draw:layer="layout" svg:width="0.067cm" svg:height="0.107cm" svg:x="0.618cm" svg:y="1.499cm" svg:viewBox="0 0 68 108" svg:d="M0 54c0-11 0-21 2-30 4-8 8-14 12-18 6-4 13-6 21-6 5 0 9 0 15 2 4 4 6 6 10 10 2 6 4 10 6 17 2 8 2 16 2 25 0 12 0 22-4 30-2 8-6 14-10 18-6 4-12 6-19 6-10 0-19-2-25-10-8-10-10-24-10-44zM12 54c0 18 2 30 6 36 5 6 11 8 17 8 5 0 11-2 15-8s6-18 6-36c0-17-2-30-6-34-4-6-10-10-15-10-6 0-12 2-15 8-6 6-8 19-8 36z">
          <text:p/>
        </draw:path>
        <draw:polygon draw:style-name="gr4" draw:text-style-name="P3" draw:layer="layout" svg:width="0.015cm" svg:height="0.016cm" svg:x="0.707cm" svg:y="1.59cm" svg:viewBox="0 0 16 17" draw:points="0,17 16,17 16,0 0,0">
          <text:p/>
        </draw:polygon>
        <draw:path draw:style-name="gr4" draw:text-style-name="P3" draw:layer="layout" svg:width="0.069cm" svg:height="0.103cm" svg:x="0.74cm" svg:y="1.501cm" svg:viewBox="0 0 70 104" svg:d="M0 12v-12h70v10c-6 6-14 16-20 28-8 12-12 23-16 38-2 8-4 18-4 28h-14c0-8 2-18 4-30 4-13 7-23 14-34 6-12 12-20 20-28z">
          <text:p/>
        </draw:path>
        <draw:line draw:style-name="gr3" draw:text-style-name="P2" draw:layer="layout" svg:x1="0.858cm" svg:y1="1.174cm" svg:x2="0.905cm" svg:y2="1.174cm">
          <text:p/>
        </draw:line>
        <draw:line draw:style-name="gr3" draw:text-style-name="P2" draw:layer="layout" svg:x1="5.639cm" svg:y1="1.174cm" svg:x2="5.59cm" svg:y2="1.174cm">
          <text:p/>
        </draw:line>
        <draw:path draw:style-name="gr4" draw:text-style-name="P3" draw:layer="layout" svg:width="0.067cm" svg:height="0.108cm" svg:x="0.618cm" svg:y="1.122cm" svg:viewBox="0 0 68 109" svg:d="M0 55c0-12 0-22 2-30 4-8 8-14 12-19 6-4 13-6 21-6 5 0 9 2 15 4 4 2 6 4 10 11 2 4 4 8 6 16 2 6 2 14 2 24 0 13 0 23-4 29-2 8-6 14-10 18-6 6-12 7-19 7-10 0-19-3-25-11-8-8-10-24-10-43zM12 55c0 17 2 29 6 35 5 6 11 8 17 8 5 0 11-2 15-8s6-18 6-35c0-18-2-28-6-34s-10-10-15-10c-6 0-12 4-15 8-6 6-8 18-8 36z">
          <text:p/>
        </draw:path>
        <draw:polygon draw:style-name="gr4" draw:text-style-name="P3" draw:layer="layout" svg:width="0.015cm" svg:height="0.016cm" svg:x="0.707cm" svg:y="1.213cm" svg:viewBox="0 0 16 17" draw:points="0,17 16,17 16,0 0,0">
          <text:p/>
        </draw:polygon>
        <draw:path draw:style-name="gr4" draw:text-style-name="P3" draw:layer="layout" svg:width="0.069cm" svg:height="0.108cm" svg:x="0.74cm" svg:y="1.123cm" svg:viewBox="0 0 70 109" svg:d="M20 50c-6-2-10-6-12-10-2-2-4-8-4-12 0-8 2-14 8-21 6-6 13-7 22-7 10 0 18 1 24 7 4 7 8 13 8 21 0 4-2 10-4 12-2 4-6 8-12 10 6 2 12 4 14 9 4 4 6 10 6 16 0 10-4 18-10 24s-14 10-26 10c-11 0-18-4-24-10-8-6-10-14-10-24 0-6 2-12 4-18 4-3 10-5 16-7zM18 28c0 4 0 8 4 12 3 2 8 4 12 4 6 0 10-2 14-4 2-4 4-8 4-12 0-6-2-10-4-12-4-4-8-6-14-6-4 0-9 2-12 6-4 2-4 6-4 12zM14 75c0 4 0 8 2 12 2 2 4 6 7 8 5 2 7 2 11 2 8 0 12-2 16-6s6-8 6-16c0-6-2-10-6-14s-10-7-16-7c-7 0-11 3-14 7-4 4-6 8-6 14z">
          <text:p/>
        </draw:path>
        <draw:line draw:style-name="gr3" draw:text-style-name="P2" draw:layer="layout" svg:x1="0.858cm" svg:y1="0.797cm" svg:x2="0.905cm" svg:y2="0.797cm">
          <text:p/>
        </draw:line>
        <draw:line draw:style-name="gr3" draw:text-style-name="P2" draw:layer="layout" svg:x1="5.639cm" svg:y1="0.797cm" svg:x2="5.59cm" svg:y2="0.797cm">
          <text:p/>
        </draw:line>
        <draw:path draw:style-name="gr4" draw:text-style-name="P3" draw:layer="layout" svg:width="0.067cm" svg:height="0.107cm" svg:x="0.618cm" svg:y="0.746cm" svg:viewBox="0 0 68 108" svg:d="M0 53c0-12 0-22 2-30 4-8 8-14 12-18 6-4 13-5 21-5 5 0 9 1 15 3 4 2 6 6 10 10 2 4 4 10 6 16s2 14 2 24c0 14 0 24-4 32-2 8-6 14-10 18-6 4-12 5-19 5-10 0-19-3-25-11-8-8-10-22-10-44zM12 53c0 18 2 30 6 36 5 6 11 8 17 8 5 0 11-2 15-8s6-18 6-36c0-16-2-28-6-34s-10-8-15-8c-6 0-12 2-15 6-6 8-8 20-8 36z">
          <text:p/>
        </draw:path>
        <draw:polygon draw:style-name="gr4" draw:text-style-name="P3" draw:layer="layout" svg:width="0.015cm" svg:height="0.016cm" svg:x="0.707cm" svg:y="0.836cm" svg:viewBox="0 0 16 17" draw:points="0,17 16,17 16,0 0,0">
          <text:p/>
        </draw:polygon>
        <draw:path draw:style-name="gr4" draw:text-style-name="P3" draw:layer="layout" svg:width="0.069cm" svg:height="0.108cm" svg:x="0.74cm" svg:y="0.746cm" svg:viewBox="0 0 70 109" svg:d="M2 81h12c2 6 4 10 6 12 3 4 8 4 12 4s8 0 10-2c4-2 6-4 8-8 2-2 4-6 6-12 0-6 2-11 2-17 0 0 0-2-2-2-2 4-6 6-10 11-4 2-10 4-14 4-10 0-16-4-24-11-6-5-8-15-8-25s2-20 10-26c6-6 13-9 24-9 6 0 12 2 18 5 6 4 10 10 14 16 2 6 4 16 4 30 0 13-2 24-4 32-4 8-8 14-14 20-6 4-12 6-20 6-9 0-16-2-20-8-6-4-10-10-10-20zM56 35c0-8-2-14-6-18s-10-6-16-6c-4 0-11 2-14 6-4 6-6 12-6 18 0 8 2 14 6 18 3 3 7 5 14 5 6 0 12-2 16-5 4-4 6-10 6-18z">
          <text:p/>
        </draw:path>
        <draw:line draw:style-name="gr3" draw:text-style-name="P2" draw:layer="layout" svg:x1="0.858cm" svg:y1="0.422cm" svg:x2="0.905cm" svg:y2="0.422cm">
          <text:p/>
        </draw:line>
        <draw:line draw:style-name="gr3" draw:text-style-name="P2" draw:layer="layout" svg:x1="5.639cm" svg:y1="0.422cm" svg:x2="5.59cm" svg:y2="0.422cm">
          <text:p/>
        </draw:line>
        <draw:path draw:style-name="gr4" draw:text-style-name="P3" draw:layer="layout" svg:width="0.039cm" svg:height="0.106cm" svg:x="0.75cm" svg:y="0.369cm" svg:viewBox="0 0 40 107" svg:d="M40 107h-14v-84c-4 4-8 6-12 10-6 2-10 4-14 6v-12c8-4 14-8 18-12 6-6 10-10 12-15h10z">
          <text:p/>
        </draw:path>
        <draw:line draw:style-name="gr3" draw:text-style-name="P2" draw:layer="layout" svg:x1="0.858cm" svg:y1="0.422cm" svg:x2="5.639cm" svg:y2="0.422cm">
          <text:p/>
        </draw:line>
        <draw:polyline draw:style-name="gr3" draw:text-style-name="P2" draw:layer="layout" svg:width="4.781cm" svg:height="3.767cm" svg:x="0.858cm" svg:y="0.422cm" svg:viewBox="0 0 4782 3768" draw:points="0,3768 4782,3768 4782,0">
          <text:p/>
        </draw:polyline>
        <draw:line draw:style-name="gr3" draw:text-style-name="P2" draw:layer="layout" svg:x1="0.858cm" svg:y1="4.189cm" svg:x2="0.858cm" svg:y2="0.422cm">
          <text:p/>
        </draw:line>
        <draw:path draw:style-name="gr5" draw:text-style-name="P2" draw:layer="layout" svg:width="0.366cm" svg:height="0.014cm" svg:x="5.273cm" svg:y="0.429cm" svg:viewBox="0 0 367 15" svg:d="M0 15h20l2-2c25 1 47-1 71-3l2-2h26c32 0 64-3 96-2l2-2h38v-2h88l2-2h20">
          <text:p/>
        </draw:path>
        <draw:path draw:style-name="gr5" draw:text-style-name="P2" draw:layer="layout" svg:width="0.367cm" svg:height="0.036cm" svg:x="4.906cm" svg:y="0.443cm" svg:viewBox="0 0 368 37" svg:d="M0 37l2-2c28-2 59-9 87-11h9v-2h10l2-2h20l2-2h23l2-2h13v-2h14c14 0 27-4 41-4h16v-2h31l2-2h16v-2h18c19-1 38-3 59-2l1-2">
          <text:p/>
        </draw:path>
        <draw:path draw:style-name="gr5" draw:text-style-name="P2" draw:layer="layout" svg:width="0.365cm" svg:height="0.082cm" svg:x="4.541cm" svg:y="0.479cm" svg:viewBox="0 0 366 83" svg:d="M0 83h4l2-2h2l2-2h6v-2h6l2-2h2l2-2h5l2-2h2v-2h8l2-2h6l2-2h2l2-2h8v-2h4v-2h8l2-2h6l1-1h4l2-2h6l2-2h4v-2h10v-2h9l2-2h4v-2h10v-2h5v-2h10v-2h10l2-2h4v-2h10l2-2h10l1-2h4l2-2h10v-2h6v-2h12l2-2h10l2-2h4l2-2c9 2 16-3 25-4h8v-2h14c5-4 14-4 21-4l2-2h6l2-2h14l2-2h15l2-2h6">
          <text:p/>
        </draw:path>
        <draw:polyline draw:style-name="gr5" draw:text-style-name="P2" draw:layer="layout" svg:width="0.365cm" svg:height="0.192cm" svg:x="4.176cm" svg:y="0.561cm" svg:viewBox="0 0 366 193" draw:points="0,193 2,193 2,191 4,191 4,189 8,189 8,188 10,186 12,186 14,184 14,182 18,182 18,180 22,180 22,178 23,176 25,176 27,174 27,172 31,172 31,170 33,170 37,166 39,166 45,159 47,159 51,155 53,155 57,151 59,151 59,149 63,149 63,147 65,145 67,145 69,143 73,143 73,141 75,139 77,139 80,135 82,135 84,133 86,133 88,132 88,130 92,130 96,126 98,126 98,124 102,124 104,122 106,120 108,120 112,116 114,116 116,114 118,114 120,112 123,112 123,110 125,110 127,108 129,108 129,106 132,106 132,104 136,104 138,102 138,100 142,100 146,96 148,96 150,94 154,94 154,92 156,92 158,90 160,90 164,86 168,86 168,84 172,84 176,81 180,81 182,79 184,79 185,77 187,77 187,75 191,75 191,73 193,73 193,71 197,71 199,69 203,69 203,67 205,67 207,65 209,65 211,63 213,63 213,61 219,61 219,59 223,59 225,57 227,57 227,55 231,55 233,53 235,53 237,51 238,51 240,49 244,49 248,45 252,45 254,43 256,43 256,41 262,41 262,39 268,39 268,37 270,37 272,35 274,35 276,33 278,33 280,31 284,31 286,29 292,29 292,27 293,27 293,26 299,26 301,24 303,24 303,22 309,22 311,20 315,20 317,18 319,18 321,16 325,16 327,14 331,14 333,12 335,12 337,10 343,10 343,8 347,8 347,6 352,6 352,4 358,4 360,2 362,2 364,0 366,0">
          <text:p/>
        </draw:polyline>
        <draw:path draw:style-name="gr5" draw:text-style-name="P2" draw:layer="layout" svg:width="0.365cm" svg:height="0.403cm" svg:x="3.811cm" svg:y="0.753cm" svg:viewBox="0 0 366 404" svg:d="M0 404l4-2v-2l2-2v-2l2-2v-2l2-2v-2l3-2v-2l2-2v-2l4-2v-2c5-5 3-8 10-13v-2l4-2v-2l2-4 2-2h2v-2l2-2v-2l2-2 2-2v-3l4-2v-4l4-2v-2l2-2v-4h2c9-9-2 0 8-9v-2h1l2-4 4-4v-2l2-2v-2h2l2-4 6-6v-2h2l2-4 4-4v-2h2l2-4 2-2v-2l8-7v-2h2v-2l2-2v-2h2l4-4v-2h2v-2l4-4v-2h2v-2h2l2-4 2-2v-2l4-2v-2l2-2 4-4v-2h2l2-2v-2l10-9v-2h2v-2l2-2h2v-2l6-6v-2h2l2-2v-2l4-2v-2l3-4 2-2 4-2v-4h2v-2l2-2h2v-2h2l2-2v-1h2v-2h2l2-4 2-2v-2h2l2-2 6-6v-2h2l8-8v-2h2l2-2 5-6v-2h2l8-8v-2h2l8-7v-2h2l8-8h2l2-2v-2h2l2-2v-2h2v-2h2l2-2v-2h2v-2l2-2h2l2-2h1v-2l8-8h2l2-2v-2h2l2-2v-2h4v-2h2v-1l2-2h2v-2h2l6-6h2v-2h2l2-2v-2h2v-2h4v-2c4-5 0 2 9-8h2v-2l2-2h2v-2h4v-2l2-2h2l2-2v-2h4v-2h2v-2h2l2-2 2-2">
          <text:p/>
        </draw:path>
        <draw:path draw:style-name="gr5" draw:text-style-name="P2" draw:layer="layout" svg:width="0.269cm" svg:height="0.481cm" svg:x="3.542cm" svg:y="1.156cm" svg:viewBox="0 0 270 482" svg:d="M0 482l2-2v-2h2v-4l2-2v-4l5-4v-4l3-4v-3h2v-4l4-4v-4l4-4v-4l2-4v-2l4-2v-2l2-2v-2l2-2v-5h2v-4l4-4v-4h2v-1l2-2v-2l2-2v-2l2-4 2-2v-4h2v-2l2-2v-4h2v-4l4-2v-6h2v-4l2-2v-2h2v-2l1-2v-2l2-1v-2l2-2v-4h2v-2h2v-4l4-4v-4l2-2 2-4v-2l2-2v-2h2v-2l2-2v-2l2-4v-2l4-2v-6l4-1v-4h2v-4l4-2v-4l2-2v-2h2v-2l2-2v-4l4-4v-4h2v-2l4-4v-4l1-2v-2h2v-2l2-2v-3l2-2 2-2v-4h2v-2l2-2v-2h2v-4l4-2v-4l4-4v-2l2-2v-2l2-2v-2l2-2v-4h2l2-2v-2l2-2v-3l4-2v-4l4-2v-4l2-2v-2l4-4v-4h2v-2l2-2v-2h1v-2l2-2v-2l2-2v-2l4-4v-2l2-4 2-2 2-3 2-4v-2h2l2-4 2-2v-2l2-2 2-4v-2l4-2v-2l2-2v-2h2v-2l2-2v-2l2-2v-2l2-2 2-2v-2l2-2v-2l4-3v-2l2-2v-2l2-2 1-2v-2l2-2v-2l4-2c5-10 11-18 16-28l4-2v-2l2-2v-1l2-2v-2l2-2v-2l4-2 4-8 2-2v-2">
          <text:p/>
        </draw:path>
        <draw:polyline draw:style-name="gr5" draw:text-style-name="P2" draw:layer="layout" svg:width="0.199cm" svg:height="0.44cm" svg:x="3.343cm" svg:y="1.637cm" svg:viewBox="0 0 200 441" draw:points="0,441 0,439 2,439 2,435 4,435 4,431 8,427 8,421 10,421 10,415 12,415 12,411 14,411 14,407 18,404 18,400 20,398 20,394 22,394 22,390 24,390 24,386 28,382 28,376 30,374 30,370 32,370 32,368 34,365 34,361 36,359 36,355 38,355 38,353 40,351 40,348 44,344 44,340 46,338 46,334 48,332 48,330 50,330 50,324 51,324 51,322 53,320 53,316 55,314 55,310 57,310 57,308 59,308 59,304 61,302 61,300 63,298 63,294 65,293 65,289 67,287 67,285 69,285 69,281 73,277 73,271 75,271 75,267 79,263 79,259 81,257 81,255 83,253 83,249 85,249 85,243 87,243 87,241 89,240 89,236 91,236 91,234 93,234 93,230 95,228 95,224 97,222 97,220 99,220 99,214 101,214 101,210 103,208 103,206 105,204 105,200 106,200 106,198 108,198 108,194 110,192 110,188 112,186 112,185 114,185 114,179 116,179 116,177 118,175 118,173 120,171 120,165 122,165 122,163 124,161 124,159 126,157 126,155 128,151 128,149 130,149 130,145 134,141 134,135 137,135 137,134 139,134 139,130 141,128 141,124 143,122 143,120 145,120 145,116 149,112 149,106 151,104 151,102 153,100 153,98 155,96 155,94 157,92 157,90 159,90 159,86 160,84 160,80 162,80 162,79 164,77 164,75 166,73 166,71 168,69 168,65 170,63 170,59 174,57 174,55 176,51 176,49 178,49 178,45 180,43 180,39 182,39 182,37 184,35 184,31 186,31 186,27 188,25 188,24 190,22 190,20 192,18 192,16 194,16 194,12 196,10 196,6 198,6 198,4 200,2 200,0">
          <text:p/>
        </draw:polyline>
        <draw:polyline draw:style-name="gr5" draw:text-style-name="P2" draw:layer="layout" svg:width="0.182cm" svg:height="0.43cm" svg:x="3.161cm" svg:y="2.077cm" svg:viewBox="0 0 183 431" draw:points="0,431 2,429 2,425 6,421 6,417 8,415 8,411 10,409 10,407 12,407 12,403 14,401 14,397 16,395 16,394 18,392 18,388 19,386 19,384 21,384 21,380 23,378 23,374 25,372 25,370 27,370 27,364 29,364 29,362 31,360 31,356 33,354 33,350 35,348 35,346 37,344 37,342 39,340 39,339 41,339 41,333 43,333 43,327 47,323 47,319 49,317 49,315 51,315 51,309 53,309 53,303 55,303 55,301 57,299 57,295 61,291 61,287 63,285 63,282 65,280 65,278 67,278 67,274 69,272 69,270 71,268 71,264 72,262 72,258 74,256 74,254 76,254 76,248 78,248 78,244 80,242 80,240 82,240 82,234 84,234 84,232 86,231 86,225 88,225 88,221 90,219 90,217 92,215 92,213 94,211 94,209 96,207 96,203 98,203 98,197 100,195 102,193 102,189 104,187 104,185 106,183 106,179 108,177 108,174 110,174 110,172 112,170 112,166 117,162 117,158 119,156 119,150 121,150 121,148 123,148 123,142 125,140 125,138 126,138 126,134 128,132 128,128 130,126 130,125 132,125 132,119 134,119 134,117 136,115 136,111 138,109 138,105 140,105 140,103 142,101 142,95 144,95 144,89 146,89 146,87 148,85 148,83 150,81 150,79 152,77 152,73 154,73 154,68 158,64 158,58 162,54 162,50 164,50 164,44 166,44 166,42 168,40 168,35 172,31 172,27 174,25 174,21 176,19 176,17 178,17 178,12 181,8 181,4 183,2 183,0">
          <text:p/>
        </draw:polyline>
        <draw:polyline draw:style-name="gr5" draw:text-style-name="P2" draw:layer="layout" svg:width="0.198cm" svg:height="0.444cm" svg:x="2.963cm" svg:y="2.507cm" svg:viewBox="0 0 199 445" draw:points="0,445 0,443 2,443 2,437 3,437 3,435 5,433 5,431 7,429 7,425 11,421 11,417 13,417 13,413 15,411 15,409 17,407 17,403 21,401 21,397 23,395 23,393 25,391 25,388 27,388 27,384 31,380 31,376 33,376 33,372 35,370 35,368 37,366 37,364 39,362 39,358 41,358 41,354 45,350 45,346 47,346 47,340 51,339 51,333 53,333 53,331 55,329 55,325 56,323 56,321 58,319 58,317 60,317 60,313 62,311 62,307 64,305 64,303 66,303 66,299 68,297 68,295 70,293 70,291 72,289 72,284 74,284 74,282 76,282 76,278 78,276 78,274 80,272 80,268 82,268 82,264 84,262 86,260 86,258 88,256 88,252 90,252 90,246 92,246 92,242 94,240 94,238 96,236 96,232 98,232 98,230 100,229 100,227 102,225 102,219 104,219 104,217 106,217 106,213 108,211 108,209 110,207 110,203 111,201 111,197 113,197 113,195 115,193 115,189 119,185 119,181 122,181 122,176 126,172 126,168 128,166 128,164 130,162 130,158 132,158 132,154 134,152 134,150 136,148 136,144 138,144 138,138 140,138 140,136 142,134 142,132 144,130 144,128 146,126 146,122 148,121 148,117 150,117 150,113 152,113 152,109 156,105 156,99 158,99 158,95 160,93 160,91 162,89 162,85 163,83 165,80 165,76 167,74 167,70 169,70 169,69 171,67 171,63 175,59 175,53 177,53 177,49 179,47 179,45 181,43 181,39 185,35 185,31 187,29 187,25 191,21 191,17 193,15 193,14 195,14 195,8 197,8 197,2 199,2 199,0">
          <text:p/>
        </draw:polyline>
        <draw:polyline draw:style-name="gr5" draw:text-style-name="P2" draw:layer="layout" svg:width="0.254cm" svg:height="0.465cm" svg:x="2.709cm" svg:y="2.951cm" svg:viewBox="0 0 255 466" draw:points="0,466 0,462 2,460 2,458 6,456 6,452 10,450 10,448 12,446 12,444 14,442 14,439 16,437 16,435 20,433 20,430 22,428 22,426 26,424 26,420 28,420 28,418 30,416 30,414 32,412 32,410 36,408 36,404 40,402 40,400 41,398 41,394 45,390 45,388 49,384 49,382 51,380 51,376 53,376 55,375 55,373 57,371 59,367 61,365 61,361 65,359 65,355 67,353 67,351 69,351 69,349 71,347 71,345 73,345 73,343 75,341 75,339 77,337 77,335 79,333 79,331 81,329 81,327 83,325 85,324 85,322 87,320 87,318 91,316 91,312 95,310 95,306 96,304 96,300 98,300 98,298 100,296 100,292 102,292 104,290 106,286 106,282 108,282 108,280 110,278 110,276 112,276 112,270 114,270 116,269 116,267 118,265 118,263 120,261 120,259 124,255 124,251 126,251 126,247 128,247 128,245 130,243 130,241 132,239 132,237 134,235 134,233 136,231 136,229 140,225 140,221 142,221 142,219 144,217 144,216 146,214 146,212 149,210 149,206 151,204 151,202 153,200 153,198 155,196 155,192 157,192 157,190 159,188 159,186 161,182 165,178 165,172 167,172 169,170 169,166 171,166 171,162 173,161 175,157 175,155 179,153 179,149 181,147 181,145 183,143 183,141 185,141 185,137 187,135 187,131 189,131 189,129 191,127 191,125 194,123 194,121 196,121 196,117 198,115 198,111 202,109 202,106 203,104 203,102 205,102 205,98 207,96 207,92 209,92 209,90 211,88 211,86 215,82 215,80 217,78 217,76 219,72 219,70 221,70 221,66 223,64 223,62 225,62 225,58 227,56 227,53 229,53 229,51 231,51 231,47 233,45 233,43 235,43 235,39 237,37 237,33 239,31 241,29 241,25 243,25 243,23 245,21 245,17 247,17 247,13 251,9 251,5 253,5 253,1 255,0">
          <text:p/>
        </draw:polyline>
        <draw:path draw:style-name="gr5" draw:text-style-name="P2" draw:layer="layout" svg:width="0.367cm" svg:height="0.42cm" svg:x="2.342cm" svg:y="3.416cm" svg:viewBox="0 0 368 421" svg:d="M0 421l2-2h2v-2c5-5 1 2 10-8h2v-2l2-2h2v-2h4v-2l2-2 2-2h2v-2h1l4-3v-2h4v-2l2-2h2v-2h2v-2h2l4-4v-2h2l6-6h2v-2l2-2h2v-2h2l2-2v-2h2l4-2v-2l2-2h2v-2l2-2 2-2h1v-2l2-2h2v-2l4-3h2v-2l2-2h2v-2h2v-2h2l8-8v-2h2l8-8v-2h2c13-12-1-2 10-12h2v-2l7-8h2v-2l4-3 2-2v-2h2l2-2v-2h2v-2h2l2-2v-2l5-2v-2c5-5 9-9 14-14v-2h2v-2l2-2h2l2-2v-4h2l2-2v-2h2c9-9-2 0 7-9v-2h2v-2l2-2h2v-2l4-2v-2l2-2v-2h2l2-2v-2l4-4v-2h2v-2h2l2-4c12-11 0-3 10-12v-2h2l4-3v-2l7-8v-2l2-2v-2l4-2v-2l8-8v-2l2-2 4-2v-2l2-2v-4l4-2v-2l4-4v-1h2l2-2v-2l4-4v-2l6-6v-2l4-4 2-4 3-4v-2h2v-4l6-6v-2l4-4 2-4 4-3v-2l4-2v-2l2-2v-2l2-2 2-4 4-4v-2l2-2v-2l4-2v-2l2-2 2-4 2-4 4-2v-2l2-2v-2l2-2v-2l1-1v-2l4-2 4-9 2-2v-2l4-2">
          <text:p/>
        </draw:path>
        <draw:path draw:style-name="gr5" draw:text-style-name="P2" draw:layer="layout" svg:width="0.365cm" svg:height="0.202cm" svg:x="1.977cm" svg:y="3.836cm" svg:viewBox="0 0 366 203" svg:d="M0 203h6v-2h2l2-2h6v-2h5l2-2h2v-2h6v-2h4v-1h6v-2h6v-2h2l2-2h4l2-2h2l2-2h4l2-2h4v-2h2l1-2h6v-2h2v-2h4l2-2h4l2-2h2v-2h4l2-2h2l2-2h4v-2h4l2-2h2l2-2h2l2-2h2v-2h3l3-2h4v-2h2v-2h4l2-2h2v-2h4l2-2h4v-1h2v-2h4l2-2h4v-2h2l2-2h2l4-4h4v-2h3l2-2v-2h4l2-2h2v-2h2l2-2h4l4-4h2l4-4h2l2-2h4v-2l2-2h4v-2l2-2h4v-2h4v-2h1l2-2h2v-2l2-2h4l2-1h2v-2l2-2h4l2-2v-2h2l2-2h2l2-2h2v-2h2l2-2h2l4-4h2v-2h2l2-2h2v-2h3v-3l2-2h2l2-2v-2h4v-2h4v-2h2v-2h4v-2l2-2h2v-2h2l2-2h2v-2h2c9-9 0 3 12-9h2v-2l2-2h2l2-2h1l2-2v-2h2c12-12 4-1 12-10h2v-2l2-2h2">
          <text:p/>
        </draw:path>
        <draw:path draw:style-name="gr5" draw:text-style-name="P2" draw:layer="layout" svg:width="0.365cm" svg:height="0.089cm" svg:x="1.612cm" svg:y="4.038cm" svg:viewBox="0 0 366 90" svg:d="M0 90h8v-2h15v-2h14l2-2h6l2-2h12v-2h7v-2h12l2-2h12l2-2h4l2-2h12v-2h5v-2h12l3-2h10l2-2h4v-2h12v-2h10v-2h5l2-2h8l2-2h2l2-2c22 1 1-2 20-2l2-2h4v-2h8l1-2h2l2-1h8l2-2h8v-2h4l2-2h8v-2h4l2-2h6v-2h7l2-2h4v-2h6l2-3h4v-2h8v-2h6l2-2h4v-2h6l2-2h2l2-2h5l2-2h4l2-2h2l2-2h6l2-2h2v-2h6l2-2">
          <text:p/>
        </draw:path>
        <draw:path draw:style-name="gr5" draw:text-style-name="P2" draw:layer="layout" svg:width="0.366cm" svg:height="0.037cm" svg:x="1.246cm" svg:y="4.127cm" svg:viewBox="0 0 367 38" svg:d="M0 38h16v-2h36v-3h17v-2h32l2-2h13v-2h29l2-2h25v-2h14v-2h24l2-2h9v-2h24v-2h10c9 2 22-5 31-4h10v-2h8l2-2h16l2-2h17v-1h8l2-2h14l2-2">
          <text:p/>
        </draw:path>
        <draw:path draw:style-name="gr5" draw:text-style-name="P2" draw:layer="layout" svg:width="0.367cm" svg:height="0.014cm" svg:x="0.879cm" svg:y="4.164cm" svg:viewBox="0 0 368 15" svg:d="M0 15h85v-2h39v-2h33c27 4 41-7 66-2h26v-3h25v-2h24c22 1 44-4 67-4h3">
          <text:p/>
        </draw:path>
        <draw:polyline draw:style-name="gr5" draw:text-style-name="P2" draw:layer="layout" svg:width="0.021cm" svg:height="0.003cm" svg:x="0.858cm" svg:y="4.178cm" svg:viewBox="0 0 22 4" draw:points="0,4 16,4 18,0 22,0">
          <text:p/>
        </draw:polyline>
        <draw:polyline draw:style-name="gr6" draw:text-style-name="P2" draw:layer="layout" svg:width="0.366cm" svg:height="0.014cm" svg:x="5.273cm" svg:y="4.166cm" svg:viewBox="0 0 367 15" draw:points="0,0 18,0 20,2 40,2 42,2 65,2 65,4 91,4 93,4 118,4 121,7 151,7 151,9 182,9 217,9 217,11 255,11 257,13 296,13 298,13 345,13 345,15 367,15">
          <text:p/>
        </draw:polyline>
        <draw:path draw:style-name="gr6" draw:text-style-name="P2" draw:layer="layout" svg:width="4.38cm" svg:height="0.931cm" svg:x="0.893cm" svg:y="3.247cm" svg:viewBox="0 0 4381 932" svg:d="M4014 886h4 8l2 2h8 2 6l2 2h8l2 2h7 2 8l2 2h10v2h10 2 10l2 2h9 10l2 2h12v2h12 12l1 2h10l2 2h14 14v2h12 1 14v2h16l2 2h14 2 15v2h16 2 16l2 2h17l2 2h18 2 20v2h3M3649 808h2 2 2l2 2h4v2h4 2l2 2h2 2 4v2h4v2h3 4l2 2h2l2 2h2 2 2l2 2h4 4l2 2h2l2 2h4 4l2 2h2l2 1h4 3l2 2h2 2 4l2 2h2l2 2h4 2 2l2 2h4 2 2l2 2h4l2 2h4 2 4v2h3l2 2h4 6v2h4 2 4l2 2h4l2 2h4 6l2 2h4l2 2h3 6v2h6 2 4l2 2h6v2h6 6v2h8v2h6 5v2h8 6l2 2h6l2 2h6 6l2 2h6l2 2h5 2 6v2h6 2 8v2h8l2 2h6 2 8l2 1h5v2h6M3284 639h2l2 2 2 2h2l2 2h2l2 2 2 2h2l2 2h2v2h1l2 2h2l2 2 2 2h2l2 2h2v2h2 2l2 2h2l2 2 2 2h2l2 1 2 2h2l2 2h2 2v2l2 2h2 2v2h2l2 2h2 2v2h1l2 2h2v2h2 2l2 2v2h2 2l2 2h2 2v2h2l2 2h2l2 2h2v2h2 2v2h2 2l2 2 2 2h2 2v2h2 2l2 2h1v2h2 2l2 2 2 2h2 2v2h2 2l2 2h2v2h2 2l2 1 2 2h2 2l2 2h2 2l2 2 2 2h2 2v2h2l2 2h2 1l2 2h2l2 2h2l2 2h2 2v2h4v2h2 2l2 2h2 2l2 2h2v2h2 4v2h2l2 2h2 2l2 2h2 2l2 2 1 2h2 2l2 2h2l2 2h2 2l2 2h2 4v2h2v2h4 2l2 2h2 2l2 1h2l2 2h2 4v2h2l2 2h1 4v2h4 2v2h4v2h4 2l2 2h2l2 2h2 2l2 2h2 2 2l2 2h2l2 2h2 4v2h4v2h1 2 2l2 2h4 4v2h4v2M2923 353h2v2l2 2h2v2h2l1 2 2 2 2 2 2 2 2 2h2v2l2 2h2l2 2 2 3 2 2 2 2v2h2l2 2h2v2l2 2h2v2l2 2h2l2 2 2 2 2 2 2 1 2 2 2 2h2l2 2v2h1l2 2v2h2l2 2h2v2l2 2h2v2l2 2h2l2 2 2 2 2 2h2l2 4h-2 2 2v2h2l2 2v2h2l2 2h2v2l2 2h2l2 2v2h2l2 2 2 2 2 2h1v1l2 2h2l2 2 2 2 2 2 2 2h2v2h2v2h2l2 2 2 2h2v2l2 2 2 2h2l2 2 2 2h2v2l2 2h2v2h2 2v2l2 2 2 2h2v2h2l2 2h1v2l2 2h2v2l2 2h2l2 1 2 2h2v2h2v2h2 2v2l2 2h2v2h2v2h2l2 2h2l2 2v2h2l2 2 2 2h2l2 2 2 2 2 2h2v2h2l1 2 2 2h2l2 2v2h2 2v2l2 2h2l2 2h2l2 2v2h2l2 2 2 2 2 1h2l2 2 2 2h2v2h2l2 2 2 2h2l2 2 2 2 2 2h2l2 2h1v2h2l2 2 2 2h2l2 2h2v2l2 2h2l2 2h2v2h2v2h2 2v2h2l2 2h2v2l2 2h2l2 2h2l2 2v2h2 2l2 1v2h2 2v2h1 2v2l2 2h2 2v2l2 2h2l2 2h2 2v2l2 2h2l2 2 2 2h2l2 2M2559 59h2v2h2 2v2h2l2 2h2v2h2l2 2h2l2 2h2l2 2 2 2h2l2 2 2 1h2l2 2h2 2v2l2 2h2l2 2 2 2h1l2 2h2l2 2v2h2l2 2h2v2h2l2 2h2v2h2l2 2h2l2 2v2h2l2 2h2l2 2 2 2h2v2h2 2v2l2 2h2l2 2v2h2 2v2h2l1 2 2 2h2l2 2v1h2 2v2h2v2l2 2h2l2 2v2h2 2v2h2l2 2 2 2 2 2 2 2h2l2 2 2 2 2 2h2v2l2 2h2l2 2 2 2 2 2h1l2 2 2 2v2h2 2v2l2 2h2v2h2l2 2 2 2 2 1h2v2h2v2h2l2 2v2h2 2v2l2 2 2 2h2l2 2v2h2l2 2v2h2l2 2h2v2l2 2h2v2l1 2h2l2 2 2 2 2 2 2 2 2 2h2v2h2l2 2v2h2 2v2l2 2 2 1h2v2l2 2h2v2h2l2 2 2 2 2 2 2 2h2l2 2h-2 2l2 2v2h2l2 2v2h1v2h2 2v2l2 2 2 2 2 2 2 2h2v2l2 2h2l2 2v2h2l2 2 2 2v2h2l2 2 2 2h2v1h2v2l2 2h2v2h2l2 2 2 2h-2 2l2 2 2 2 2 2h1v2l2 2h2l2 2v2h2l2 2 2 2v2h2l2 2v2h2l2 2h2v2l2 2h2v2l2 2 2 2h2l2 2 2 2 2 2v1h2l2 2h2l2 4M2194 35h2 2l2-2h2 2l2-2h2v-2h2 2 2l2-2 2-2h2 2l2-1h2 2 2l2-2h1l2-2h2 4v-2h4v-2h2 2 2l2-2h4 4v-2h4l2-2h4 4l2-2h4l2-2h4 5l2-2h6 2 6l2-2h10v-2h14 2 39 14l2 2h9v2h8 2 6v2h6 6l2 2h2l2 2h4 2 2l2 2h4l1 2h2 2 2l2 2h2 2 4v2h4v2h2 2 2l2 2 2 2h2 2 2l2 1h2 2l2 2h2l2 2h2 2v2h3v2h2 4v2h2 2l2 2 2 2h2 4v2h2 2l2 2 2 2h2 2v2h2l2 2h2 2v2h2 2l2 2v2h2 2l2 2 1 2h2M1828 314l2-2 2-2 2-2h2l2-2v-2h2l2-2 2-2v-2h2l2-2v-2h2 2v-1h2v-2l2-2h1v-2l2-2h2v-2h2v-2h2l2-2 2-2 2-2 2-2h2l2-4h2l2-2v-2h2v-2h2l2-2v-2h2 2v-2l2-2 2-2h2v-2l2-2h2v-2h2v-2h2l2-2 2-2v-2h1l2-1h2l2-2v-2h2v-2l2-2h2l2-2h2v-2l2-2 2-2 2-2h2l2-2 2-2v-2h2l2-2 2-2h2v-2h2v-2l2-2h2l2-2 2-2 2-2 2-2h2v-2h1l2-2v-2h2v-2h2 2v-2l2-1h2v-2h2v-2h2l2-2 2-2v-2h2 2v-2l2-2h2l2-2 2-2 2-2h2l2-2 2-2v-2h2 2v-2l2-2h2l2-2 2-2 2-2h1l2-2v-2h2l2-2h2v-2h2l2-2 2-2v-2h2 2v-2h2l2-1 2-2h2l2-2v-2h2l2-2h2v-2l2-2h2l2-2 2-2h2v-2h2 2v-2h2v-2h2l1-2h2l2-2v-2h2l2-2h2v-2h2 2v-2h2v-2h2l2-2h2l2-2 2-2h2l2-2h2l2-2v-2h2l2-2h2v-2h2 2v-2h2l2-1h2v-2h2l2-2h2v-2h2 2v-2h2l2-2h2v-2h2 2l2-2v-2h2 2l2-2h2l2-2 2-2h2 2l2-2 2-2h2 2v-2h2 2l2-2 2-2h2l2-2h1v-2h2 2 2v-2h2 2l2-2 2-2M1463 614h2v-2l2-2h2l2-2h2l2-2 2-2h2l2-2 1-2h2v-2h2 2v-2l2-2h2l2-2 2-2h2l2-2h2l2-2v-2h2 2v-2l2-2h2l2-2h2l2-2v-2h2l2-2 2-2h2l2-2h2v-2l2-2h1l2-1h2l2-2v-2h2l2-2 2-2h2l2-2 2-2h2v-2h2l2-2v-2h2l2-2h2l2-2v-2h2 2v-2l2-2h2l2-2 2-2 2-2h2l2-2v-2h2l2-2h1l2-2 2-2 2-2v-2h2 2v-2h2 2v-2l2-2 2-1h2l2-2 2-2 2-2 2-2h2v-2h2 2v-2l2-2h2l2-2v-2h2v-2h2l2-2 2-2h2v-2l2-2h1l2-2 2-2 2-2h2v-2l2-2h2v-2h2 2v-2l2-2 2-2h2v-2h2l2-2 2-2v-1h2 2v-2l2-2h2v-2h2l2-2 2-2 2-2 2-2h2v-2h2l2-2v-2h2 1v-2h2v-2l2-2h2v-2l2-2h2l2-2 2-2 2-2 2-2 4-2h-2 2v-2h2l2-2v-2h2v-2h2l2-2 2-2h2v-2l2-1 2-2 2-2h2l2-2 2-2v-2h2 2v-2l1-2h2v-2h2v-2l2-2h2v-2l2-3h2l2-2 2-2 2-2 2-2 2-2h2v-2h2l2-2v-2h2v-2h2l2-2 2-2h2v-2l2-2 2-2h2v-1l2-2h2l2-2v-2h2l1-2 2-2 2-2 2-2v-2h2 2v-2h2l2-2v-2h2v-2l2-2h2v-2h2 2v-2l2-2M1098 794h2l2-2h2 1 2l2-2h2v-2h2 2 2l2-2h2v-2h4 4v-2h2 4v-2h2l2-2h2 4v-2h2l2-1h2 4v-2h2 1 2v-2h4v-2h2 4v-2h2 2 2v-2h2l2-2h2 2l2-2h2l2-2h2 2l2-2h2 2v-2h2l2-2h2 2l2-2h2v-2h1 2l2-2h2 2l2-2h2v-2h2 2 2v-2h2l2-2h2 2v-2h2 4v-2h2l2-2h2l2-2h2l2-2h2 2v-2h2 2l1-2h2v-1h2 2l2-2 2-2h2 2v-2h2 2l2-2 2-2h2 2l2-2 2-2h2 2v-2h2 2l2-2 2-2h2 2l2-2h2l2-2h2v-2h1 2l2-2 2-2h2l2-2h2 2v-2h2l2-2h2l2-2 2-2h2 2v-2h2l2-2h2v-2h2 2l2-2 2-2h2l2-2h2 2v-2l1-1h2 2l2-2 2-2h2l2-2h2l2-2 2-2h2l2-2 2-2h2l2-2h2 2v-2l2-2h2 2v-2l2-2h2l2-2h2 2v-2l2-2h2l2-2h1 2v-2l2-2h2l2-2 2-2h2l2-2h2l2-2 2-2h2l2-2 2-2h2v-2h2 2v-2h2l2-1M732 881v-2h8 2 6v-2h8 2 6l2-2h6v-2h6 2 5l2-2h6v-2h6 2 6v-2h6 8v-2h6v-2h6 7v-2h6v-2h6 6v-2h6 2 4l2-2h4v-2h6 6v-2h3l2-2h4 2 4l2-2h4 2 4v-2h4l2-2h4 2 4v-2h4l2-2h4 3l2-2h4 2 2l2-2h4v-2h4 2 4v-2h4 2 4v-1h4l2-2h2 2 2l2-2h3v-2h4 4l2-2h2 2 4v-2h2l2-2h4 2 2v-2h4l2-2h2 2 2l2-2h2 2 2l2-2h2l1-2h2 2 4v-2h4v-2h2 2 2l2-2h2 2 2l2-2h2v-2h4 4v-2h2l2-2h2 2M365 918h4l2-2h18l2-2h17 16l2-2h14 2 16v-2h15v-2h14 2 14v-2h11 2 12l2-2h12v-2h12 12l1-2h10l2-2h10 12l2-2h10 9v-2h10l2-2h8 2 8l2-2h8l2-2h8 2 7v-2h8 2 8l2-2h6l2-1h8 6l2-2h7M0 932h30 1 40l2-2h37l2-2h33 34v-2h29v-2h28 25l2-2h22 2 21l2-2h20l2-2h20 1 12">
          <text:p/>
        </draw:path>
        <draw:polyline draw:style-name="gr6" draw:text-style-name="P2" draw:layer="layout" svg:width="0.035cm" svg:height="0.003cm" svg:x="0.858cm" svg:y="4.178cm" svg:viewBox="0 0 36 4" draw:points="0,4 17,4 20,0 36,0">
          <text:p/>
        </draw:polyline>
        <draw:polygon draw:style-name="gr1" draw:text-style-name="P1" draw:layer="layout" svg:width="0.906cm" svg:height="0.41cm" svg:x="0.93cm" svg:y="0.494cm" svg:viewBox="0 0 907 411" draw:points="0,411 907,411 907,0 0,0">
          <text:p/>
        </draw:polygon>
        <draw:polygon draw:style-name="gr2" draw:text-style-name="P2" draw:layer="layout" svg:width="0.904cm" svg:height="0.41cm" svg:x="0.93cm" svg:y="0.494cm" svg:viewBox="0 0 905 411" draw:points="0,411 0,0 905,0 905,411">
          <text:p/>
        </draw:polygon>
        <draw:line draw:style-name="gr3" draw:text-style-name="P2" draw:layer="layout" svg:x1="0.93cm" svg:y1="0.494cm" svg:x2="1.834cm" svg:y2="0.494cm">
          <text:p/>
        </draw:line>
        <draw:polyline draw:style-name="gr3" draw:text-style-name="P2" draw:layer="layout" svg:width="0.904cm" svg:height="0.41cm" svg:x="0.93cm" svg:y="0.494cm" svg:viewBox="0 0 905 411" draw:points="0,411 905,411 905,0">
          <text:p/>
        </draw:polyline>
        <draw:line draw:style-name="gr3" draw:text-style-name="P2" draw:layer="layout" svg:x1="0.93cm" svg:y1="0.903cm" svg:x2="0.93cm" svg:y2="0.494cm">
          <text:p/>
        </draw:line>
        <draw:line draw:style-name="gr3" draw:text-style-name="P2" draw:layer="layout" svg:x1="0.93cm" svg:y1="0.903cm" svg:x2="1.834cm" svg:y2="0.903cm">
          <text:p/>
        </draw:line>
        <draw:polyline draw:style-name="gr3" draw:text-style-name="P2" draw:layer="layout" svg:width="0.904cm" svg:height="0.41cm" svg:x="0.93cm" svg:y="0.494cm" svg:viewBox="0 0 905 411" draw:points="0,411 0,0 905,0">
          <text:p/>
        </draw:polyline>
        <draw:polyline draw:style-name="gr3" draw:text-style-name="P2" draw:layer="layout" svg:width="0.904cm" svg:height="0.41cm" svg:x="0.93cm" svg:y="0.494cm" svg:viewBox="0 0 905 411" draw:points="0,411 905,411 905,0">
          <text:p/>
        </draw:polyline>
        <draw:line draw:style-name="gr3" draw:text-style-name="P2" draw:layer="layout" svg:x1="0.93cm" svg:y1="0.903cm" svg:x2="0.93cm" svg:y2="0.494cm">
          <text:p/>
        </draw:line>
        <draw:path draw:style-name="gr4" draw:text-style-name="P3" draw:layer="layout" svg:width="0.068cm" svg:height="0.11cm" svg:x="1.508cm" svg:y="0.581cm" svg:viewBox="0 0 69 111" svg:d="M4 85l12 2c0 4 2 8 4 10 4 2 8 2 14 2s10 0 14-2c4-4 6-6 6-12 2-2 2-8 2-16-6 6-12 10-22 10s-18-4-24-12c-6-7-10-16-10-26 0-8 2-16 6-22 2-6 6-10 10-13 6-4 12-6 18-6 10 0 18 4 24 11v-9h11v67c0 12-2 20-4 26-2 4-5 8-11 12-6 2-12 4-20 4s-16-2-22-6-8-10-8-20zM14 39c0 10 2 18 6 21 4 5 10 9 16 9s10-2 14-9c4-3 8-11 8-21 0-8-4-16-8-20-4-6-8-8-14-8s-12 2-16 6c-4 6-6 12-6 22z">
          <text:p/>
        </draw:path>
        <draw:path draw:style-name="gr4" draw:text-style-name="P3" draw:layer="layout" svg:width="0.035cm" svg:height="0.138cm" svg:x="1.594cm" svg:y="0.553cm" svg:viewBox="0 0 36 139" svg:d="M27 139c-6-10-15-20-19-32-6-12-8-25-8-37s2-25 6-35c4-11 13-23 21-35h9c-6 10-9 16-11 22s-6 11-9 19c-2 11-2 19-2 29 0 21 9 45 22 69z">
          <text:p/>
        </draw:path>
        <draw:path draw:style-name="gr4" draw:text-style-name="P3" draw:layer="layout" svg:width="0.071cm" svg:height="0.076cm" svg:x="1.635cm" svg:y="0.583cm" svg:viewBox="0 0 72 77" svg:d="M0 77l28-39-26-38h16l13 18c2 4 4 8 6 10 2-4 4-6 5-8l12-20h16l-26 38 28 39h-16l-19-29-21 29z">
          <text:p/>
        </draw:path>
        <draw:path draw:style-name="gr4" draw:text-style-name="P3" draw:layer="layout" svg:width="0.035cm" svg:height="0.138cm" svg:x="1.716cm" svg:y="0.553cm" svg:viewBox="0 0 36 139" svg:d="M11 139h-11c16-24 22-48 22-69 0-10 0-18-2-29-2-6-4-13-7-19-2-6-6-12-13-22h11c9 12 15 24 19 35 4 10 6 23 6 35s-2 25-8 37c-4 12-10 22-17 32z">
          <text:p/>
        </draw:path>
        <draw:line draw:style-name="gr5" draw:text-style-name="P2" draw:layer="layout" svg:x1="1.019cm" svg:y1="0.606cm" svg:x2="1.459cm" svg:y2="0.606cm">
          <text:p/>
        </draw:line>
        <draw:path draw:style-name="gr4" draw:text-style-name="P3" draw:layer="layout" svg:width="0.068cm" svg:height="0.11cm" svg:x="1.508cm" svg:y="0.763cm" svg:viewBox="0 0 69 111" svg:d="M4 85l12 2c0 4 2 6 4 7 4 4 8 4 14 4s10 0 14-4c4-1 6-5 6-9 2-2 2-8 2-16-6 6-12 10-22 10s-18-4-24-12-10-16-10-28c0-5 2-13 6-19 2-6 6-10 10-14 6-4 12-6 18-6 10 0 18 4 24 12v-10h11v67c0 12-2 20-4 24-2 5-5 10-11 12-6 4-12 6-20 6s-16-2-22-8c-6-5-8-10-8-18zM14 39c0 10 2 18 6 22s10 6 16 6 10-2 14-6 8-12 8-22c0-9-4-15-8-21-4-4-8-6-14-6s-12 2-16 6c-4 6-6 12-6 21z">
          <text:p/>
        </draw:path>
        <draw:path draw:style-name="gr4" draw:text-style-name="P3" draw:layer="layout" svg:width="0.014cm" svg:height="0.033cm" svg:x="1.594cm" svg:y="0.736cm" svg:viewBox="0 0 15 34" svg:d="M0 13v-13h15v11c0 6 0 10-2 15-2 4-7 6-11 8l-2-4c2-2 4-4 6-6 0-3 2-7 2-11z">
          <text:p/>
        </draw:path>
        <draw:path draw:style-name="gr4" draw:text-style-name="P3" draw:layer="layout" svg:width="0.034cm" svg:height="0.139cm" svg:x="1.627cm" svg:y="0.734cm" svg:viewBox="0 0 35 140" svg:d="M27 140c-9-10-15-20-19-31-6-14-8-26-8-39 0-11 2-23 6-33 4-12 10-24 21-37h8c-6 12-8 17-10 21-4 8-7 14-9 22s-2 18-2 27c0 23 7 47 21 70z">
          <text:p/>
        </draw:path>
        <draw:path draw:style-name="gr4" draw:text-style-name="P3" draw:layer="layout" svg:width="0.07cm" svg:height="0.077cm" svg:x="1.669cm" svg:y="0.765cm" svg:viewBox="0 0 71 78" svg:d="M0 78l27-41-25-37h15l12 18c2 4 4 6 6 10 2-4 4-6 6-10l12-18h16l-26 36 28 42h-16l-20-31-20 31z">
          <text:p/>
        </draw:path>
        <draw:path draw:style-name="gr4" draw:text-style-name="P3" draw:layer="layout" svg:width="0.035cm" svg:height="0.139cm" svg:x="1.749cm" svg:y="0.734cm" svg:viewBox="0 0 36 140" svg:d="M11 140h-11c15-23 23-47 23-70 0-9-2-19-4-27 0-8-4-14-6-22-2-4-6-9-13-21h11c8 13 16 25 20 37 4 10 5 22 5 33 0 13-3 25-7 39-6 11-12 21-18 31z">
          <text:p/>
        </draw:path>
        <draw:line draw:style-name="gr6" draw:text-style-name="P2" draw:layer="layout" svg:x1="1.019cm" svg:y1="0.789cm" svg:x2="1.459cm" svg:y2="0.789cm">
          <text:p/>
        </draw:line>
      </draw:page>
      <draw:page draw:name="page2" draw:style-name="dp1" draw:master-page-name="master-page3">
        <draw:polygon draw:style-name="gr1" draw:text-style-name="P1" draw:layer="layout" svg:width="6.171cm" svg:height="4.626cm" svg:x="0.055cm" svg:y="0.072cm" svg:viewBox="0 0 6172 4627" draw:points="0,4627 6172,4627 6172,0 0,0">
          <text:p/>
        </draw:polygon>
        <draw:polygon draw:style-name="gr1" draw:text-style-name="P1" draw:layer="layout" svg:width="4.783cm" svg:height="3.77cm" svg:x="0.856cm" svg:y="0.419cm" svg:viewBox="0 0 4784 3771" draw:points="0,3771 4784,3771 4784,0 0,0">
          <text:p/>
        </draw:polygon>
        <draw:polygon draw:style-name="gr2" draw:text-style-name="P2" draw:layer="layout" svg:width="4.781cm" svg:height="3.768cm" svg:x="0.858cm" svg:y="0.421cm" svg:viewBox="0 0 4782 3769" draw:points="0,3769 0,0 4782,0 4782,3769">
          <text:p/>
        </draw:polygon>
        <draw:line draw:style-name="gr3" draw:text-style-name="P2" draw:layer="layout" svg:x1="0.858cm" svg:y1="0.421cm" svg:x2="5.639cm" svg:y2="0.421cm">
          <text:p/>
        </draw:line>
        <draw:polyline draw:style-name="gr3" draw:text-style-name="P2" draw:layer="layout" svg:width="4.781cm" svg:height="3.768cm" svg:x="0.858cm" svg:y="0.421cm" svg:viewBox="0 0 4782 3769" draw:points="0,3769 4782,3769 4782,0">
          <text:p/>
        </draw:polyline>
        <draw:line draw:style-name="gr3" draw:text-style-name="P2" draw:layer="layout" svg:x1="0.858cm" svg:y1="4.189cm" svg:x2="0.858cm" svg:y2="0.421cm">
          <text:p/>
        </draw:line>
        <draw:line draw:style-name="gr3" draw:text-style-name="P2" draw:layer="layout" svg:x1="0.858cm" svg:y1="4.189cm" svg:x2="5.639cm" svg:y2="4.189cm">
          <text:p/>
        </draw:line>
        <draw:line draw:style-name="gr3" draw:text-style-name="P2" draw:layer="layout" svg:x1="0.858cm" svg:y1="4.189cm" svg:x2="0.858cm" svg:y2="0.421cm">
          <text:p/>
        </draw:line>
        <draw:line draw:style-name="gr3" draw:text-style-name="P2" draw:layer="layout" svg:x1="0.858cm" svg:y1="4.189cm" svg:x2="0.858cm" svg:y2="4.14cm">
          <text:p/>
        </draw:line>
        <draw:line draw:style-name="gr3" draw:text-style-name="P2" draw:layer="layout" svg:x1="0.858cm" svg:y1="0.421cm" svg:x2="0.858cm" svg:y2="0.468cm">
          <text:p/>
        </draw:line>
        <draw:polygon draw:style-name="gr4" draw:text-style-name="P3" draw:layer="layout" svg:width="0.07cm" svg:height="0.014cm" svg:x="0.739cm" svg:y="4.307cm" svg:viewBox="0 0 71 15" draw:points="0,15 71,15 71,0 0,0">
          <text:p/>
        </draw:polygon>
        <draw:path draw:style-name="gr4" draw:text-style-name="P3" draw:layer="layout" svg:width="0.069cm" svg:height="0.108cm" svg:x="0.823cm" svg:y="4.26cm" svg:viewBox="0 0 70 109" svg:d="M68 27h-12c-2-4-4-8-6-10-2-3-8-5-12-5s-8 0-12 4c-3 1-5 5-9 11-2 6-2 14-4 26 4-6 8-10 12-12 5-2 9-4 13-4 10 0 18 4 24 10s8 17 8 26c0 6 0 12-4 18-2 6-6 10-12 14-4 2-10 4-18 4-10 0-17-4-25-12-7-8-11-22-11-39 0-21 4-37 13-44 6-10 13-14 25-14 8 0 16 4 20 8 6 4 10 11 10 19zM15 73c0 4 2 8 4 12s4 8 7 10c4 2 6 4 10 4 6 0 12-2 16-8 4-4 6-10 6-18 0-7-2-11-6-18-4-4-10-6-16-6s-10 2-13 6c-4 7-8 11-8 18z">
          <text:p/>
        </draw:path>
        <draw:line draw:style-name="gr3" draw:text-style-name="P2" draw:layer="layout" svg:x1="1.653cm" svg:y1="4.189cm" svg:x2="1.653cm" svg:y2="4.14cm">
          <text:p/>
        </draw:line>
        <draw:line draw:style-name="gr3" draw:text-style-name="P2" draw:layer="layout" svg:x1="1.653cm" svg:y1="0.421cm" svg:x2="1.653cm" svg:y2="0.468cm">
          <text:p/>
        </draw:line>
        <draw:polygon draw:style-name="gr4" draw:text-style-name="P3" draw:layer="layout" svg:width="0.07cm" svg:height="0.014cm" svg:x="1.536cm" svg:y="4.307cm" svg:viewBox="0 0 71 15" draw:points="0,15 71,15 71,0 0,0">
          <text:p/>
        </draw:polygon>
        <draw:path draw:style-name="gr4" draw:text-style-name="P3" draw:layer="layout" svg:width="0.073cm" svg:height="0.104cm" svg:x="1.616cm" svg:y="4.262cm" svg:viewBox="0 0 74 105" svg:d="M45 105v-27h-45v-11l47-67h11v67h16v11h-16v27zM45 67v-48l-33 48z">
          <text:p/>
        </draw:path>
        <draw:line draw:style-name="gr3" draw:text-style-name="P2" draw:layer="layout" svg:x1="2.451cm" svg:y1="4.189cm" svg:x2="2.451cm" svg:y2="4.14cm">
          <text:p/>
        </draw:line>
        <draw:line draw:style-name="gr3" draw:text-style-name="P2" draw:layer="layout" svg:x1="2.451cm" svg:y1="0.421cm" svg:x2="2.451cm" svg:y2="0.468cm">
          <text:p/>
        </draw:line>
        <draw:polygon draw:style-name="gr4" draw:text-style-name="P3" draw:layer="layout" svg:width="0.071cm" svg:height="0.014cm" svg:x="2.333cm" svg:y="4.307cm" svg:viewBox="0 0 72 15" draw:points="0,15 72,15 72,0 0,0">
          <text:p/>
        </draw:polygon>
        <draw:path draw:style-name="gr4" draw:text-style-name="P3" draw:layer="layout" svg:width="0.069cm" svg:height="0.106cm" svg:x="2.415cm" svg:y="4.26cm" svg:viewBox="0 0 70 107" svg:d="M70 95v12h-70c0-2 0-6 2-8 2-6 4-10 8-16 4-4 10-10 18-15 10-8 17-16 22-22 4-6 6-10 6-16 0-4 0-10-4-12-5-3-10-5-16-5s-10 2-14 5c-4 4-6 8-6 16l-14-2c2-10 4-17 10-23 6-4 14-9 26-9 9 0 18 5 24 11s8 11 8 19c0 4 0 10-2 14s-4 8-8 12c-6 4-13 12-22 19-8 6-12 10-14 12s-4 6-6 8z">
          <text:p/>
        </draw:path>
        <draw:line draw:style-name="gr3" draw:text-style-name="P2" draw:layer="layout" svg:x1="3.248cm" svg:y1="4.189cm" svg:x2="3.248cm" svg:y2="4.14cm">
          <text:p/>
        </draw:line>
        <draw:line draw:style-name="gr3" draw:text-style-name="P2" draw:layer="layout" svg:x1="3.248cm" svg:y1="0.421cm" svg:x2="3.248cm" svg:y2="0.468cm">
          <text:p/>
        </draw:line>
        <draw:path draw:style-name="gr4" draw:text-style-name="P3" draw:layer="layout" svg:width="0.069cm" svg:height="0.108cm" svg:x="3.214cm" svg:y="4.26cm" svg:viewBox="0 0 70 109" svg:d="M0 55c0-14 0-24 4-32 2-6 6-11 12-15 4-6 10-8 18-8 6 0 12 2 15 4 4 2 8 6 10 10 4 3 6 9 6 15 3 6 5 14 5 26 0 13-2 22-5 30-4 8-6 14-12 18-5 4-11 6-19 6-10 0-18-4-24-10-6-10-10-24-10-44zM14 55c0 18 2 28 6 34s8 10 14 10 12-4 15-10c4-6 6-16 6-34s-2-30-6-36c-3-5-9-7-15-7s-10 2-14 7c-4 6-6 18-6 36z">
          <text:p/>
        </draw:path>
        <draw:line draw:style-name="gr3" draw:text-style-name="P2" draw:layer="layout" svg:x1="4.045cm" svg:y1="4.189cm" svg:x2="4.045cm" svg:y2="4.14cm">
          <text:p/>
        </draw:line>
        <draw:line draw:style-name="gr3" draw:text-style-name="P2" draw:layer="layout" svg:x1="4.045cm" svg:y1="0.421cm" svg:x2="4.045cm" svg:y2="0.468cm">
          <text:p/>
        </draw:line>
        <draw:path draw:style-name="gr4" draw:text-style-name="P3" draw:layer="layout" svg:width="0.07cm" svg:height="0.106cm" svg:x="4.008cm" svg:y="4.26cm" svg:viewBox="0 0 71 107" svg:d="M71 95v12h-71c0-2 2-6 2-8 2-6 5-10 7-16 4-4 10-10 18-15 13-8 21-16 25-22s6-10 6-16c0-4-2-10-6-12-4-3-8-5-14-5-7 0-13 2-17 5-4 4-6 8-6 16l-11-2c0-10 3-17 9-23 6-4 14-9 25-9 10 0 18 5 23 11 6 6 10 11 10 19 0 4-2 10-4 14 0 4-4 8-7 12-4 4-10 12-20 19-9 6-15 10-17 12s-4 6-4 8z">
          <text:p/>
        </draw:path>
        <draw:line draw:style-name="gr3" draw:text-style-name="P2" draw:layer="layout" svg:x1="4.842cm" svg:y1="4.189cm" svg:x2="4.842cm" svg:y2="4.14cm">
          <text:p/>
        </draw:line>
        <draw:line draw:style-name="gr3" draw:text-style-name="P2" draw:layer="layout" svg:x1="4.842cm" svg:y1="0.421cm" svg:x2="4.842cm" svg:y2="0.468cm">
          <text:p/>
        </draw:line>
        <draw:path draw:style-name="gr4" draw:text-style-name="P3" draw:layer="layout" svg:width="0.072cm" svg:height="0.104cm" svg:x="4.803cm" svg:y="4.262cm" svg:viewBox="0 0 73 105" svg:d="M46 105v-27h-46v-11l50-67h10v67h13v11h-13v27zM46 67v-48l-32 48z">
          <text:p/>
        </draw:path>
        <draw:line draw:style-name="gr3" draw:text-style-name="P2" draw:layer="layout" svg:x1="5.639cm" svg:y1="4.189cm" svg:x2="5.639cm" svg:y2="4.14cm">
          <text:p/>
        </draw:line>
        <draw:line draw:style-name="gr3" draw:text-style-name="P2" draw:layer="layout" svg:x1="5.639cm" svg:y1="0.421cm" svg:x2="5.639cm" svg:y2="0.468cm">
          <text:p/>
        </draw:line>
        <draw:path draw:style-name="gr4" draw:text-style-name="P3" draw:layer="layout" svg:width="0.069cm" svg:height="0.108cm" svg:x="5.604cm" svg:y="4.26cm" svg:viewBox="0 0 70 109" svg:d="M68 27h-13c-2-4-2-8-6-10-2-3-6-5-12-5-4 0-8 0-12 4-3 1-5 5-7 11-4 6-4 14-4 26 2-6 6-10 9-12 6-2 10-4 16-4 8 0 16 4 23 10 6 6 8 17 8 26 0 6 0 12-4 18-2 6-6 10-13 14-4 2-10 4-16 4-12 0-19-4-27-12-6-8-10-22-10-39 0-21 4-37 12-44 6-10 15-14 25-14s16 4 23 8c4 4 8 11 8 19zM16 73c0 4 0 8 2 12s4 8 7 10c4 2 8 4 12 4s10-2 14-8c4-4 7-10 7-18 0-7-3-11-7-18-4-4-10-6-16-6s-10 2-13 6c-4 7-6 11-6 18z">
          <text:p/>
        </draw:path>
        <draw:line draw:style-name="gr3" draw:text-style-name="P2" draw:layer="layout" svg:x1="0.858cm" svg:y1="4.189cm" svg:x2="0.905cm" svg:y2="4.189cm">
          <text:p/>
        </draw:line>
        <draw:line draw:style-name="gr3" draw:text-style-name="P2" draw:layer="layout" svg:x1="5.639cm" svg:y1="4.189cm" svg:x2="5.59cm" svg:y2="4.189cm">
          <text:p/>
        </draw:line>
        <draw:polygon draw:style-name="gr4" draw:text-style-name="P3" draw:layer="layout" svg:width="0.071cm" svg:height="0.014cm" svg:x="0.656cm" svg:y="4.183cm" svg:viewBox="0 0 72 15" draw:points="0,15 72,15 72,0 0,0">
          <text:p/>
        </draw:polygon>
        <draw:path draw:style-name="gr4" draw:text-style-name="P3" draw:layer="layout" svg:width="0.04cm" svg:height="0.104cm" svg:x="0.75cm" svg:y="4.138cm" svg:viewBox="0 0 41 105" svg:d="M41 105h-14v-82c-4 4-8 6-12 10-6 1-11 5-15 5v-11c9-4 15-8 21-13 4-6 8-10 10-14h10z">
          <text:p/>
        </draw:path>
        <draw:line draw:style-name="gr3" draw:text-style-name="P2" draw:layer="layout" svg:x1="0.858cm" svg:y1="3.81cm" svg:x2="0.905cm" svg:y2="3.81cm">
          <text:p/>
        </draw:line>
        <draw:line draw:style-name="gr3" draw:text-style-name="P2" draw:layer="layout" svg:x1="5.639cm" svg:y1="3.81cm" svg:x2="5.59cm" svg:y2="3.81cm">
          <text:p/>
        </draw:line>
        <draw:polygon draw:style-name="gr4" draw:text-style-name="P3" draw:layer="layout" svg:width="0.071cm" svg:height="0.014cm" svg:x="0.534cm" svg:y="3.806cm" svg:viewBox="0 0 72 15" draw:points="0,15 72,15 72,0 0,0">
          <text:p/>
        </draw:polygon>
        <draw:path draw:style-name="gr4" draw:text-style-name="P3" draw:layer="layout" svg:width="0.067cm" svg:height="0.108cm" svg:x="0.619cm" svg:y="3.759cm" svg:viewBox="0 0 68 109" svg:d="M0 54c0-12 0-21 4-29 2-9 6-15 10-19 6-4 12-6 20-6 6 0 10 2 16 4 4 2 8 6 10 10s4 11 6 17c2 5 2 13 2 23 0 14 0 24-2 32-4 7-8 11-12 17-6 4-12 6-20 6-10 0-19-4-24-12-8-8-10-21-10-43zM12 54c0 18 2 30 5 35 5 6 11 8 17 8s12-2 16-8c4-5 6-17 6-35 0-16-2-27-6-34-4-6-10-8-16-8s-10 2-14 6c-6 9-8 20-8 36z">
          <text:p/>
        </draw:path>
        <draw:polygon draw:style-name="gr4" draw:text-style-name="P3" draw:layer="layout" svg:width="0.016cm" svg:height="0.016cm" svg:x="0.707cm" svg:y="3.849cm" svg:viewBox="0 0 17 17" draw:points="0,17 17,17 17,0 0,0">
          <text:p/>
        </draw:polygon>
        <draw:path draw:style-name="gr4" draw:text-style-name="P3" draw:layer="layout" svg:width="0.069cm" svg:height="0.108cm" svg:x="0.74cm" svg:y="3.759cm" svg:viewBox="0 0 70 109" svg:d="M20 50c-6-2-10-6-12-8-2-4-4-7-4-13 0-9 2-15 8-21s15-8 23-8c10 0 18 2 23 8 4 6 8 12 8 21 0 6-2 9-4 13-2 2-6 6-11 8 5 2 11 6 15 10 2 4 4 10 4 18s-4 15-10 21-13 10-25 10c-11 0-19-4-25-10-8-6-10-13-10-23 0-6 2-12 4-16 4-6 10-8 16-10zM18 29c0 4 2 7 4 11 5 4 9 4 15 4 4 0 8 0 12-4 2-4 4-7 4-11s-2-9-4-13c-4-4-8-4-14-4-4 0-8 0-13 4-2 4-4 7-4 13zM14 76c0 4 0 8 2 12 2 3 4 5 9 7 4 2 8 2 12 2 6 0 10-2 14-6 3-3 5-7 5-13 0-8-2-12-5-16-4-4-10-6-16-6s-10 2-15 6c-4 4-6 8-6 14z">
          <text:p/>
        </draw:path>
        <draw:line draw:style-name="gr3" draw:text-style-name="P2" draw:layer="layout" svg:x1="0.858cm" svg:y1="3.435cm" svg:x2="0.905cm" svg:y2="3.435cm">
          <text:p/>
        </draw:line>
        <draw:line draw:style-name="gr3" draw:text-style-name="P2" draw:layer="layout" svg:x1="5.639cm" svg:y1="3.435cm" svg:x2="5.59cm" svg:y2="3.435cm">
          <text:p/>
        </draw:line>
        <draw:polygon draw:style-name="gr4" draw:text-style-name="P3" draw:layer="layout" svg:width="0.071cm" svg:height="0.014cm" svg:x="0.534cm" svg:y="3.429cm" svg:viewBox="0 0 72 15" draw:points="0,15 72,15 72,0 0,0">
          <text:p/>
        </draw:polygon>
        <draw:path draw:style-name="gr4" draw:text-style-name="P3" draw:layer="layout" svg:width="0.067cm" svg:height="0.108cm" svg:x="0.619cm" svg:y="3.382cm" svg:viewBox="0 0 68 109" svg:d="M0 55c0-14 0-23 4-31 2-6 6-12 10-18 6-4 12-6 20-6 6 0 10 2 16 4 4 2 8 6 10 10s4 10 6 16c2 5 2 13 2 25s0 22-2 31c-4 7-8 13-12 17-6 4-12 6-20 6-10 0-19-4-24-12-8-7-10-22-10-42zM12 55c0 16 2 29 5 35 5 5 11 9 17 9s12-4 16-9c4-6 6-19 6-35 0-18-2-29-6-35s-10-8-16-8-10 2-14 8c-6 6-8 17-8 35z">
          <text:p/>
        </draw:path>
        <draw:polygon draw:style-name="gr4" draw:text-style-name="P3" draw:layer="layout" svg:width="0.016cm" svg:height="0.016cm" svg:x="0.707cm" svg:y="3.472cm" svg:viewBox="0 0 17 17" draw:points="0,17 17,17 17,0 0,0">
          <text:p/>
        </draw:polygon>
        <draw:path draw:style-name="gr4" draw:text-style-name="P3" draw:layer="layout" svg:width="0.069cm" svg:height="0.108cm" svg:x="0.74cm" svg:y="3.382cm" svg:viewBox="0 0 70 109" svg:d="M68 28h-14c0-4-1-8-3-10-4-4-8-6-14-6-4 0-8 0-10 2-5 4-9 8-11 14s-4 13-4 23c4-4 8-8 13-10 4-2 10-4 14-4 10 0 15 4 21 10s10 16 10 26c0 7-2 13-4 18-4 6-8 10-12 14-5 2-11 4-17 4-10 0-21-4-27-12-8-7-10-22-10-40 0-20 4-35 10-45 8-8 17-12 29-12 8 0 14 2 19 8 6 4 8 10 10 20zM14 73c0 4 2 9 4 13s4 7 9 9c2 2 6 4 10 4 6 0 10-4 14-8 3-3 5-9 5-18 0-8-2-14-5-18-4-4-8-6-14-6s-12 2-17 6c-4 4-6 10-6 18z">
          <text:p/>
        </draw:path>
        <draw:line draw:style-name="gr3" draw:text-style-name="P2" draw:layer="layout" svg:x1="0.858cm" svg:y1="3.058cm" svg:x2="0.905cm" svg:y2="3.058cm">
          <text:p/>
        </draw:line>
        <draw:line draw:style-name="gr3" draw:text-style-name="P2" draw:layer="layout" svg:x1="5.639cm" svg:y1="3.058cm" svg:x2="5.59cm" svg:y2="3.058cm">
          <text:p/>
        </draw:line>
        <draw:polygon draw:style-name="gr4" draw:text-style-name="P3" draw:layer="layout" svg:width="0.071cm" svg:height="0.014cm" svg:x="0.534cm" svg:y="3.052cm" svg:viewBox="0 0 72 15" draw:points="0,15 72,15 72,0 0,0">
          <text:p/>
        </draw:polygon>
        <draw:path draw:style-name="gr4" draw:text-style-name="P3" draw:layer="layout" svg:width="0.067cm" svg:height="0.106cm" svg:x="0.619cm" svg:y="3.007cm" svg:viewBox="0 0 68 107" svg:d="M0 53c0-12 0-23 4-29 2-8 6-14 10-18 6-4 12-6 20-6 6 0 10 0 16 2 4 2 8 6 10 10s4 10 6 16 2 15 2 25c0 12 0 22-2 30-4 8-8 14-12 18-6 4-12 6-20 6-10 0-19-4-24-10-8-10-10-24-10-44zM12 53c0 18 2 28 5 34 5 6 11 10 17 10s12-4 16-10 6-16 6-34-2-29-6-35-10-8-16-8-10 2-14 8c-6 6-8 17-8 35z">
          <text:p/>
        </draw:path>
        <draw:polygon draw:style-name="gr4" draw:text-style-name="P3" draw:layer="layout" svg:width="0.016cm" svg:height="0.016cm" svg:x="0.707cm" svg:y="3.097cm" svg:viewBox="0 0 17 17" draw:points="0,17 17,17 17,0 0,0">
          <text:p/>
        </draw:polygon>
        <draw:path draw:style-name="gr4" draw:text-style-name="P3" draw:layer="layout" svg:width="0.072cm" svg:height="0.104cm" svg:x="0.737cm" svg:y="3.007cm" svg:viewBox="0 0 73 105" svg:d="M45 105v-25h-45v-12l47-68h11v68h15v12h-15v25zM45 68v-47l-34 47z">
          <text:p/>
        </draw:path>
        <draw:line draw:style-name="gr3" draw:text-style-name="P2" draw:layer="layout" svg:x1="0.858cm" svg:y1="2.681cm" svg:x2="0.905cm" svg:y2="2.681cm">
          <text:p/>
        </draw:line>
        <draw:line draw:style-name="gr3" draw:text-style-name="P2" draw:layer="layout" svg:x1="5.639cm" svg:y1="2.681cm" svg:x2="5.59cm" svg:y2="2.681cm">
          <text:p/>
        </draw:line>
        <draw:polygon draw:style-name="gr4" draw:text-style-name="P3" draw:layer="layout" svg:width="0.071cm" svg:height="0.014cm" svg:x="0.534cm" svg:y="2.677cm" svg:viewBox="0 0 72 15" draw:points="0,15 72,15 72,0 0,0">
          <text:p/>
        </draw:polygon>
        <draw:path draw:style-name="gr4" draw:text-style-name="P3" draw:layer="layout" svg:width="0.067cm" svg:height="0.106cm" svg:x="0.619cm" svg:y="2.63cm" svg:viewBox="0 0 68 107" svg:d="M0 54c0-13 0-22 4-30 2-8 6-14 10-18 6-4 12-6 20-6 6 0 10 0 16 2 4 4 8 6 10 10 2 6 4 10 6 16 2 8 2 16 2 26 0 12 0 22-2 30-4 7-8 13-12 17-6 4-12 6-20 6-10 0-19-2-24-10-8-9-10-23-10-43zM12 54c0 18 2 30 5 36 5 5 11 7 17 7s12-2 16-7c4-6 6-18 6-36s-2-30-6-34c-4-6-10-10-16-10s-10 2-14 8c-6 6-8 18-8 36z">
          <text:p/>
        </draw:path>
        <draw:polygon draw:style-name="gr4" draw:text-style-name="P3" draw:layer="layout" svg:width="0.016cm" svg:height="0.016cm" svg:x="0.707cm" svg:y="2.72cm" svg:viewBox="0 0 17 17" draw:points="0,17 17,17 17,0 0,0">
          <text:p/>
        </draw:polygon>
        <draw:path draw:style-name="gr4" draw:text-style-name="P3" draw:layer="layout" svg:width="0.068cm" svg:height="0.104cm" svg:x="0.739cm" svg:y="2.63cm" svg:viewBox="0 0 69 105" svg:d="M69 93v12h-69c0-2 0-6 1-8 2-6 4-9 8-13 4-6 10-10 19-17 12-10 20-18 24-24 3-4 5-9 5-15 0-4-2-8-5-12-4-4-8-6-14-6-8 0-12 2-17 6-4 4-6 10-6 16l-14-2c2-10 6-18 12-22 6-6 15-8 25-8s17 2 23 8 8 12 8 22c0 4 0 7-2 11s-4 8-8 12c-4 6-11 12-19 21-8 6-14 10-17 14-2 2-4 3-6 5z">
          <text:p/>
        </draw:path>
        <draw:line draw:style-name="gr3" draw:text-style-name="P2" draw:layer="layout" svg:x1="0.858cm" svg:y1="2.304cm" svg:x2="0.905cm" svg:y2="2.304cm">
          <text:p/>
        </draw:line>
        <draw:line draw:style-name="gr3" draw:text-style-name="P2" draw:layer="layout" svg:x1="5.639cm" svg:y1="2.304cm" svg:x2="5.59cm" svg:y2="2.304cm">
          <text:p/>
        </draw:line>
        <draw:path draw:style-name="gr4" draw:text-style-name="P3" draw:layer="layout" svg:width="0.069cm" svg:height="0.108cm" svg:x="0.74cm" svg:y="2.253cm" svg:viewBox="0 0 70 109" svg:d="M0 54c0-12 0-21 4-30 2-8 6-14 12-18 4-4 11-6 19-6 6 0 12 2 16 4s7 6 9 10c4 4 6 10 6 17 2 6 4 13 4 23 0 14-2 24-4 30-4 7-6 13-11 17-6 6-12 8-20 8-11 0-19-4-25-12-6-7-10-23-10-43zM14 54c0 18 2 30 6 36 5 5 9 7 15 7s12-2 16-7c4-6 5-18 5-36 0-17-1-28-5-34s-10-10-16-10-10 4-15 8c-4 6-6 19-6 36z">
          <text:p/>
        </draw:path>
        <draw:line draw:style-name="gr3" draw:text-style-name="P2" draw:layer="layout" svg:x1="0.858cm" svg:y1="1.927cm" svg:x2="0.905cm" svg:y2="1.927cm">
          <text:p/>
        </draw:line>
        <draw:line draw:style-name="gr3" draw:text-style-name="P2" draw:layer="layout" svg:x1="5.639cm" svg:y1="1.927cm" svg:x2="5.59cm" svg:y2="1.927cm">
          <text:p/>
        </draw:line>
        <draw:path draw:style-name="gr4" draw:text-style-name="P3" draw:layer="layout" svg:width="0.067cm" svg:height="0.106cm" svg:x="0.619cm" svg:y="1.876cm" svg:viewBox="0 0 68 107" svg:d="M0 53c0-12 0-23 2-29 4-8 8-14 12-18 6-4 12-6 20-6 6 0 10 0 16 2 4 2 6 6 10 10 2 4 4 10 6 16s2 15 2 25c0 13 0 23-4 31-2 8-6 13-10 17-6 4-12 6-20 6-10 0-19-4-24-10-8-9-10-23-10-44zM12 53c0 19 2 29 5 35 5 5 11 9 17 9s12-4 16-9c4-6 6-16 6-35 0-17-2-29-6-35s-10-8-16-8-12 2-14 8c-6 6-8 18-8 35z">
          <text:p/>
        </draw:path>
        <draw:polygon draw:style-name="gr4" draw:text-style-name="P3" draw:layer="layout" svg:width="0.016cm" svg:height="0.015cm" svg:x="0.707cm" svg:y="1.967cm" svg:viewBox="0 0 17 16" draw:points="0,16 17,16 17,0 0,0">
          <text:p/>
        </draw:polygon>
        <draw:path draw:style-name="gr4" draw:text-style-name="P3" draw:layer="layout" svg:width="0.068cm" svg:height="0.104cm" svg:x="0.739cm" svg:y="1.876cm" svg:viewBox="0 0 69 105" svg:d="M69 92v13h-69c0-2 0-6 1-8 2-6 4-10 8-14 4-6 10-10 19-18 12-8 18-16 22-22 5-5 7-9 7-15 0-4-2-10-5-12-4-4-10-6-16-6s-10 2-15 6c-4 4-6 8-6 16l-14-2c2-10 4-18 10-24 6-4 17-6 27-6s17 2 23 8 8 12 8 20c0 6 0 10-2 13-2 4-4 8-8 12-4 6-11 12-19 20-8 6-14 10-17 12-2 4-4 6-6 7z">
          <text:p/>
        </draw:path>
        <draw:line draw:style-name="gr3" draw:text-style-name="P2" draw:layer="layout" svg:x1="0.858cm" svg:y1="1.55cm" svg:x2="0.905cm" svg:y2="1.55cm">
          <text:p/>
        </draw:line>
        <draw:line draw:style-name="gr3" draw:text-style-name="P2" draw:layer="layout" svg:x1="5.639cm" svg:y1="1.55cm" svg:x2="5.59cm" svg:y2="1.55cm">
          <text:p/>
        </draw:line>
        <draw:path draw:style-name="gr4" draw:text-style-name="P3" draw:layer="layout" svg:width="0.067cm" svg:height="0.106cm" svg:x="0.619cm" svg:y="1.499cm" svg:viewBox="0 0 68 107" svg:d="M0 54c0-12 0-21 2-29 4-8 8-14 12-19 6-4 12-6 20-6 6 0 10 0 16 2 4 4 6 7 10 11 2 6 4 10 6 16 2 8 2 15 2 25 0 12 0 22-4 30-2 8-6 13-10 17-6 4-12 6-20 6-10 0-19-2-24-10-8-9-10-23-10-43zM12 54c0 18 2 30 5 36 5 5 11 7 17 7s12-2 16-7c4-6 6-18 6-36 0-17-2-29-6-33-4-6-10-10-16-10s-12 2-14 8c-6 6-8 18-8 35z">
          <text:p/>
        </draw:path>
        <draw:polygon draw:style-name="gr4" draw:text-style-name="P3" draw:layer="layout" svg:width="0.016cm" svg:height="0.015cm" svg:x="0.707cm" svg:y="1.59cm" svg:viewBox="0 0 17 16" draw:points="0,16 17,16 17,0 0,0">
          <text:p/>
        </draw:polygon>
        <draw:path draw:style-name="gr4" draw:text-style-name="P3" draw:layer="layout" svg:width="0.072cm" svg:height="0.104cm" svg:x="0.737cm" svg:y="1.499cm" svg:viewBox="0 0 73 105" svg:d="M45 105v-23h-45v-12l47-70h10v70h16v12h-16v23zM45 70v-48l-34 48z">
          <text:p/>
        </draw:path>
        <draw:line draw:style-name="gr3" draw:text-style-name="P2" draw:layer="layout" svg:x1="0.858cm" svg:y1="1.173cm" svg:x2="0.905cm" svg:y2="1.173cm">
          <text:p/>
        </draw:line>
        <draw:line draw:style-name="gr3" draw:text-style-name="P2" draw:layer="layout" svg:x1="5.639cm" svg:y1="1.173cm" svg:x2="5.59cm" svg:y2="1.173cm">
          <text:p/>
        </draw:line>
        <draw:path draw:style-name="gr4" draw:text-style-name="P3" draw:layer="layout" svg:width="0.067cm" svg:height="0.108cm" svg:x="0.619cm" svg:y="1.122cm" svg:viewBox="0 0 68 109" svg:d="M0 53c0-12 0-21 2-29 4-8 8-14 12-18 6-4 12-6 20-6 6 0 10 2 16 4 4 2 6 4 10 10 2 4 4 10 6 16s2 13 2 23c0 14 0 24-4 30-2 9-6 14-10 18-6 6-12 8-20 8-10 0-19-4-24-12-8-8-10-24-10-44zM12 53c0 18 2 30 5 36 5 7 11 8 17 8s12-1 16-8c4-6 6-18 6-36 0-17-2-27-6-33s-10-10-16-10-12 4-14 8c-6 6-8 18-8 35z">
          <text:p/>
        </draw:path>
        <draw:polygon draw:style-name="gr4" draw:text-style-name="P3" draw:layer="layout" svg:width="0.016cm" svg:height="0.015cm" svg:x="0.707cm" svg:y="1.213cm" svg:viewBox="0 0 17 16" draw:points="0,16 17,16 17,0 0,0">
          <text:p/>
        </draw:polygon>
        <draw:path draw:style-name="gr4" draw:text-style-name="P3" draw:layer="layout" svg:width="0.069cm" svg:height="0.108cm" svg:x="0.74cm" svg:y="1.122cm" svg:viewBox="0 0 70 109" svg:d="M68 26l-14 2c0-6-1-10-3-12-4-4-8-6-14-6-4 0-8 2-10 4-5 4-9 8-11 14s-4 13-4 23c4-4 8-8 13-10 4-1 10-3 14-3 8 0 15 3 21 9s10 14 10 24c0 8-2 14-4 21-4 5-8 9-12 11-5 4-11 6-17 6-10 0-21-4-27-12-8-8-10-22-10-40 0-21 2-35 10-45 8-8 17-12 29-12 8 0 14 2 19 6 6 6 8 12 10 20zM14 71c0 6 2 10 4 14s4 7 9 11c2 1 6 1 10 1 6 0 10-1 14-5 3-5 5-11 5-19s-2-14-5-18c-4-4-8-6-14-6s-12 2-17 6c-4 4-6 10-6 16z">
          <text:p/>
        </draw:path>
        <draw:line draw:style-name="gr3" draw:text-style-name="P2" draw:layer="layout" svg:x1="0.858cm" svg:y1="0.796cm" svg:x2="0.905cm" svg:y2="0.796cm">
          <text:p/>
        </draw:line>
        <draw:line draw:style-name="gr3" draw:text-style-name="P2" draw:layer="layout" svg:x1="5.639cm" svg:y1="0.796cm" svg:x2="5.59cm" svg:y2="0.796cm">
          <text:p/>
        </draw:line>
        <draw:path draw:style-name="gr4" draw:text-style-name="P3" draw:layer="layout" svg:width="0.067cm" svg:height="0.108cm" svg:x="0.619cm" svg:y="0.745cm" svg:viewBox="0 0 68 109" svg:d="M0 54c0-11 0-22 2-30 4-8 8-14 12-18 6-4 12-6 20-6 6 0 10 2 16 4 4 2 6 6 10 10 2 4 4 10 6 16s2 14 2 24c0 14 0 24-4 32-2 8-6 13-10 17-6 4-12 6-20 6-10 0-19-4-24-12-8-7-10-21-10-43zM12 54c0 18 2 30 5 36 5 6 11 7 17 7s12-1 16-7 6-18 6-36c0-16-2-28-6-34s-10-8-16-8-12 2-14 6c-6 8-8 20-8 36z">
          <text:p/>
        </draw:path>
        <draw:polygon draw:style-name="gr4" draw:text-style-name="P3" draw:layer="layout" svg:width="0.016cm" svg:height="0.015cm" svg:x="0.707cm" svg:y="0.836cm" svg:viewBox="0 0 17 16" draw:points="0,16 17,16 17,0 0,0">
          <text:p/>
        </draw:polygon>
        <draw:path draw:style-name="gr4" draw:text-style-name="P3" draw:layer="layout" svg:width="0.069cm" svg:height="0.108cm" svg:x="0.74cm" svg:y="0.745cm" svg:viewBox="0 0 70 109" svg:d="M20 50c-6-2-10-6-12-8-2-4-4-8-4-14 0-8 2-14 8-20 6-4 15-8 23-8 10 0 18 4 23 8 4 6 8 12 8 20 0 6-2 10-4 14-2 2-6 6-11 8 5 2 11 6 13 10 4 4 6 10 6 18s-4 16-10 21c-6 6-13 10-25 10-11 0-19-4-25-10-8-5-10-13-10-23 0-6 2-12 4-16 4-6 10-8 16-10zM18 28c0 4 0 8 4 13 5 3 9 3 13 3 6 0 10 0 14-3 2-5 4-9 4-13s-2-8-4-12c-4-4-8-4-14-4-4 0-8 0-13 4-4 4-4 6-4 12zM14 76c0 4 0 8 2 12s4 6 9 7c4 2 6 2 10 2 8 0 12-2 16-5 3-4 5-8 5-14s-2-12-5-16c-4-4-10-6-16-6s-10 2-15 6c-4 4-6 8-6 14z">
          <text:p/>
        </draw:path>
        <draw:line draw:style-name="gr3" draw:text-style-name="P2" draw:layer="layout" svg:x1="0.858cm" svg:y1="0.421cm" svg:x2="0.905cm" svg:y2="0.421cm">
          <text:p/>
        </draw:line>
        <draw:line draw:style-name="gr3" draw:text-style-name="P2" draw:layer="layout" svg:x1="5.639cm" svg:y1="0.421cm" svg:x2="5.59cm" svg:y2="0.421cm">
          <text:p/>
        </draw:line>
        <draw:path draw:style-name="gr4" draw:text-style-name="P3" draw:layer="layout" svg:width="0.04cm" svg:height="0.106cm" svg:x="0.75cm" svg:y="0.368cm" svg:viewBox="0 0 41 107" svg:d="M41 107h-14v-83c-4 4-8 6-12 10-6 2-11 4-15 6v-12c9-4 15-8 19-12 6-6 10-10 12-16h10z">
          <text:p/>
        </draw:path>
        <draw:line draw:style-name="gr3" draw:text-style-name="P2" draw:layer="layout" svg:x1="0.858cm" svg:y1="0.421cm" svg:x2="5.639cm" svg:y2="0.421cm">
          <text:p/>
        </draw:line>
        <draw:polyline draw:style-name="gr3" draw:text-style-name="P2" draw:layer="layout" svg:width="4.781cm" svg:height="3.768cm" svg:x="0.858cm" svg:y="0.421cm" svg:viewBox="0 0 4782 3769" draw:points="0,3769 4782,3769 4782,0">
          <text:p/>
        </draw:polyline>
        <draw:line draw:style-name="gr3" draw:text-style-name="P2" draw:layer="layout" svg:x1="0.858cm" svg:y1="4.189cm" svg:x2="0.858cm" svg:y2="0.421cm">
          <text:p/>
        </draw:line>
        <draw:line draw:style-name="gr5" draw:text-style-name="P2" draw:layer="layout" svg:x1="5.274cm" svg:y1="0.421cm" svg:x2="5.639cm" svg:y2="0.421cm">
          <text:p/>
        </draw:line>
        <draw:line draw:style-name="gr5" draw:text-style-name="P2" draw:layer="layout" svg:x1="4.907cm" svg:y1="0.421cm" svg:x2="5.274cm" svg:y2="0.421cm">
          <text:p/>
        </draw:line>
        <draw:polyline draw:style-name="gr5" draw:text-style-name="P2" draw:layer="layout" svg:width="0.365cm" svg:height="0.004cm" svg:x="4.542cm" svg:y="0.421cm" svg:viewBox="0 0 366 5" draw:points="0,5 86,5 86,3 168,3 170,0 366,0">
          <text:p/>
        </draw:polyline>
        <draw:path draw:style-name="gr5" draw:text-style-name="P2" draw:layer="layout" svg:width="0.366cm" svg:height="0.03cm" svg:x="4.176cm" svg:y="0.425cm" svg:viewBox="0 0 367 31" svg:d="M0 31h12l2-2h6l2-2h14l2-2h6l2-2h17v-2h10c12 0 22-4 33-4h13v-2h14v-2h28l1-2h32v-2h20v-3h43l2-2h25v-2h67l2-2h14">
          <text:p/>
        </draw:path>
        <draw:path draw:style-name="gr5" draw:text-style-name="P2" draw:layer="layout" svg:width="0.365cm" svg:height="0.176cm" svg:x="3.811cm" svg:y="0.455cm" svg:viewBox="0 0 366 177" svg:d="M0 177v-2h2l2-4 2-1v-2h4v-2h2l2-2v-2h2v-3l2-2h2v-2h2l2-2v-2h2c9-10 5-3 10-8v-2h2l2-2v-2h3v-2h2v-2l2-2h2l2-2h2l2-2v-2h2c11-12 3 0 12-9h2v-2h2l4-4h2l4-4h2l2-2 2-2h2v-2h4v-2h1l2-2h2v-2h2l2-2h2l2-2h2v-2h2l2-2h2l5-4h4v-2h4v-2h2v-2h4v-2h2v-2h4l2-2h4v-2h2l2-2h3v-2h4l4-3h4l2-2h2v-2h4l2-2h4l2-2h2v-2h6v-2h2l2-2h4l2-2h4l1-2h2l2-2h6v-2h2l2-2h6v-2h6l2-2h2v-2h8l2-2h2l2-2h6v-2h7l2-2h4v-2h8v-2h4l2-2h8v-2h10v-2h4l2-2h9v-2h6l2-1h10v-2h12v-2h6v-2h14v-2h1">
          <text:p/>
        </draw:path>
        <draw:path draw:style-name="gr5" draw:text-style-name="P2" draw:layer="layout" svg:width="0.265cm" svg:height="0.476cm" svg:x="3.546cm" svg:y="0.631cm" svg:viewBox="0 0 266 477" svg:d="M0 477l2-2v-6l2-2v-2h2v-6l2-2v-2h2v-6l2-2v-4l2-2v-2l2-2v-4l2-2v-2l2-2v-5l2-2v-4l4-4v-4l2-2v-2l2-2v-4l2-2v-6h2v-2h2v-6l1-2v-2h2v-6l2-1v-4l2-2v-2l2-2v-2l2-2v-2l2-2v-4h2v-6h2v-2l2-2v-6h2v-4l2-2v-2l2-2v-4h2v-1l2-2v-2l2-2v-6h2v-2h2v-6l4-2v-4l2-2v-6h2v-2l2-2v-2l2-2v-2h2v-4l2-2v-2l2-2v-3l2-2v-2l1-2 2-2v-4h2v-4l2-2v-2h2v-4l4-4v-2l2-2v-2l2-2v-2h2v-4l2-2v-2l2-2v-2l2-1v-4l4-2v-4h2v-4l4-2v-4l2-2v-2l2-2v-2l2-2v-4h2l2-2v-4h2c3-4 4-10 8-13v-2l3-2v-4l2-2v-2l4-2v-4l4-2v-2l2-2v-4l4-2v-2l2-2v-2l2-2 2-4 4-4v-2l4-2v-2l2-2v-3h2l2-5 5-4v-2l2-2v-2h2l2-2v-2l4-4v-2l7-8v-2l2-2 2-2v-2h2l2-2 2-2v-2l4-4v-1l2-2h2l2-2v-4h2l2-2v-2h2l2-2v-2l6-6 2-2 2-2v-2h2v-2h2l2-2v-2h2l2-2v-2h1v-2h2l2-2v-2h2v-2l2-2h2">
          <text:p/>
        </draw:path>
        <draw:path draw:style-name="gr5" draw:text-style-name="P2" draw:layer="layout" svg:width="0.182cm" svg:height="0.663cm" svg:x="3.364cm" svg:y="1.107cm" svg:viewBox="0 0 183 664" svg:d="M0 664v-4l2-2v-4l2-2v-7l2-2v-4l1-2v-10l2-2v-8l2-2v-4l2-2v-8l2-2v-7l2-2v-4h2v-10l2-2v-2l2-2v-10h2v-10l2-2v-4l2-2v-7l2-2v-2l2-4v-6l2-4v-6l2-4v-2l2-2v-2c0-10 0-3 4-14v-9h2v-8l2-3v-2l2-4v-6l2-4v-2h2v-10h2v-9h2v-4l2-2v-8h1v-6l2-2v-8h2v-8l2-2v-4l2-2v-7h2v-4l2-2v-6l2-2v-8l2-2v-2l2-2v-10h2v-4l2-2v-8h2v-7l2-2v-2l2-2v-8l3-2v-6l2-2v-2l2-2v-8l2-2v-4h2v-7l2-2v-6l2-2v-4h2v-8l2-2v-2l2-2v-6l2-2v-8h2v-4h1v-9h2v-2l2-2v-8h2v-8l2-2v-2l2-2v-6l2-2v-2l2-2v-6l2-2v-5l2-2v-4l2-2v-6h2v-4l2-2v-6h2v-8h2v-2l2-2v-8h2v-4h2v-5l2-2v-8h2v-4h2v-6l2-2v-2l2-2v-6l2-2v-6h2v-4h2v-6l2-1v-6l2-2v-2l1-2v-6h2v-4h2v-6l2-2v-4l2-2v-2l2-2v-6l2-2v-2h2v-5">
          <text:p/>
        </draw:path>
        <draw:path draw:style-name="gr5" draw:text-style-name="P2" draw:layer="layout" svg:width="0.183cm" svg:height="0.844cm" svg:x="3.181cm" svg:y="1.77cm" svg:viewBox="0 0 184 845" svg:d="M0 845l2-2v-9l2-2v-8l2-4v-4h2v-10l2-2v-4l2-2v-8l2-1v-12l2-2v-4l2-2v-8l2-2v-4l2-4v-8l2-2v-7l2-4v-4h1v-10c5-5 5-13 4-20l2-2v-8l2-2v-3l2-2v-10l2-2v-4l2-2c-1-22 3-1 2-20l2-2v-4l2-2v-9l2-2v-7l2-2v-10h2v-10l2-2v-4l2-2v-10l2-2v-9h2v-4l2-4v-10h2v-4l2-2v-12l2-2v-7l2-4v-4l2-2v-8l2-2v-4l2-2v-10l2-2v-8l2-4v-3h1v-10l2-2v-6l2-2v-10l2-2v-10h3v-4l2-4v-7l2-2v-4l2-2c-1-19 3-5 2-16v-6h2v-4l2-4v-10l2-2v-3l2-2v-10h2v-10l2-2v-4l2-2v-10c3-4 4-10 4-15l2-4v-8l2-2v-6l2-2v-8l2-2v-10l2-2v-4l2-1v-10h2v-4l2-2c-1-19 2-5 2-16v-4l1-4v-2l2-2v-11l2-2v-4h2v-10l2-2v-10l2-2v-2l2-4v-8l2-2v-4l2-2v-7l2-2v-10l2-2v-4l2-2v-10l2-2v-4l2-2v-8l2-1v-10h2v-4l2-2v-10h2v-4l2-2v-10l2-2v-10l2-1v-4h2v-10l2-2v-4h2v-10l2-2v-4">
          <text:p/>
        </draw:path>
        <draw:path draw:style-name="gr5" draw:text-style-name="P2" draw:layer="layout" svg:width="0.183cm" svg:height="0.737cm" svg:x="2.998cm" svg:y="2.614cm" svg:viewBox="0 0 184 738" svg:d="M0 738v-4h2v-8l2-2v-2l2-2v-6l2-2v-2l2-2v-6l2-2v-7h2v-4h2v-8l2-2v-2h2v-10h2v-8l2-2v-2l2-2v-6l2-2v-7h2v-4h2v-8l2-2v-2l2-2v-8h2v-10h2v-4l2-2v-7h2v-4h2v-8l2-2v-8l1-2v-2h2v-8l2-2v-4h2v-10l2-2v-7h2v-4l2-2v-6l2-2v-4l2-2v-6l2-4v-6l2-2v-4h2v-7l2-2v-6h2v-8l2-2v-8l2-2v-4h2v-10h2v-4l2-2v-2c-1-9 2-2 2-13l2-2v-4c5-5 0-13 7-18v-8l2-2v-8l2-1v-4l2-2v-6l2-4v-6l1-4v-2l2-2v-10h2v-6h2v-9l2-2v-8l2-2v-4h2v-10h2v-4l2-2v-8l2-2v-10h2v-3l2-2v-12h2v-4l2-2v-8l2-2v-10h2v-4l2-2v-9h2v-4l2-2v-10h2v-10l2-2v-6h2v-10l2-2v-4h2v-9l2-2v-8l2-2v-4l2-2v-8l1-4v-2l2-2v-9l2-2v-10l2-2v-4l2-2v-8l2-4v-2l2-2v-8l2-4v-7l2-2v-4l2-2v-10h2v-11l2-2v-6l2-2v-10h2v-4">
          <text:p/>
        </draw:path>
        <draw:path draw:style-name="gr5" draw:text-style-name="P2" draw:layer="layout" svg:width="0.212cm" svg:height="0.5cm" svg:x="2.786cm" svg:y="3.351cm" svg:viewBox="0 0 213 501" svg:d="M0 501v-4l4-1v-2l2-2v-3h2v-2l2-2v-2l2-2v-2l2-2v-2l4-4v-2l2-2v-2l4-2v-4l4-2v-4l2-4v-2h2l2-2v-2l2-2v-1l2-2v-4h2v-4h2v-2c3-5 4-9 7-14v-2l4-2v-6l2-2v-2l4-2v-4l4-4v-3l2-2v-2l2-2v-2h2v-4l4-4v-2l2-4v-2l2-2v-2l2-2v-4h2v-2l2-2v-2l2-2v-4l2-2v-2l2-2v-3l4-2v-6h2v-4l2-2v-2l2-2v-4h2v-2h1v-6l2-2v-2l2-2v-2h2v-6l2-2v-4h2v-3h2v-4l2-2v-2l2-2v-4l2-2v-4h2v-4h2v-6h3v-4h2v-6h2v-6h2v-2l2-2v-3l2-2v-2l2-2v-4l2-2v-4l4-4v-8h2v-2l2-2v-4l2-2v-6l4-4v-6l3-3v-6l2-2v-6h2v-2l2-2v-6h2v-2l2-2v-6l2-2v-4l2-2v-2l2-2v-5l2-2v-6h2v-4h2v-6l2-2v-2l2-2v-6h2v-8h2v-2l2-2v-6l2-2v-2l2-1v-6h2v-8l2-2v-2l2-2v-6h2v-4h2v-8l2-2v-6h2v-4h2v-5l1-2v-4h2v-4">
          <text:p/>
        </draw:path>
        <draw:polyline draw:style-name="gr5" draw:text-style-name="P2" draw:layer="layout" svg:width="0.365cm" svg:height="0.279cm" svg:x="2.421cm" svg:y="3.851cm" svg:viewBox="0 0 366 280" draw:points="0,280 0,278 8,278 10,276 12,276 12,274 20,274 22,272 28,272 30,270 32,270 32,268 39,268 39,266 41,266 41,265 50,265 50,263 56,263 56,261 58,261 60,259 66,259 66,257 72,257 72,255 74,255 76,253 80,253 84,249 88,249 90,247 95,247 95,245 97,245 97,243 101,243 103,241 105,241 105,239 109,239 111,237 115,237 115,235 117,235 117,233 121,233 125,229 129,229 131,227 133,227 137,223 141,223 141,221 143,221 143,219 146,219 146,217 150,217 152,215 152,213 156,213 156,211 158,211 160,210 162,210 162,208 166,208 170,204 172,204 172,202 174,202 176,200 178,200 180,198 182,198 182,196 184,194 186,194 188,192 190,190 192,190 192,188 196,188 196,186 198,184 199,184 201,182 203,182 205,180 205,178 207,178 207,176 209,176 213,172 215,172 217,170 217,168 221,168 221,166 223,164 225,164 225,162 227,162 227,159 229,159 235,154 237,154 237,152 239,152 241,150 241,148 243,148 245,146 245,144 247,144 247,142 249,142 252,138 254,138 254,136 258,132 260,132 260,130 268,122 270,122 270,120 274,116 276,116 276,114 280,110 280,108 282,108 282,106 284,106 286,104 286,102 288,102 290,101 290,99 292,99 294,97 294,95 302,87 302,85 304,83 306,83 306,81 309,79 309,77 311,75 311,73 315,71 315,69 319,67 319,63 321,63 323,61 323,59 329,53 329,51 331,49 331,48 335,46 335,44 337,42 337,40 341,36 341,34 343,34 345,32 345,30 347,28 347,26 349,24 351,24 351,22 353,20 353,18 355,16 355,14 357,14 358,12 358,10 360,8 360,6 364,4 364,2 366,0">
          <text:p/>
        </draw:polyline>
        <draw:polyline draw:style-name="gr5" draw:text-style-name="P2" draw:layer="layout" svg:width="0.367cm" svg:height="0.049cm" svg:x="2.054cm" svg:y="4.13cm" svg:viewBox="0 0 368 50" draw:points="0,50 6,50 8,48 53,48 53,46 71,46 71,44 105,44 105,42 135,42 135,40 146,40 148,38 170,38 172,37 182,37 184,35 201,35 201,33 219,33 221,31 229,31 229,29 244,29 244,27 250,27 252,25 266,25 268,22 280,22 280,20 286,20 286,18 297,18 299,16 303,16 305,14 315,14 315,12 325,12 327,10 331,10 333,8 341,8 341,6 345,6 347,4 354,4 356,2 364,2 364,0 368,0">
          <text:p/>
        </draw:polyline>
        <draw:polyline draw:style-name="gr5" draw:text-style-name="P2" draw:layer="layout" svg:width="0.365cm" svg:height="0.008cm" svg:x="1.689cm" svg:y="4.179cm" svg:viewBox="0 0 366 9" draw:points="0,9 97,9 97,7 178,7 178,5 280,5 280,3 315,3 317,0 366,0">
          <text:p/>
        </draw:polyline>
        <draw:line draw:style-name="gr5" draw:text-style-name="P2" draw:layer="layout" svg:x1="1.324cm" svg:y1="4.187cm" svg:x2="1.689cm" svg:y2="4.187cm">
          <text:p/>
        </draw:line>
        <draw:line draw:style-name="gr5" draw:text-style-name="P2" draw:layer="layout" svg:x1="0.958cm" svg:y1="4.187cm" svg:x2="1.324cm" svg:y2="4.187cm">
          <text:p/>
        </draw:line>
        <draw:line draw:style-name="gr5" draw:text-style-name="P2" draw:layer="layout" svg:x1="0.858cm" svg:y1="4.187cm" svg:x2="0.958cm" svg:y2="4.187cm">
          <text:p/>
        </draw:line>
        <draw:line draw:style-name="gr6" draw:text-style-name="P2" draw:layer="layout" svg:x1="5.274cm" svg:y1="2.304cm" svg:x2="5.639cm" svg:y2="2.304cm">
          <text:p/>
        </draw:line>
        <draw:path draw:style-name="gr6" draw:text-style-name="P2" draw:layer="layout" svg:width="1.84cm" svg:height="1.523cm" svg:x="3.434cm" svg:y="0.781cm" svg:viewBox="0 0 1841 1524" svg:d="M1474 1522h78v2h289M1108 1512h6v2h21 2 26l2 2h29v2h35 2 44v2h58 1 79l2 2h59M742 1454l2 2h2 4v1h2l2 2h2 2 2l2 2h2 2 4v2h2l2 2h2 2 4v2h4v2h4 2 2l2 2h3 4l2 2h4v2h4 2 4l2 2h4v2h4 2 4l2 2h4 6v2h5l2 2h4 2 4l2 2h6l2 2h4 2 6v2h8 6l2 2h7v2h6 2 8v2h10v2h8 2 8l2 2h9 10l2 2h10v2h12 2 10l1 2h14v2h14 2 14l2 2h15 2 18l2 1h14M383 1137v2l2 2 2 4 2 2 2 4 2 2v2l2 2 2 4v2l4 2v2l2 2v2l2 2v2l2 2 2 2v2l2 2v2l2 2 4 3v2l2 2 2 2v2l1 2v2l4 2v2l2 2v2l4 2v2l2 2v2l2 2v2h2l2 4 2 4 2 2h2l2 4v2l4 2v2l2 1v2h2v2l2 2v2h2l2 2 2 2v2h2v2l2 2 2 2v2h2l1 2v2l2 2 2 2v2l4 2v2l2 2h2v2l2 2v2h2l2 2v2h2v2l2 1h2v2h2l2 2v2h2l2 4 2 2 2 2 2 2 2 2v2h2l2 2 2 2 2 2 2 2 2 2 2 2h1l2 2v2h2v2h2l2 2v2h2l2 2v2h2l2 2h2v2l2 2h2l2 2v1h2l2 2 4 2h-2 2v2h2v2h2l2 2 2 2h2l2 2v2h2l2 2 2 2h2l1 2 2 2h2v2h2l2 2 2 2h2l2 2h2v2l2 2h2l2 2h2v2h2l2 2h2l2 2 2 2h2v2h2 2l2 2 2 2h2l2 1 2 2h2l1 2h2l2 2h2v2h2 2l2 2v2h2 2l2 2h2 2v2h2l2 2h2l2 2h2v2h2 2l2 2h2 2v2h2l2 2h2 2l2 2 2 2h1 2v2h4 2v2h2l2 2h2 2l2 2h2l2 2h2 2l2 2h2 2l2 2h2l2 2h2 2l2 2h2 2 2l2 2h1M183 643v2l2 2v2h2v3 2 2l2 2v4 2l2 2v2l2 2v2 2 2l2 2v2l2 2v2 4h2v4 2l2 2v2l2 2v2 2 3h1v4h2v2 2 2l2 2v2 2 2l2 2v2h2v4 4h2v2 2 2l2 2v2l2 2v2 2 2l2 2v1h2v4 2 2l2 2v2 2l2 2v2l2 2v2 2 2l2 2v2h2v2 2 2h2v4 4h2v2l2 2v2 4l2 1v2l2 2v2 2l2 2v2 2 2l2 2 2 2v2 2 2l2 2v2h2v2 2 2l2 2v2 2l2 2v2h2v4 3h1v2h2v4 4h2v2 4h2v2l2 2v2 2l2 2v2l2 2v2 2l2 2v2 2 2h2v2l2 2v2 2l2 2v1l2 2v2 2l2 2v2 2h2v2l2 2v2 4h2v2 2l2 2v2l2 2v2 2l2 2 2 2v2 2l2 2v2 4h2v2h2v1 2 2l2 2 2 2v2 2h2v2 2 2h2v4h2v2 2l1 2 2 2v2 2l2 4v2l2 2 2 2v2 2h2v2l2 2v1 2l2 2v2 2h2v2h2v2 2 2l4 2v2l2 4v2l2 2v2l2 4v2l4 2v2 2 2h2v2 2l2 2 2 4v1l2 2v2h2v2l2 2v2l2 2v2l2 2v2l2 2 2 4v2l1 2v2h2v2l2 2v4h2v2l4 4v2l2 2v2h2v2 1l2 2M0 0h2v4 2 1l2 2v2 2 2l2 2v2l2 2v2 2 4l2 2v2 2 2l2 2v4h2v2 2 2l2 2v4h2v3 2l2 4v2 2 2h2v4l2 2v2 2 4h2v4l2 2v4 5h2v2 4 2l2 2v2l2 2v1 2 2l2 2v4h2v2 2 4l2 2v2 4l2 2v2l2 2v4 4l1 2v4h2v4 2 2l2 1v4 2l2 2v4l2 2v2 4l2 2v2l2 2v4 2l2 2v4 2 2l2 2v4l2 2v2 1 2l2 2v4h2v4 2 2l2 2v2 2 4h2v4l2 2v2 4l2 2v2 2 4h2v4l2 1v2 2 4l2 2v2l2 2v4 2l2 4v2 2 2l2 2v2l2 2v4 4h2v4l2 2v2 1 2l2 2v2 2 4h2v6l1 2v2 4l2 2v2l2 2v4 4h2v4 2 2l2 2v2l2 2v1 2 4h2v4h2v4 2 2l2 2v2 2 4l2 2v2l2 2v2 4 2h2v4l2 2v2 2 1l2 2v4 2l2 2v4l2 2v2 4l2 2v2l2 2v4 4l2 2v4 2l2 2v2l2 4v1 4h2v4 2 2l2 2v2l2 2v2 2 2l2 2v4h2v4 2l2 2v4 2 2l2 2v2l1 4v1 4h2v4l2 2v2 2 2l2 2v2 4l2 2v2l2 2v2 2 4h2v2l2 2v2 2 4h2v3 2 2l2 2v2l2 2v2 4l2 2v2l2 2v2 2 2l2 2v2 4l2 2v2l2 2v2 2">
          <text:p/>
        </draw:path>
        <draw:polyline draw:style-name="gr6" draw:text-style-name="P2" draw:layer="layout" svg:width="0.261cm" svg:height="0.36cm" svg:x="3.173cm" svg:y="0.421cm" svg:viewBox="0 0 262 361" draw:points="0,65 2,61 2,59 4,57 4,55 6,53 6,51 10,49 12,45 14,42 16,40 18,38 18,36 20,36 20,34 22,32 22,30 24,30 26,28 28,26 28,24 30,22 32,20 34,18 36,18 36,16 37,16 39,14 41,12 41,10 43,10 45,10 45,8 47,8 47,6 49,6 51,6 51,4 53,4 55,4 57,2 59,2 61,0 63,0 65,0 85,0 89,0 90,2 92,4 94,4 96,4 96,6 98,6 100,6 102,8 104,10 106,10 106,12 108,14 110,14 112,16 114,16 114,18 116,20 118,22 120,22 120,24 122,26 124,26 124,28 126,30 128,32 130,34 132,36 132,38 132,40 136,42 136,43 140,45 140,47 142,49 142,51 144,53 144,55 145,55 145,57 147,59 147,61 149,63 151,65 151,69 153,71 155,75 157,77 157,79 159,79 159,81 159,83 161,85 161,87 163,89 163,91 165,91 165,93 165,95 167,97 169,98 169,100 169,102 171,104 171,106 173,108 173,110 175,114 175,116 177,116 177,118 179,120 179,122 179,124 181,124 181,126 181,128 181,130 183,132 183,134 185,134 185,136 185,138 187,140 187,142 189,144 189,147 189,149 192,151 192,152 192,154 194,154 194,156 196,158 196,160 196,162 198,164 198,166 198,170 199,170 199,172 201,174 201,176 201,178 201,180 203,180 203,182 205,184 205,186 205,190 207,190 207,192 207,194 207,196 209,196 209,200 211,200 211,202 211,204 211,205 213,205 213,209 215,209 215,211 215,213 215,215 217,217 217,219 217,221 217,223 219,225 219,227 221,227 221,231 221,235 223,235 223,237 225,239 225,241 225,245 227,245 227,247 227,249 227,251 229,253 229,255 231,257 231,259 231,260 231,262 233,264 233,266 235,266 235,270 235,274 237,276 237,278 237,280 237,282 239,284 239,286 241,286 241,290 241,292 243,294 243,296 245,298 245,300 245,302 245,304 247,306 247,310 247,312 249,313 249,315 251,317 251,319 251,321 251,323 253,325 253,329 254,331 254,333 254,335 254,337 256,339 256,341 256,345 258,345 258,349 260,351 260,353 260,355 260,357 262,357 262,361">
          <text:p/>
        </draw:polyline>
        <draw:path draw:style-name="gr6" draw:text-style-name="P2" draw:layer="layout" svg:width="2.105cm" svg:height="1.818cm" svg:x="1.068cm" svg:y="0.486cm" svg:viewBox="0 0 2106 1819" svg:d="M1918 564v-4l2-2v-2l2-2v-4-2l2-2v-4-4l2-2v-2l2-2v-2-2-4h1v-4l2-2v-2-1-2l2-2v-4-2-2l2-2v-4l2-2v-2-4l2-2v-2l2-2v-4-2l2-2v-4-2-2h2v-4l2-1v-2-2-4h2v-4-2-4h2v-4l2-2v-2-2-4h2v-2l2-2v-4-2-2h2v-4-2-2l2-2v-1l2-2v-2-2-2l2-4v-2h2v-4-4l2-2v-4-4l2-2v-2l2-2v-4-2l2-2v-2l2-4v-2-3h2v-4-2-2l2-2v-2h1v-4-2-2l2-2v-2l2-2v-4-2-2l2-2v-2-2-2l2-2v-2l2-2v-1-2-4h2v-4h2v-2-2-2l2-2v-4-4h2v-2l2-2v-2-2-2l2-2v-4l2-2v-2-2-2l2-2v-2-1-2h2v-4l2-2v-2-2-2l2-2v-2-2-2h2v-4h2v-2-2-2l2-2v-2l2-2v-4-4h2v-2-2-2l2-1v-2l2-2v-2-2-2l2-2v-2h2v-4-2l2-2v-2-4h1v-4h2v-2-2-2l2-2v-2l2-2v-2-2-2h2v-4-1l2-2v-2h2v-4-2l2-2v-2h2v-4-2l2-2v-2-2l2-2v-2l2-2v-2-4h2v-2l2-2v-2-2l2-2v-2-2l2-1v-2l2-2v-2l2-2v-2l2-2v-2-2h2v-4-2l2-2v-2h2v-2-2l2-2v-2h2v-2l2-4v-2-2l2-2 2-2v-2-2l2-1v-2l1-2v-2h2v-4l2-2 2-2v-2-2h2v-2l2-2v-2l2-2 2-2v-4h2M1735 1163v-2-3h2v-4h2v-2-2-2l2-2 2-2v-2-2-2l2-2v-2-2l2-2v-2l2-2v-2-2l2-2v-2l2-2v-2-2l2-2v-2-1-4h2v-2l2-2v-2-4h2v-4h2v-2-2-2h2v-2-2-2l1-2v-2l2-2v-2-2-2l2-2 2-2v-2-2-4h2v-1-2-2l2-2v-2l2-2v-2-2-2l2-2v-2h2v-4-4h2v-2-2-2l2-2v-2l2-2v-2-2-2h2v-4h2v-3-2-2l2-2v-2-2-2h2v-4h2v-4-2l2-2v-2l2-2v-2-2-2l2-2v-2-2-2h2v-4l2-2v-2-2-3h2v-2-2-2l2-2v-2l2-2v-2-2-4h2v-2l2-2v-2-2-2l2-2v-2-2-4h1v-2l2-2v-2-2-2l2-2v-3h2v-4-2-2l2-2v-2-4l2-2v-2l2-2v-2-2-4h2v-2l2-2v-2-2-2l2-2v-4-4h2v-1l2-4v-3-2-2l2-2v-4l2-2v-2-4h2v-4-2-2l2-2v-2l2-2v-2-2-2l2-2v-4h2v-4-1l2-4v-2-2-2h2v-4l2-2v-4-4l2-2v-2l2-2v-4-2l2-2v-4-2-2h2v-4l2-2v-1-2-2l1-2v-4-2l2-4v-2l2-2v-2-2-4l2-2v-2l2-2v-2-2-4h2v-4-4l2-2v-1l2-2v-2-2-2l2-2v-4h2v-4-4l2-2v-2-2-4h2v-2l2-2v-6-4l2-2v-2l2-2v-2-1-2l2-2v-4-4h2v-4l2-2v-2-2-2l2-2v-2l2-4v-2-4l2-2v-2-2-4l2-2v-2l2-1v-4M1464 1623l2-2 2-2 2-2 2-2h2v-2l2-2 2-2h2v-2l2-2h2v-2l2-2 2-2h2v-2l2-2h2v-2l2-2 3-2v-1-2h2l2-2v-2h2v-2l4-2v-2l2-2 2-2 2-2 4-4v-2l2-2h2v-2l2-2v-2h2l2-4 2-2 2-2 2-2v-2h2l2-2 2-2v-2-1l4-2v-2l4-2v-2-2l2-2 1-2 2-2v-2l2-2 2-2 2-4 4-4 2-2v-2l2-2 2-2v-2l2-2 2-4 4-4 2-2v-2l2-1v-2l2-2v-2h2v-2l2-2v-2l2-2v-2l4-2v-2l2-2v-2l2-2v-2l2-2v-2h2v-2l2-2v-2l1-2 2-2v-2l2-2 2-4 2-2v-1-2h2v-2l2-2v-2l2-2v-2l4-2v-4l2-2v-2-2l4-2v-2-2l2-2 2-2v-2-2h2v-2-2l2-2 2-2v-2l2-2v-2l2-1v-2l2-2v-2-2h2v-2h2v-2-2-2l4-2v-2l2-4v-2l2-2v-2l2-4v-2l3-2v-2-2-2h2v-2-2l2-2 2-2v-2-1l2-2v-2-2l2-2 2-2v-2-2l4-4v-2-2l2-2v-2-2h2v-2l2-2v-2-2l2-2v-2h2v-2-2l2-2v-2-2l2-2v-1h2v-2-2-2h2v-2l2-2v-2-2l2-2v-2-2h2v-2l2-2v-2-2-2h2v-2l2-2v-2-2l2-2v-2-2l2-2v-2l2-2v-2-2l1-1 2-2v-2-2l2-2v-2-4l2-2 2-2v-2-2l2-2v-2l2-2v-2-2l2-2v-2-4h2v-2h2v-4-4h2M1099 1786h2 6v-2h6 2 6l1-2h4l2-2h4 2 6v-2h6v-2h6 6l2-2h2 2 6v-2h4l2-2h1 2 4l2-2h2l2-2h4 2 2l2-2h4 2 2v-2h4l2-2h2 2 4v-2h4v-2h2 2 1l2-2h4 4v-2h4v-1h2 2 2l2-2h2l2-2h2 2l2-2h2 2 2l2-2 2-2h2 2l2-2h2 2 2l1-2 2-2h2 2l2-2h2v-2h2 2 2v-2h2 2l2-2h2l2-2h2 2v-2h2v-2h2 2l2-2h2 2v-2h2l2-2h2 2v-2h1v-2h2 2l2-2h2 2v-2l2-2h2 2l2-2 2-2h2 2v-2h2 2v-2l2-1h2 2v-2h2l2-2h2v-2h2 2v-2h2l2-2h2v-2h2 2v-2l1-2h2l2-2 2-2h2l2-2 2-2h2v-2h2 2v-2l2-2h2l2-2h2l2-2v-2h2v-2h2l2-2 2-2h2l2-2v-2h2 2v-2l2-2h2v-2h2v-1h2l2-2 1-2 2-2h2v-2h2l2-2v-2h2v-2l2-2h2v-2h2 2v-2M734 1813h29 36v-2h29l2-2h25 2 22l2-2h20l2-1h15 2 18v-2h16 2 11l2-2h12l2-2h10 2 12l2-2h9l2-2h8 2 8l2-2h8 2 8l2-2h8v-2h7 2 8v-2h6l2-2h6M368 1819h72l2-2h136l2-2h79 2 57v-2h16M0 1819h368">
          <text:p/>
        </draw:path>
        <draw:line draw:style-name="gr6" draw:text-style-name="P2" draw:layer="layout" svg:x1="0.858cm" svg:y1="2.304cm" svg:x2="1.068cm" svg:y2="2.304cm">
          <text:p/>
        </draw:line>
        <draw:polygon draw:style-name="gr1" draw:text-style-name="P1" draw:layer="layout" svg:width="1.109cm" svg:height="0.408cm" svg:x="0.931cm" svg:y="0.494cm" svg:viewBox="0 0 1110 409" draw:points="0,409 1110,409 1110,0 0,0">
          <text:p/>
        </draw:polygon>
        <draw:polygon draw:style-name="gr2" draw:text-style-name="P2" draw:layer="layout" svg:width="1.107cm" svg:height="0.408cm" svg:x="0.931cm" svg:y="0.494cm" svg:viewBox="0 0 1108 409" draw:points="0,409 0,0 1108,0 1108,409">
          <text:p/>
        </draw:polygon>
        <draw:line draw:style-name="gr3" draw:text-style-name="P2" draw:layer="layout" svg:x1="0.931cm" svg:y1="0.494cm" svg:x2="2.038cm" svg:y2="0.494cm">
          <text:p/>
        </draw:line>
        <draw:polyline draw:style-name="gr3" draw:text-style-name="P2" draw:layer="layout" svg:width="1.107cm" svg:height="0.408cm" svg:x="0.931cm" svg:y="0.494cm" svg:viewBox="0 0 1108 409" draw:points="0,409 1108,409 1108,0">
          <text:p/>
        </draw:polyline>
        <draw:line draw:style-name="gr3" draw:text-style-name="P2" draw:layer="layout" svg:x1="0.931cm" svg:y1="0.902cm" svg:x2="0.931cm" svg:y2="0.494cm">
          <text:p/>
        </draw:line>
        <draw:line draw:style-name="gr3" draw:text-style-name="P2" draw:layer="layout" svg:x1="0.931cm" svg:y1="0.902cm" svg:x2="2.038cm" svg:y2="0.902cm">
          <text:p/>
        </draw:line>
        <draw:polyline draw:style-name="gr3" draw:text-style-name="P2" draw:layer="layout" svg:width="1.107cm" svg:height="0.408cm" svg:x="0.931cm" svg:y="0.494cm" svg:viewBox="0 0 1108 409" draw:points="0,409 0,0 1108,0">
          <text:p/>
        </draw:polyline>
        <draw:polyline draw:style-name="gr3" draw:text-style-name="P2" draw:layer="layout" svg:width="1.107cm" svg:height="0.408cm" svg:x="0.931cm" svg:y="0.494cm" svg:viewBox="0 0 1108 409" draw:points="0,409 1108,409 1108,0">
          <text:p/>
        </draw:polyline>
        <draw:line draw:style-name="gr3" draw:text-style-name="P2" draw:layer="layout" svg:x1="0.931cm" svg:y1="0.902cm" svg:x2="0.931cm" svg:y2="0.494cm">
          <text:p/>
        </draw:line>
        <draw:path draw:style-name="gr4" draw:text-style-name="P3" draw:layer="layout" svg:width="0.037cm" svg:height="0.104cm" svg:x="1.51cm" svg:y="0.557cm" svg:viewBox="0 0 38 105" svg:d="M37 91l1 12c-3 0-5 2-9 2s-9-2-11-4c-4 0-6-2-6-4-2-4-2-8-2-16v-46h-10v-10h10v-17l15-8v25h12v10h-12v46c0 4 0 6 0 8l2 2c2 0 2 0 4 0s4 0 6 0z">
          <text:p/>
        </draw:path>
        <draw:path draw:style-name="gr4" draw:text-style-name="P3" draw:layer="layout" svg:width="0.071cm" svg:height="0.081cm" svg:x="1.553cm" svg:y="0.58cm" svg:viewBox="0 0 72 82" svg:d="M56 70c-4 4-9 8-13 10s-11 2-15 2c-10 0-16-2-20-6s-8-10-8-16c0-4 2-8 4-11 2-4 4-5 6-7 4-2 6-4 10-4 2-2 6-2 12-2 11-2 18-4 22-4 0-2 0-4 0-4 0-6 0-10-2-12-4-2-9-4-16-4-6 0-10 0-14 4-2 2-4 6-6 10l-12-2c0-4 2-10 4-12 4-4 8-6 12-8 6-2 12-4 19-4 6 0 11 2 15 4 4 0 8 2 10 6 2 2 2 4 4 8 0 2 0 6 0 12v17c0 13 0 21 0 23 2 4 2 8 4 10h-14c0-2-2-6-2-10zM54 42c-4 2-11 2-20 3-6 2-10 2-12 2-2 2-4 5-6 7 0 2-2 4-2 6s2 6 4 8c4 2 8 4 12 4 6 0 11-2 15-4 3-2 5-4 7-8s2-9 2-15z">
          <text:p/>
        </draw:path>
        <draw:path draw:style-name="gr4" draw:text-style-name="P3" draw:layer="layout" svg:width="0.063cm" svg:height="0.079cm" svg:x="1.64cm" svg:y="0.58cm" svg:viewBox="0 0 64 80" svg:d="M0 80v-78h12v12c5-8 13-14 23-14 6 0 11 2 15 4s6 4 8 6 4 6 4 10c2 2 2 6 2 12v48h-14v-46c0-6 0-10-2-12 0-4-2-6-5-8-4 0-6-2-10-2-6 0-10 2-14 6s-6 10-6 20v42z">
          <text:p/>
        </draw:path>
        <draw:path draw:style-name="gr4" draw:text-style-name="P3" draw:layer="layout" svg:width="0.061cm" svg:height="0.104cm" svg:x="1.722cm" svg:y="0.555cm" svg:viewBox="0 0 62 105" svg:d="M0 105v-105h12v37c6-8 14-12 25-12 5 0 9 2 13 4 6 2 8 6 10 10s2 10 2 18v48h-12v-48c0-8-2-12-4-16-4-2-8-4-11-4-5 0-9 2-13 4s-6 4-8 8c0 2-2 8-2 14v42z">
          <text:p/>
        </draw:path>
        <draw:path draw:style-name="gr4" draw:text-style-name="P3" draw:layer="layout" svg:width="0.035cm" svg:height="0.137cm" svg:x="1.803cm" svg:y="0.553cm" svg:viewBox="0 0 36 138" svg:d="M26 138c-8-10-15-19-18-31-6-12-8-26-8-37 0-12 2-24 6-34 4-13 9-24 20-36h10c-6 10-10 16-12 21-4 7-6 13-9 21-2 10-2 18-2 28 0 21 7 45 23 68z">
          <text:p/>
        </draw:path>
        <draw:path draw:style-name="gr4" draw:text-style-name="P3" draw:layer="layout" svg:width="0.071cm" svg:height="0.077cm" svg:x="1.844cm" svg:y="0.582cm" svg:viewBox="0 0 72 78" svg:d="M0 78l28-39-26-39h16l12 18c2 4 4 9 6 11 2-4 4-7 6-9l12-20h16l-26 39 28 39h-16l-20-30-20 30z">
          <text:p/>
        </draw:path>
        <draw:path draw:style-name="gr4" draw:text-style-name="P3" draw:layer="layout" svg:width="0.036cm" svg:height="0.137cm" svg:x="1.924cm" svg:y="0.553cm" svg:viewBox="0 0 37 138" svg:d="M10 138h-10c14-23 22-47 22-68 0-10 0-18-2-28-2-6-4-14-8-21-2-5-6-11-12-21h10c8 12 16 23 20 36 4 10 7 22 7 34 0 11-3 25-9 37-4 12-10 21-18 31z">
          <text:p/>
        </draw:path>
        <draw:line draw:style-name="gr5" draw:text-style-name="P2" draw:layer="layout" svg:x1="1.019cm" svg:y1="0.606cm" svg:x2="1.461cm" svg:y2="0.606cm">
          <text:p/>
        </draw:line>
        <draw:path draw:style-name="gr4" draw:text-style-name="P3" draw:layer="layout" svg:width="0.037cm" svg:height="0.102cm" svg:x="1.51cm" svg:y="0.739cm" svg:viewBox="0 0 38 103" svg:d="M37 92l1 11c-3 0-5 0-9 0s-9 0-11-2c-4 0-6-1-6-5-2-2-2-8-2-14v-46h-10v-10h10v-18l15-8v26h12v10h-12v46c0 4 0 6 0 8 0 0 2 0 2 2 2 0 2 0 4 0s4 0 6 0z">
          <text:p/>
        </draw:path>
        <draw:path draw:style-name="gr4" draw:text-style-name="P3" draw:layer="layout" svg:width="0.071cm" svg:height="0.08cm" svg:x="1.553cm" svg:y="0.763cm" svg:viewBox="0 0 72 81" svg:d="M56 70c-4 4-9 8-13 8-4 1-11 3-15 3-10 0-16-2-20-5-4-4-8-10-8-16 0-4 2-8 4-12 2-2 4-4 6-6 4-2 6-4 10-4 2-2 6-2 12-2 11-2 18-4 22-6 0-3 0-3 0-3 0-5 0-9-2-11-4-4-9-4-16-4-6 0-10 0-14 2-2 2-4 6-6 11l-12-1c0-6 2-10 4-12 4-4 8-6 12-8 6-2 12-4 19-4 6 0 11 2 15 2 4 2 8 4 10 6 2 4 2 6 4 10 0 2 0 6 0 12v18c0 12 0 20 0 22 2 4 2 6 4 9h-14c0-1-2-5-2-9zM54 40c-4 2-11 4-20 6-6 0-10 2-12 2-2 2-4 2-6 4 0 2-2 4-2 6 0 4 2 8 4 10 4 2 8 4 12 4 6 0 11-2 15-4 3-2 5-6 7-10 2-2 2-6 2-12z">
          <text:p/>
        </draw:path>
        <draw:path draw:style-name="gr4" draw:text-style-name="P3" draw:layer="layout" svg:width="0.063cm" svg:height="0.078cm" svg:x="1.64cm" svg:y="0.763cm" svg:viewBox="0 0 64 79" svg:d="M0 79v-77h12v12c5-10 13-14 23-14 6 0 11 2 15 4 4 0 6 2 8 6 2 2 4 6 4 10 2 2 2 5 2 11v48h-14v-48c0-4 0-7-2-11 0-2-2-4-5-6-4-2-6-2-10-2-6 0-10 2-14 6-4 2-6 9-6 19v42z">
          <text:p/>
        </draw:path>
        <draw:path draw:style-name="gr4" draw:text-style-name="P3" draw:layer="layout" svg:width="0.061cm" svg:height="0.106cm" svg:x="1.722cm" svg:y="0.735cm" svg:viewBox="0 0 62 107" svg:d="M0 107v-107h12v41c6-8 14-13 25-13 5 0 9 3 13 5 6 2 8 6 10 10s2 10 2 15v49h-12v-49c0-5-2-9-4-13-4-2-8-4-11-4-5 0-9 0-13 2s-6 6-8 10c0 1-2 7-2 13v41z">
          <text:p/>
        </draw:path>
        <draw:path draw:style-name="gr4" draw:text-style-name="P3" draw:layer="layout" svg:width="0.015cm" svg:height="0.034cm" svg:x="1.801cm" svg:y="0.735cm" svg:viewBox="0 0 16 35" svg:d="M2 14v-14h14v12c0 7 0 11-2 15-1 4-5 6-10 8l-4-4c4-2 6-4 6-6 3-2 3-4 3-11z">
          <text:p/>
        </draw:path>
        <draw:path draw:style-name="gr4" draw:text-style-name="P3" draw:layer="layout" svg:width="0.033cm" svg:height="0.14cm" svg:x="1.836cm" svg:y="0.733cm" svg:viewBox="0 0 34 141" svg:d="M25 141c-6-10-12-20-18-32-5-13-7-25-7-37s0-23 4-33c7-12 13-24 21-39h9c-5 12-9 19-11 23-2 8-4 14-6 22s-4 17-4 27c0 22 8 45 21 69z">
          <text:p/>
        </draw:path>
        <draw:path draw:style-name="gr4" draw:text-style-name="P3" draw:layer="layout" svg:width="0.073cm" svg:height="0.076cm" svg:x="1.875cm" svg:y="0.765cm" svg:viewBox="0 0 74 77" svg:d="M0 77l31-40-29-37h19l12 18c2 4 4 5 4 9 2-4 4-5 6-9l13-18h16l-27 35 29 42h-16l-19-30-22 30z">
          <text:p/>
        </draw:path>
        <draw:path draw:style-name="gr4" draw:text-style-name="P3" draw:layer="layout" svg:width="0.033cm" svg:height="0.14cm" svg:x="1.958cm" svg:y="0.733cm" svg:viewBox="0 0 34 141" svg:d="M8 141h-8c14-24 22-47 22-69 0-10-2-19-4-27-1-8-4-14-6-22-2-4-6-11-12-23h8c10 15 16 27 22 39 2 10 4 21 4 33s-2 24-6 37c-6 12-11 22-20 32z">
          <text:p/>
        </draw:path>
        <draw:line draw:style-name="gr6" draw:text-style-name="P2" draw:layer="layout" svg:x1="1.019cm" svg:y1="0.788cm" svg:x2="1.461cm" svg:y2="0.788cm">
          <text:p/>
        </draw:line>
      </draw:page>
      <draw:page draw:name="page3" draw:style-name="dp1" draw:master-page-name="master-page3">
        <draw:polygon draw:style-name="gr1" draw:text-style-name="P1" draw:layer="layout" svg:width="6.171cm" svg:height="4.626cm" svg:x="0.078cm" svg:y="0cm" svg:viewBox="0 0 6172 4627" draw:points="0,4627 6172,4627 6172,0 0,0">
          <text:p/>
        </draw:polygon>
        <draw:polygon draw:style-name="gr1" draw:text-style-name="P1" draw:layer="layout" svg:width="4.783cm" svg:height="3.77cm" svg:x="0.879cm" svg:y="0.347cm" svg:viewBox="0 0 4784 3771" draw:points="0,3771 4784,3771 4784,0 0,0">
          <text:p/>
        </draw:polygon>
        <draw:polygon draw:style-name="gr2" draw:text-style-name="P2" draw:layer="layout" svg:width="4.781cm" svg:height="3.77cm" svg:x="0.881cm" svg:y="0.347cm" svg:viewBox="0 0 4782 3771" draw:points="0,3771 0,0 4782,0 4782,3771">
          <text:p/>
        </draw:polygon>
        <draw:line draw:style-name="gr3" draw:text-style-name="P2" draw:layer="layout" svg:x1="0.881cm" svg:y1="0.347cm" svg:x2="5.662cm" svg:y2="0.347cm">
          <text:p/>
        </draw:line>
        <draw:polyline draw:style-name="gr3" draw:text-style-name="P2" draw:layer="layout" svg:width="4.781cm" svg:height="3.77cm" svg:x="0.881cm" svg:y="0.347cm" svg:viewBox="0 0 4782 3771" draw:points="0,3771 4782,3771 4782,0">
          <text:p/>
        </draw:polyline>
        <draw:line draw:style-name="gr3" draw:text-style-name="P2" draw:layer="layout" svg:x1="0.881cm" svg:y1="4.117cm" svg:x2="0.881cm" svg:y2="0.347cm">
          <text:p/>
        </draw:line>
        <draw:line draw:style-name="gr3" draw:text-style-name="P2" draw:layer="layout" svg:x1="0.881cm" svg:y1="4.117cm" svg:x2="5.662cm" svg:y2="4.117cm">
          <text:p/>
        </draw:line>
        <draw:line draw:style-name="gr3" draw:text-style-name="P2" draw:layer="layout" svg:x1="0.881cm" svg:y1="4.117cm" svg:x2="0.881cm" svg:y2="0.347cm">
          <text:p/>
        </draw:line>
        <draw:line draw:style-name="gr3" draw:text-style-name="P2" draw:layer="layout" svg:x1="0.881cm" svg:y1="4.117cm" svg:x2="0.881cm" svg:y2="4.068cm">
          <text:p/>
        </draw:line>
        <draw:line draw:style-name="gr3" draw:text-style-name="P2" draw:layer="layout" svg:x1="0.881cm" svg:y1="0.349cm" svg:x2="0.881cm" svg:y2="0.396cm">
          <text:p/>
        </draw:line>
        <draw:polygon draw:style-name="gr4" draw:text-style-name="P3" draw:layer="layout" svg:width="0.071cm" svg:height="0.014cm" svg:x="0.761cm" svg:y="4.235cm" svg:viewBox="0 0 72 15" draw:points="0,15 72,15 72,0 0,0">
          <text:p/>
        </draw:polygon>
        <draw:path draw:style-name="gr4" draw:text-style-name="P3" draw:layer="layout" svg:width="0.071cm" svg:height="0.106cm" svg:x="0.845cm" svg:y="4.19cm" svg:viewBox="0 0 72 107" svg:d="M0 76h14c2 6 4 10 8 14s9 6 15 6 9-4 15-8c4-4 6-10 6-18 0-7-2-13-6-17s-9-8-17-8c-4 0-9 2-11 4-4 2-6 4-8 8l-12-2 10-55h52v14h-42l-6 27c6-4 15-6 21-6 9 0 17 2 23 10 6 6 10 14 10 23 0 10-4 18-8 26-8 8-18 13-27 13-11 0-19-3-25-9s-10-12-12-22z">
          <text:p/>
        </draw:path>
        <draw:line draw:style-name="gr3" draw:text-style-name="P2" draw:layer="layout" svg:x1="3.27cm" svg:y1="4.117cm" svg:x2="3.27cm" svg:y2="4.068cm">
          <text:p/>
        </draw:line>
        <draw:line draw:style-name="gr3" draw:text-style-name="P2" draw:layer="layout" svg:x1="3.27cm" svg:y1="0.349cm" svg:x2="3.27cm" svg:y2="0.396cm">
          <text:p/>
        </draw:line>
        <draw:path draw:style-name="gr4" draw:text-style-name="P3" draw:layer="layout" svg:width="0.069cm" svg:height="0.108cm" svg:x="3.237cm" svg:y="4.188cm" svg:viewBox="0 0 70 109" svg:d="M0 55c0-14 2-24 4-32 2-6 6-11 12-15 3-6 9-8 17-8 6 0 12 2 16 4s8 6 10 10c5 3 7 9 9 15 0 6 2 14 2 26 0 13-2 22-4 30s-7 14-13 18c-4 4-12 6-20 6-10 0-17-4-23-10-6-10-10-24-10-44zM14 55c0 18 2 28 5 34 4 6 8 10 14 10s12-4 16-10 6-16 6-34-2-30-6-36c-4-5-10-7-16-7s-10 2-14 7c-3 6-5 18-5 36z">
          <text:p/>
        </draw:path>
        <draw:line draw:style-name="gr3" draw:text-style-name="P2" draw:layer="layout" svg:x1="5.662cm" svg:y1="4.117cm" svg:x2="5.662cm" svg:y2="4.068cm">
          <text:p/>
        </draw:line>
        <draw:line draw:style-name="gr3" draw:text-style-name="P2" draw:layer="layout" svg:x1="5.662cm" svg:y1="0.349cm" svg:x2="5.662cm" svg:y2="0.396cm">
          <text:p/>
        </draw:line>
        <draw:path draw:style-name="gr4" draw:text-style-name="P3" draw:layer="layout" svg:width="0.069cm" svg:height="0.106cm" svg:x="5.628cm" svg:y="4.19cm" svg:viewBox="0 0 70 107" svg:d="M0 76h12c2 6 4 10 8 14s8 6 14 6 11-4 16-8c4-4 6-10 6-18 0-7-2-13-6-17-5-4-10-8-16-8-4 0-8 2-12 4s-6 4-8 8l-12-2 10-55h54v14h-44l-6 27c6-4 14-6 20-6 9 0 18 2 24 10 6 6 10 14 10 23 0 10-2 18-8 26-8 8-17 13-28 13-10 0-18-3-24-9s-10-12-10-22z">
          <text:p/>
        </draw:path>
        <draw:line draw:style-name="gr3" draw:text-style-name="P2" draw:layer="layout" svg:x1="0.881cm" svg:y1="4.117cm" svg:x2="0.928cm" svg:y2="4.117cm">
          <text:p/>
        </draw:line>
        <draw:line draw:style-name="gr3" draw:text-style-name="P2" draw:layer="layout" svg:x1="5.662cm" svg:y1="4.117cm" svg:x2="5.613cm" svg:y2="4.117cm">
          <text:p/>
        </draw:line>
        <draw:path draw:style-name="gr4" draw:text-style-name="P3" draw:layer="layout" svg:width="0.069cm" svg:height="0.106cm" svg:x="0.763cm" svg:y="4.066cm" svg:viewBox="0 0 70 107" svg:d="M0 54c0-12 2-23 4-29 2-9 6-15 12-19 5-4 10-6 18-6 6 0 12 0 16 2s8 6 10 10c4 4 6 11 8 17 0 5 2 15 2 25 0 12-2 22-4 30-2 7-6 13-12 17-4 4-12 6-20 6-10 0-18-4-24-10-6-10-10-23-10-43zM14 54c0 18 2 28 7 33 3 6 7 10 13 10s12-4 16-10c4-5 6-15 6-33s-2-29-6-35c-4-7-10-9-16-9s-10 2-13 9c-5 6-7 17-7 35z">
          <text:p/>
        </draw:path>
        <draw:line draw:style-name="gr3" draw:text-style-name="P2" draw:layer="layout" svg:x1="0.881cm" svg:y1="3.738cm" svg:x2="0.928cm" svg:y2="3.738cm">
          <text:p/>
        </draw:line>
        <draw:line draw:style-name="gr3" draw:text-style-name="P2" draw:layer="layout" svg:x1="5.662cm" svg:y1="3.738cm" svg:x2="5.613cm" svg:y2="3.738cm">
          <text:p/>
        </draw:line>
        <draw:path draw:style-name="gr4" draw:text-style-name="P3" draw:layer="layout" svg:width="0.069cm" svg:height="0.108cm" svg:x="0.641cm" svg:y="3.687cm" svg:viewBox="0 0 70 109" svg:d="M0 54c0-12 0-21 5-29 2-9 6-15 10-19 6-4 12-6 20-6 5 0 11 2 15 4s8 6 10 10 6 11 6 17c2 5 4 13 4 23 0 14-2 24-4 32-4 7-8 11-12 17-6 4-12 6-19 6-10 0-18-4-24-12-9-8-11-21-11-43zM13 54c0 18 2 30 8 35 4 6 8 8 14 8 5 0 11-2 15-8 4-5 6-17 6-35 0-16-2-27-6-34-4-6-10-8-15-8-6 0-10 2-14 6-4 9-8 20-8 36z">
          <text:p/>
        </draw:path>
        <draw:polygon draw:style-name="gr4" draw:text-style-name="P3" draw:layer="layout" svg:width="0.015cm" svg:height="0.016cm" svg:x="0.73cm" svg:y="3.777cm" svg:viewBox="0 0 16 17" draw:points="0,17 16,17 16,0 0,0">
          <text:p/>
        </draw:polygon>
        <draw:path draw:style-name="gr4" draw:text-style-name="P3" draw:layer="layout" svg:width="0.069cm" svg:height="0.106cm" svg:x="0.763cm" svg:y="3.689cm" svg:viewBox="0 0 70 107" svg:d="M0 78l14-3c0 9 4 12 7 16 3 2 9 4 13 4 6 0 12-2 16-6 4-5 8-11 8-20 0-6-4-12-8-18-4-4-8-6-16-6-4 0-8 2-12 4-1 2-6 4-8 6h-12l10-55h54v12h-42l-5 29c5-4 11-7 19-7 10 0 16 3 24 9 6 6 8 16 8 26 0 11-2 18-8 24-6 10-16 14-28 14-10 0-18-4-24-8-6-6-10-13-10-21z">
          <text:p/>
        </draw:path>
        <draw:line draw:style-name="gr3" draw:text-style-name="P2" draw:layer="layout" svg:x1="0.881cm" svg:y1="3.363cm" svg:x2="0.928cm" svg:y2="3.363cm">
          <text:p/>
        </draw:line>
        <draw:line draw:style-name="gr3" draw:text-style-name="P2" draw:layer="layout" svg:x1="5.662cm" svg:y1="3.363cm" svg:x2="5.613cm" svg:y2="3.363cm">
          <text:p/>
        </draw:line>
        <draw:path draw:style-name="gr4" draw:text-style-name="P3" draw:layer="layout" svg:width="0.039cm" svg:height="0.106cm" svg:x="0.773cm" svg:y="3.31cm" svg:viewBox="0 0 40 107" svg:d="M40 107h-14v-83c-2 4-8 6-12 11-6 1-10 3-14 5v-12c8-4 14-8 20-14 4-4 8-8 10-14h10z">
          <text:p/>
        </draw:path>
        <draw:line draw:style-name="gr3" draw:text-style-name="P2" draw:layer="layout" svg:x1="0.881cm" svg:y1="2.986cm" svg:x2="0.928cm" svg:y2="2.986cm">
          <text:p/>
        </draw:line>
        <draw:line draw:style-name="gr3" draw:text-style-name="P2" draw:layer="layout" svg:x1="5.662cm" svg:y1="2.986cm" svg:x2="5.613cm" svg:y2="2.986cm">
          <text:p/>
        </draw:line>
        <draw:path draw:style-name="gr4" draw:text-style-name="P3" draw:layer="layout" svg:width="0.037cm" svg:height="0.104cm" svg:x="0.651cm" svg:y="2.935cm" svg:viewBox="0 0 38 105" svg:d="M38 105h-12v-82c-3 4-7 6-11 10-6 2-10 5-15 5v-11c7-4 15-8 19-12 6-6 9-10 11-15h8z">
          <text:p/>
        </draw:path>
        <draw:polygon draw:style-name="gr4" draw:text-style-name="P3" draw:layer="layout" svg:width="0.015cm" svg:height="0.016cm" svg:x="0.73cm" svg:y="3.025cm" svg:viewBox="0 0 16 17" draw:points="0,17 16,17 16,0 0,0">
          <text:p/>
        </draw:polygon>
        <draw:path draw:style-name="gr4" draw:text-style-name="P3" draw:layer="layout" svg:width="0.069cm" svg:height="0.106cm" svg:x="0.763cm" svg:y="2.935cm" svg:viewBox="0 0 70 107" svg:d="M0 77h14c0 6 4 13 7 14 3 4 9 6 13 6 6 0 12-2 16-7s8-11 8-19-4-14-8-18-8-6-16-6c-4 0-8 0-12 2-1 2-6 4-8 8l-12-2 10-55h54v14h-42l-5 27c5-4 11-6 19-6 10 0 16 2 24 10 6 6 8 14 8 24s-2 18-8 26-16 12-28 12c-10 0-18-2-24-8s-10-12-10-22z">
          <text:p/>
        </draw:path>
        <draw:line draw:style-name="gr3" draw:text-style-name="P2" draw:layer="layout" svg:x1="0.881cm" svg:y1="2.609cm" svg:x2="0.928cm" svg:y2="2.609cm">
          <text:p/>
        </draw:line>
        <draw:line draw:style-name="gr3" draw:text-style-name="P2" draw:layer="layout" svg:x1="5.662cm" svg:y1="2.609cm" svg:x2="5.613cm" svg:y2="2.609cm">
          <text:p/>
        </draw:line>
        <draw:path draw:style-name="gr4" draw:text-style-name="P3" draw:layer="layout" svg:width="0.069cm" svg:height="0.104cm" svg:x="0.761cm" svg:y="2.558cm" svg:viewBox="0 0 70 105" svg:d="M70 93v12h-70c0-2 0-6 2-8 2-6 4-9 8-13 4-6 11-10 18-17 12-10 20-18 24-24 4-4 6-9 6-15 0-4-2-8-6-12s-8-6-14-6c-8 0-12 2-15 6-5 4-7 10-7 16l-14-2c2-10 6-18 12-22 6-6 14-8 24-8s18 2 24 8 8 12 8 22c0 4 0 7-2 11s-4 8-8 12c-4 6-12 12-20 21-8 6-14 10-16 14-1 2-3 3-6 5z">
          <text:p/>
        </draw:path>
        <draw:line draw:style-name="gr3" draw:text-style-name="P2" draw:layer="layout" svg:x1="0.881cm" svg:y1="2.232cm" svg:x2="0.928cm" svg:y2="2.232cm">
          <text:p/>
        </draw:line>
        <draw:line draw:style-name="gr3" draw:text-style-name="P2" draw:layer="layout" svg:x1="5.662cm" svg:y1="2.232cm" svg:x2="5.613cm" svg:y2="2.232cm">
          <text:p/>
        </draw:line>
        <draw:path draw:style-name="gr4" draw:text-style-name="P3" draw:layer="layout" svg:width="0.069cm" svg:height="0.106cm" svg:x="0.639cm" svg:y="2.181cm" svg:viewBox="0 0 70 107" svg:d="M70 92v15h-70c0-4 0-7 2-11s4-9 9-13c4-4 10-10 18-16 9-10 17-18 21-22 4-6 6-11 6-15 0-6-2-10-4-14-4-4-10-6-15-6-6 0-10 2-14 6s-6 10-6 16l-15-2c2-10 5-16 11-22s14-8 24-8c11 0 19 2 25 8s8 14 8 22c0 4 0 8-2 11-2 4-6 8-10 14-4 4-10 10-20 18-7 6-11 12-13 14s-4 3-6 5z">
          <text:p/>
        </draw:path>
        <draw:polygon draw:style-name="gr4" draw:text-style-name="P3" draw:layer="layout" svg:width="0.015cm" svg:height="0.015cm" svg:x="0.73cm" svg:y="2.272cm" svg:viewBox="0 0 16 16" draw:points="0,16 16,16 16,0 0,0">
          <text:p/>
        </draw:polygon>
        <draw:path draw:style-name="gr4" draw:text-style-name="P3" draw:layer="layout" svg:width="0.069cm" svg:height="0.106cm" svg:x="0.763cm" svg:y="2.183cm" svg:viewBox="0 0 70 107" svg:d="M0 77l14-2c0 6 4 12 7 15 3 2 9 4 13 4 6 0 12-2 16-6 4-5 8-11 8-19s-4-14-8-18-8-6-16-6c-4 0-8 0-12 2-1 2-6 6-8 8l-12-2 10-53h54v12h-42l-5 29c5-6 11-7 19-7 10 0 16 3 24 9 6 6 8 14 8 26 0 8-2 18-8 23-6 9-16 15-28 15-10 0-18-4-24-11-6-4-10-11-10-19z">
          <text:p/>
        </draw:path>
        <draw:line draw:style-name="gr3" draw:text-style-name="P2" draw:layer="layout" svg:x1="0.881cm" svg:y1="1.855cm" svg:x2="0.928cm" svg:y2="1.855cm">
          <text:p/>
        </draw:line>
        <draw:line draw:style-name="gr3" draw:text-style-name="P2" draw:layer="layout" svg:x1="5.662cm" svg:y1="1.855cm" svg:x2="5.613cm" svg:y2="1.855cm">
          <text:p/>
        </draw:line>
        <draw:path draw:style-name="gr4" draw:text-style-name="P3" draw:layer="layout" svg:width="0.069cm" svg:height="0.106cm" svg:x="0.763cm" svg:y="1.804cm" svg:viewBox="0 0 70 107" svg:d="M0 78l14-2c0 8 4 14 7 16 3 3 7 5 13 5s12-2 16-5c4-6 6-10 6-16s-2-12-6-16-8-7-14-7c-4 0-6 0-10 3l2-13h2c6 0 10 0 14-3 6-2 8-8 8-14 0-4-2-8-6-12-2-2-8-4-12-4-6 0-10 2-13 4-3 4-5 8-7 16l-12-4c0-8 4-14 10-20 6-4 14-6 22-6 6 0 10 0 16 2 4 4 8 6 10 12 4 4 4 8 4 12 0 6 0 10-2 14-4 3-8 5-12 7 6 2 12 6 14 11 4 4 6 10 6 16 0 10-4 18-10 23-6 8-16 10-26 10s-18-2-24-8-10-11-10-21z">
          <text:p/>
        </draw:path>
        <draw:line draw:style-name="gr3" draw:text-style-name="P2" draw:layer="layout" svg:x1="0.881cm" svg:y1="1.478cm" svg:x2="0.928cm" svg:y2="1.478cm">
          <text:p/>
        </draw:line>
        <draw:line draw:style-name="gr3" draw:text-style-name="P2" draw:layer="layout" svg:x1="5.662cm" svg:y1="1.478cm" svg:x2="5.613cm" svg:y2="1.478cm">
          <text:p/>
        </draw:line>
        <draw:path draw:style-name="gr4" draw:text-style-name="P3" draw:layer="layout" svg:width="0.069cm" svg:height="0.106cm" svg:x="0.641cm" svg:y="1.427cm" svg:viewBox="0 0 70 107" svg:d="M0 78l13-2c2 8 4 14 8 18 4 1 8 3 14 3 5 0 9-2 15-5 4-4 6-10 6-16s-2-12-6-16-10-6-15-6c-2 0-4 2-8 2v-12c2 0 2 0 2 0 6 0 11 0 15-3 4-2 6-6 6-12s0-10-4-12c-4-4-8-6-11-6-6 0-10 2-14 6-2 2-6 8-6 14l-15-2c2-10 7-16 13-23 6-4 12-6 20-6 5 0 11 0 17 4 4 2 8 7 10 11s4 8 4 14c0 4 0 8-4 12-2 3-6 5-10 7 6 2 10 6 14 10s6 10 6 18-4 16-10 23c-8 6-16 8-25 8-10 0-18-2-24-8-6-5-11-11-11-21z">
          <text:p/>
        </draw:path>
        <draw:polygon draw:style-name="gr4" draw:text-style-name="P3" draw:layer="layout" svg:width="0.015cm" svg:height="0.015cm" svg:x="0.73cm" svg:y="1.518cm" svg:viewBox="0 0 16 16" draw:points="0,16 16,16 16,0 0,0">
          <text:p/>
        </draw:polygon>
        <draw:path draw:style-name="gr4" draw:text-style-name="P3" draw:layer="layout" svg:width="0.069cm" svg:height="0.104cm" svg:x="0.763cm" svg:y="1.429cm" svg:viewBox="0 0 70 105" svg:d="M0 76h14c0 6 4 12 7 14 3 3 9 5 13 5 6 0 12-2 16-7 4-4 8-10 8-18s-4-14-8-19c-4-4-8-6-16-6-4 0-8 0-12 2-1 2-6 4-8 9l-12-3 10-53h54v12h-42l-5 27c5-3 11-5 19-5 10 0 16 4 24 9 6 6 8 15 8 25s-2 18-8 25c-6 8-16 12-28 12-10 0-18-2-24-8-6-4-10-11-10-21z">
          <text:p/>
        </draw:path>
        <draw:line draw:style-name="gr3" draw:text-style-name="P2" draw:layer="layout" svg:x1="0.881cm" svg:y1="1.101cm" svg:x2="0.928cm" svg:y2="1.101cm">
          <text:p/>
        </draw:line>
        <draw:line draw:style-name="gr3" draw:text-style-name="P2" draw:layer="layout" svg:x1="5.662cm" svg:y1="1.101cm" svg:x2="5.613cm" svg:y2="1.101cm">
          <text:p/>
        </draw:line>
        <draw:path draw:style-name="gr4" draw:text-style-name="P3" draw:layer="layout" svg:width="0.073cm" svg:height="0.106cm" svg:x="0.759cm" svg:y="1.05cm" svg:viewBox="0 0 74 107" svg:d="M46 107v-25h-46v-12l48-70h12v70h14v12h-14v25zM46 70v-48l-34 48z">
          <text:p/>
        </draw:path>
        <draw:line draw:style-name="gr3" draw:text-style-name="P2" draw:layer="layout" svg:x1="0.881cm" svg:y1="0.724cm" svg:x2="0.928cm" svg:y2="0.724cm">
          <text:p/>
        </draw:line>
        <draw:line draw:style-name="gr3" draw:text-style-name="P2" draw:layer="layout" svg:x1="5.662cm" svg:y1="0.724cm" svg:x2="5.613cm" svg:y2="0.724cm">
          <text:p/>
        </draw:line>
        <draw:path draw:style-name="gr4" draw:text-style-name="P3" draw:layer="layout" svg:width="0.073cm" svg:height="0.106cm" svg:x="0.637cm" svg:y="0.673cm" svg:viewBox="0 0 74 107" svg:d="M46 107v-25h-46v-12l48-70h10v70h16v12h-16v25zM46 70v-47l-34 47z">
          <text:p/>
        </draw:path>
        <draw:polygon draw:style-name="gr4" draw:text-style-name="P3" draw:layer="layout" svg:width="0.015cm" svg:height="0.015cm" svg:x="0.73cm" svg:y="0.764cm" svg:viewBox="0 0 16 16" draw:points="0,16 16,16 16,0 0,0">
          <text:p/>
        </draw:polygon>
        <draw:path draw:style-name="gr4" draw:text-style-name="P3" draw:layer="layout" svg:width="0.069cm" svg:height="0.106cm" svg:x="0.763cm" svg:y="0.675cm" svg:viewBox="0 0 70 107" svg:d="M0 78l14-2c0 8 4 12 7 16 3 3 9 3 13 3 6 0 12-2 16-5 4-6 8-12 8-20 0-6-4-12-8-18-4-4-8-6-16-6-4 0-8 2-12 4-1 2-6 4-8 6h-12l10-56h54v12h-42l-5 30c5-3 11-7 19-7 10 0 16 4 24 9 6 6 8 16 8 26s-2 18-8 23c-6 10-16 14-28 14-10 0-18-4-24-8-6-6-10-13-10-21z">
          <text:p/>
        </draw:path>
        <draw:line draw:style-name="gr3" draw:text-style-name="P2" draw:layer="layout" svg:x1="0.881cm" svg:y1="0.349cm" svg:x2="0.928cm" svg:y2="0.349cm">
          <text:p/>
        </draw:line>
        <draw:line draw:style-name="gr3" draw:text-style-name="P2" draw:layer="layout" svg:x1="5.662cm" svg:y1="0.349cm" svg:x2="5.613cm" svg:y2="0.349cm">
          <text:p/>
        </draw:line>
        <draw:path draw:style-name="gr4" draw:text-style-name="P3" draw:layer="layout" svg:width="0.069cm" svg:height="0.106cm" svg:x="0.763cm" svg:y="0.298cm" svg:viewBox="0 0 70 107" svg:d="M0 78l14-3c0 9 4 13 7 17 3 3 9 5 13 5 6 0 12-3 16-7s6-12 6-19c0-8-2-14-6-18s-10-8-16-8c-4 0-8 2-12 4-1 2-6 4-8 8l-12-2 10-55h54v14h-42l-5 27c5-3 11-5 19-5s16 2 24 7c6 8 8 16 8 26 0 11-2 19-8 26-6 8-16 12-28 12-10 0-18-2-24-8-6-5-10-11-10-21z">
          <text:p/>
        </draw:path>
        <draw:line draw:style-name="gr3" draw:text-style-name="P2" draw:layer="layout" svg:x1="0.881cm" svg:y1="0.347cm" svg:x2="5.662cm" svg:y2="0.347cm">
          <text:p/>
        </draw:line>
        <draw:polyline draw:style-name="gr3" draw:text-style-name="P2" draw:layer="layout" svg:width="4.781cm" svg:height="3.77cm" svg:x="0.881cm" svg:y="0.347cm" svg:viewBox="0 0 4782 3771" draw:points="0,3771 4782,3771 4782,0">
          <text:p/>
        </draw:polyline>
        <draw:line draw:style-name="gr3" draw:text-style-name="P2" draw:layer="layout" svg:x1="0.881cm" svg:y1="4.117cm" svg:x2="0.881cm" svg:y2="0.347cm">
          <text:p/>
        </draw:line>
        <draw:path draw:style-name="gr5" draw:text-style-name="P2" draw:layer="layout" svg:width="0.293cm" svg:height="0.46cm" svg:x="5.369cm" svg:y="0.349cm" svg:viewBox="0 0 294 461" svg:d="M0 461v-2h2v-4h2l2-2v-4h2v-4h2l2-2v-2l2-2 2-4 2-2 2-4 2-4 4-2v-4l2-3 4-2v-4l3-4 2-2v-4l6-6v-2l2-2v-2l4-4v-2l2-2v-2l2-2 2-2v-2l2-2v-2l2-1 2-2v-2l2-2h2v-2l2-2v-2l2-2v-2h2v-2l2-2v-2h2v-4l6-6v-4l2-2 4-4 1-4v-2h2l4-7v-2h2l2-4 2-2v-4h2l2-4 2-2v-2l4-2v-4l2-2v-2l4-2v-4l2-2h2v-4h2v-4l2-2h2v-4h2v-2l2-1v-2h2v-4h2v-2l2-2v-2h2l2-2v-2l1-2v-2l4-5v-2l2-2 4-8v-2h2l2-4 2-4v-2h2l2-4 4-3v-2l2-4 7-6v-2l2-2v-4h2l2-2v-2l2-2v-2l2-2 2-2v-2l2-2v-2h2v-2l2-2v-2l2-2h1v-2l2-2v-3l2-2h2v-2l2-2v-2h2v-4l4-4v-2h2v-4l4-2 2-4 2-4v-2h2l2-4v-4l4-2 2-4v-2h2l4-7 2-2v-2l4-2v-4l2-2v-2l4-2v-4l2-2h1v-2l2-2v-4l2-2h2v-4h2v-2l2-2v-2h2v-4h2v-2l2-1v-2h2l2-2v-2l2-2v-4h2c3-4 5-9 8-14v-2h2l4-8v-2h2l2-4h2">
          <text:p/>
        </draw:path>
        <draw:path draw:style-name="gr5" draw:text-style-name="P2" draw:layer="layout" svg:width="0.287cm" svg:height="0.451cm" svg:x="5.082cm" svg:y="0.809cm" svg:viewBox="0 0 288 452" svg:d="M0 452v-2l4-2v-2l2-2v-1l4-4v-2l2-2v-2h2v-4h2v-2l2-2v-2h2v-4h2v-2h2v-4h2v-4h2v-2h2v-4h2l2-2v-2l2-2v-4h2c4-5 7-13 12-19l3-2v-2l2-2v-4l4-2v-2l2-2v-4h2l2-2v-2l2-2v-2l2-2v-2l2-2 2-2v-2l2-1v-2h2v-2l2-2v-2l4-2v-4l2-2v-2l2-2h2v-2l2-2v-4l2-2h2v-2l2-2v-2h2v-2l2-2v-2l3-2v-2h2v-2l3-4 2-3v-2l4-4 2-4 2-2v-4h2l2-4 2-2v-4h2l2-4 2-2v-2l4-2v-4l4-2v-2l2-2v-2l2-2v-2h2v-1l2-2v-2h2v-4h2v-4h2v-2h2v-4h2v-2l2-2v-2h1v-4h2l2-2v-2l2-2v-5h2l2-2v-2l2-2 2-4 2-2v-2l2-1 2-4 4-2v-4l2-4 4-2v-4l6-6v-2l2-2v-4h2l2-2v-2l2-2v-2l2-2v-2h2v-2l2-2v-2l3-1v-4l2-2v-2l2-2h2v-4l2-2h2v-2l2-2v-2l2-2v-2h2v-2l2-2v-2l2-2v-2h2v-2l4-4v-4h2v-2l4-4 2-3 2-2v-4h2l2-4 2-2v-4h2l2-4 2-2v-4h2l2-2v-2l3-2v-2l2-2v-4l4-2v-2l2-2v-2h2v-4h2v-3h2v-2h2v-4h2v-2l2-2">
          <text:p/>
        </draw:path>
        <draw:path draw:style-name="gr5" draw:text-style-name="P2" draw:layer="layout" svg:width="0.29cm" svg:height="0.456cm" svg:x="4.792cm" svg:y="1.26cm" svg:viewBox="0 0 291 457" svg:d="M0 457h2v-2l6-6v-2l2-2v-2l2-2 2-2v-2l2-2v-2l4-2v-4l1-2v-2l4-2v-3l2-2v-2l4-2v-4l4-2v-2l2-2v-2l2-2v-2h2v-2l2-2v-2l2-2v-2h2v-2l2-2v-2l3-2v-2h2v-2h2v-4h2v-3h2l2-2v-4h2l2-2v-2l2-2v-2l2-2 2-2v-2l3-4v-2l2-4 4-2v-2l2-2v-4h2l2-2c1-3 3-7 6-10v-2l2-1v-2l4-4v-2l2-2v-2l2-2v-2l4-2v-4l4-2v-4l2-2v-2h2l2-2v-4l2-2h2v-2l2-2v-2l2-2v-2h2v-2l1-1v-2h2v-4h2v-2l2-2 2-2v-2l2-2 2-2v-2l4-4v-2l2-2v-4h2l2-2v-2l2-2v-5h2l2-2v-2l4-2v-4l2-1v-2l4-2v-2l2-2v-2l2-2v-2l4-4v-2l2-2v-2h2v-2l2-2v-2h1v-4h2v-2h2v-4h2v-4h2v-2h2v-4h2l2-2v-2l2-1v-2l2-2 2-2v-2l2-2 2-2v-2l2-4 4-2v-4l6-6v-2l2-2v-2l4-4v-4h2l2-2v-2l2-2v-2l2-1v-2l4-2v-4l1-2v-2l4-2v-4l2-2v-2l4-2v-4l2-2h2v-2l2-2v-2l2-2v-2h2v-2l2-2v-2h2v-2l2-2v-2l2-1v-2h2v-2c5-5 11-18 16-24v-4h2l2-2v-2l3-2v-4l2-2">
          <text:p/>
        </draw:path>
        <draw:polyline draw:style-name="gr5" draw:text-style-name="P2" draw:layer="layout" svg:width="0.289cm" svg:height="0.457cm" svg:x="4.503cm" svg:y="1.716cm" svg:viewBox="0 0 290 458" draw:points="0,458 0,456 2,454 2,452 6,450 6,449 10,445 10,443 12,441 12,439 14,437 16,435 16,433 18,431 18,429 20,429 20,427 22,425 22,423 24,421 24,419 26,419 26,417 28,415 30,413 30,411 32,409 32,407 36,403 36,401 39,397 39,395 41,394 41,392 43,392 43,390 45,388 45,386 47,384 47,382 51,380 51,376 55,374 55,372 57,370 57,366 61,364 61,362 63,360 63,358 65,356 65,354 67,352 69,350 69,348 71,346 71,344 73,344 73,342 75,341 75,339 77,337 77,335 79,335 79,333 81,333 81,329 83,329 85,327 85,323 87,323 87,319 89,319 91,317 91,315 94,311 94,309 96,307 96,305 100,301 100,299 102,297 102,295 106,293 106,289 110,287 110,286 112,284 112,282 114,280 114,278 116,276 118,274 118,272 120,270 120,268 124,264 124,262 126,260 126,258 130,256 130,252 132,250 132,248 136,246 136,244 138,242 138,240 140,238 142,236 142,234 144,233 146,230 146,228 147,226 147,224 149,224 149,222 151,220 151,218 153,216 153,214 155,214 155,212 159,208 159,204 161,204 161,202 163,200 165,198 165,196 169,192 169,190 171,188 171,186 173,186 173,184 175,182 175,180 177,179 177,177 181,175 181,171 185,169 185,165 187,163 187,161 191,159 191,157 193,155 193,153 197,149 197,147 199,145 199,143 200,141 200,139 202,139 202,137 204,135 204,133 206,131 206,129 208,129 208,127 210,127 210,124 214,122 214,118 216,118 216,114 218,114 220,112 220,110 225,106 225,104 227,102 227,100 231,96 231,94 235,92 235,88 237,86 237,84 241,82 241,80 243,78 243,76 245,74 245,72 249,69 249,67 251,65 251,63 255,59 255,57 256,55 256,53 260,49 260,47 262,45 262,43 266,41 266,37 270,35 270,33 272,31 272,27 274,27 276,25 276,23 278,21 278,19 280,19 280,18 282,16 282,14 284,12 284,10 286,10 286,8 288,6 288,4 290,4 290,0">
          <text:p/>
        </draw:polyline>
        <draw:path draw:style-name="gr5" draw:text-style-name="P2" draw:layer="layout" svg:width="0.296cm" svg:height="0.466cm" svg:x="4.207cm" svg:y="2.173cm" svg:viewBox="0 0 297 467" svg:d="M0 467l4-4v-2l2-2h2v-2l2-2v-4l2-2h1v-2l2-2v-2l2-2v-2l2-2v-2l4-4v-2l4-2v-4l2-1v-2l4-2v-4l4-2v-2l2-2v-2l2-2v-2l2-2 2-2 2-4 2-2v-2l2-2 2-4 2-2v-2l4-4v-2l2-2 2-2v-2l2-1v-2l1-2 2-2v-2h2v-2l2-2v-2l2-2v-2h2v-2l2-2v-2l4-2v-2l2-2v-4l4-2v-2l2-2v-2l5-4v-2l2-2v-2l2-1 2-2v-2l2-2v-2l2-2v-2l2-2 2-3v-2l4-2 2-4v-4l4-2v-4h2v-4h1l2-2v-2l2-2 2-2v-2l2-2v-2l2-2 2-1v-2l2-2h2v-4l2-2v-2l2-2h2v-2l2-2v-2l2-2v-2h2v-2l2-2v-2l2-2v-2l2-2 2-2v-2l2-2v-2l2-2 2-2v-2l4-2v-1l2-2v-4l4-2v-2c5-6 6-13 11-18v-2h2v-2l2-2v-2l2-2v-2h2v-2l2-2v-2l4-4v-2h2v-1l2-2v-2l2-2v-2h2v-2l2-2v-2l4-2v-4l2-2v-2l4-2v-2l2-2v-2l2-2 2-2v-4l3-2v-2l2-2v-2l2-2v-2l4-3v-2l2-2v-2l4-2v-4l2-2v-2l4-2v-4h2l2-2v-2l2-2v-4h2l2-2v-2l2-2v-2l2-2 2-2v-2l4-4v-1l2-2v-2l4-2v-2l2-2v-2h2v-2l2-2v-2l2-2v-2l1-2v-2l2-2 2-2v-2l2-2v-2l2-2 2-2v-2l4-2v-2">
          <text:p/>
        </draw:path>
        <draw:polyline draw:style-name="gr5" draw:text-style-name="P2" draw:layer="layout" svg:width="0.287cm" svg:height="0.451cm" svg:x="3.92cm" svg:y="2.639cm" svg:viewBox="0 0 288 452" draw:points="0,452 6,446 8,442 8,440 12,437 14,433 16,431 16,429 18,427 18,425 20,423 22,421 22,419 24,417 26,415 26,413 28,411 28,409 30,407 31,407 31,403 33,401 35,401 35,397 37,397 37,395 39,393 39,391 41,391 41,387 43,387 43,386 45,384 45,382 47,380 47,378 51,376 51,372 55,370 55,368 57,366 57,362 61,360 61,358 63,356 63,352 67,350 67,348 69,346 71,342 73,338 73,336 75,336 77,332 81,329 81,327 83,325 83,323 86,319 86,317 90,313 90,311 92,311 92,307 94,307 94,305 96,303 96,301 98,301 98,299 100,297 100,295 102,293 102,291 104,291 104,289 106,287 106,285 108,283 110,283 110,281 112,279 112,278 114,276 114,274 118,270 118,268 121,266 121,264 123,262 125,260 125,258 127,256 127,254 131,250 131,248 133,246 137,242 139,238 139,236 142,232 144,228 146,226 146,224 148,223 148,219 150,219 152,217 152,215 156,211 156,209 158,207 158,205 162,201 162,199 164,197 166,197 166,193 168,193 168,191 170,189 170,187 172,187 172,183 174,183 174,181 176,179 176,177 178,175 178,173 180,173 180,171 182,170 182,168 186,166 186,161 188,159 188,157 192,155 192,151 195,149 195,147 197,145 197,143 199,141 201,137 201,135 203,135 207,127 209,125 211,123 211,121 213,117 217,114 217,112 219,110 221,108 221,106 223,106 223,102 227,98 227,96 229,96 229,94 231,92 231,90 233,88 233,86 235,86 235,84 237,82 237,80 241,78 241,76 243,74 243,70 247,68 247,66 248,64 248,62 250,61 250,59 254,55 254,53 256,51 256,49 260,45 260,43 262,41 266,37 266,33 268,31 272,27 272,23 274,23 276,21 278,17 278,13 280,13 282,11 282,9 286,6 286,4 288,2 288,0">
          <text:p/>
        </draw:polyline>
        <draw:path draw:style-name="gr5" draw:text-style-name="P2" draw:layer="layout" svg:width="0.291cm" svg:height="0.458cm" svg:x="3.629cm" svg:y="3.09cm" svg:viewBox="0 0 292 459" svg:d="M0 459h2v-2l2-2v-2h2l2-2v-2l2-2v-2l4-4v-2l2-2v-2l2-2 2-4v-2l2-2 2-2 4-4v-3l2-2 4-4 2-2v-4h2l2-4 2-2v-2l2-2v-2l4-4v-2l2-2v-2l2-2 3-2v-2l3-4v-2l2-2v-2l2-2h2v-3h2v-4l2-2h2v-4h2v-2h2v-4l4-4v-2l2-2v-2l4-2 2-4v-4l4-2c4-12 4-3 10-17v-2h2l4-8 3-2v-4l4-4v-2l2-2v-2l2-2h2v-4h2v-2l2-2v-2h2v-4h2v-2l2-2v-2h2v-3h2v-2l2-2v-2h2l2-2v-2l2-2v-4h2l2-2v-2l2-2v-2l2-2v-3l2-2 2-2v-2l2-2v-2l2-2 2-2 2-4 3-4v-1l4-4 2-4 2-2v-2l2-2 2-4 2-2v-2l2-2v-2l4-4v-2l2-2 2-2v-2l2-2v-2l2-2h2v-4l2-2h2v-4h2v-1l2-2v-2l2-2v-2h2v-2l2-2v-2l2-2v-2l4-2 2-4v-4l3-2 2-4v-2l4-4 2-4v-2l4-4 4-7 2-2 2-4 4-4v-2l2-2v-2l2-2h2v-4l4-4v-2h2v-4h2v-2l2-2v-2h2v-2l2-2v-2l2-2v-2l4-2v-3l1-2h2v-2l2-2v-2l2-2v-2l2-2v-2l2-2 2-2v-2l2-2v-2l4-4 2-4v-2l2-2">
          <text:p/>
        </draw:path>
        <draw:polyline draw:style-name="gr5" draw:text-style-name="P2" draw:layer="layout" svg:width="0.284cm" svg:height="0.453cm" svg:x="3.345cm" svg:y="3.548cm" svg:viewBox="0 0 285 454" draw:points="0,454 0,450 4,448 4,446 6,444 6,441 8,439 10,439 10,437 12,435 12,433 14,431 14,429 15,429 15,425 18,425 18,423 20,421 20,419 22,419 22,417 24,415 24,413 26,413 26,409 28,409 30,407 30,405 34,401 34,399 36,397 36,395 38,393 40,389 44,386 44,384 46,380 50,376 50,374 54,370 56,366 56,364 60,360 62,356 64,354 64,350 66,350 68,348 68,346 70,344 70,342 71,340 71,338 73,338 73,337 75,335 75,333 79,329 79,327 81,325 81,323 83,321 85,321 85,317 87,315 89,315 89,311 91,311 91,309 93,307 93,305 95,305 95,301 97,301 97,299 99,299 99,295 101,295 101,293 105,289 107,285 109,283 113,276 113,274 115,274 119,266 119,264 121,264 124,256 128,254 128,252 130,250 130,246 134,244 134,242 136,240 136,238 140,234 140,232 142,230 142,228 144,227 144,225 146,225 146,221 148,221 148,219 150,219 150,215 152,215 152,213 154,211 154,209 156,209 156,205 158,205 160,203 160,199 162,199 164,197 164,195 166,193 166,191 168,189 170,185 172,183 172,180 174,178 176,175 179,171 179,169 183,165 183,161 185,159 189,155 191,153 191,151 193,149 193,145 195,145 197,143 197,141 199,139 199,137 203,133 203,131 205,129 205,127 207,125 209,123 209,121 211,120 211,118 213,116 215,114 215,112 217,110 219,110 219,106 221,106 221,104 223,102 223,100 225,100 225,96 227,96 227,94 229,94 229,90 234,84 234,80 238,78 242,70 242,68 244,68 248,61 248,59 250,59 254,51 258,49 258,45 260,41 264,39 264,35 270,29 270,25 274,21 274,19 276,19 276,15 278,13 280,13 280,10 282,10 282,8 284,6 284,4 285,4 285,0">
          <text:p/>
        </draw:polyline>
        <draw:polyline draw:style-name="gr5" draw:text-style-name="P2" draw:layer="layout" svg:width="0.354cm" svg:height="0.116cm" svg:x="2.991cm" svg:y="4.001cm" svg:viewBox="0 0 355 117" draw:points="0,117 280,117 282,115 282,111 284,111 286,107 288,105 288,103 290,101 290,99 294,95 294,93 296,91 296,89 298,89 298,87 300,85 300,83 304,81 304,77 306,75 306,73 308,71 310,71 310,69 312,67 312,65 314,65 314,61 316,61 316,59 318,57 318,55 319,55 319,51 323,49 323,45 325,45 325,42 329,40 331,36 333,34 333,30 335,30 337,26 339,24 339,20 341,20 343,16 345,14 345,10 347,10 349,6 351,4 351,2 355,0">
          <text:p/>
        </draw:polyline>
        <draw:line draw:style-name="gr5" draw:text-style-name="P2" draw:layer="layout" svg:x1="2.626cm" svg:y1="4.117cm" svg:x2="2.991cm" svg:y2="4.117cm">
          <text:p/>
        </draw:line>
        <draw:line draw:style-name="gr5" draw:text-style-name="P2" draw:layer="layout" svg:x1="2.261cm" svg:y1="4.117cm" svg:x2="2.626cm" svg:y2="4.117cm">
          <text:p/>
        </draw:line>
        <draw:line draw:style-name="gr5" draw:text-style-name="P2" draw:layer="layout" svg:x1="1.896cm" svg:y1="4.117cm" svg:x2="2.261cm" svg:y2="4.117cm">
          <text:p/>
        </draw:line>
        <draw:line draw:style-name="gr5" draw:text-style-name="P2" draw:layer="layout" svg:x1="1.529cm" svg:y1="4.117cm" svg:x2="1.896cm" svg:y2="4.117cm">
          <text:p/>
        </draw:line>
        <draw:line draw:style-name="gr5" draw:text-style-name="P2" draw:layer="layout" svg:x1="1.163cm" svg:y1="4.117cm" svg:x2="1.529cm" svg:y2="4.117cm">
          <text:p/>
        </draw:line>
        <draw:line draw:style-name="gr5" draw:text-style-name="P2" draw:layer="layout" svg:x1="0.881cm" svg:y1="4.117cm" svg:x2="1.163cm" svg:y2="4.117cm">
          <text:p/>
        </draw:line>
        <draw:line draw:style-name="gr6" draw:text-style-name="P2" draw:layer="layout" svg:x1="5.296cm" svg:y1="3.363cm" svg:x2="5.662cm" svg:y2="3.363cm">
          <text:p/>
        </draw:line>
        <draw:path draw:style-name="gr6" draw:text-style-name="P2" draw:layer="layout" svg:width="1.826cm" svg:height="0cm" svg:x="3.469cm" svg:y="3.363cm" svg:viewBox="0 0 1827 0" svg:d="M1462 0h365M1095 0h367M730 0h365M365 0h365M0 0h365">
          <text:p/>
        </draw:path>
        <draw:path draw:style-name="gr6" draw:text-style-name="P2" draw:layer="layout" svg:width="2.588cm" svg:height="0.754cm" svg:x="0.881cm" svg:y="3.363cm" svg:viewBox="0 0 2589 755" svg:d="M2221 755h169v-755h199M1856 755h365M1490 755h366M1125 755h365M758 755h367M392 755h366M27 755h365M0 755h27">
          <text:p/>
        </draw:path>
        <draw:polygon draw:style-name="gr1" draw:text-style-name="P1" draw:layer="layout" svg:width="0.906cm" svg:height="0.408cm" svg:x="0.953cm" svg:y="0.422cm" svg:viewBox="0 0 907 409" draw:points="0,409 907,409 907,0 0,0">
          <text:p/>
        </draw:polygon>
        <draw:polygon draw:style-name="gr2" draw:text-style-name="P2" draw:layer="layout" svg:width="0.904cm" svg:height="0.408cm" svg:x="0.953cm" svg:y="0.422cm" svg:viewBox="0 0 905 409" draw:points="0,409 0,0 905,0 905,409">
          <text:p/>
        </draw:polygon>
        <draw:line draw:style-name="gr3" draw:text-style-name="P2" draw:layer="layout" svg:x1="0.953cm" svg:y1="0.422cm" svg:x2="1.857cm" svg:y2="0.422cm">
          <text:p/>
        </draw:line>
        <draw:polyline draw:style-name="gr3" draw:text-style-name="P2" draw:layer="layout" svg:width="0.904cm" svg:height="0.408cm" svg:x="0.953cm" svg:y="0.422cm" svg:viewBox="0 0 905 409" draw:points="0,409 905,409 905,0">
          <text:p/>
        </draw:polyline>
        <draw:line draw:style-name="gr3" draw:text-style-name="P2" draw:layer="layout" svg:x1="0.953cm" svg:y1="0.83cm" svg:x2="0.953cm" svg:y2="0.422cm">
          <text:p/>
        </draw:line>
        <draw:line draw:style-name="gr3" draw:text-style-name="P2" draw:layer="layout" svg:x1="0.953cm" svg:y1="0.83cm" svg:x2="1.857cm" svg:y2="0.83cm">
          <text:p/>
        </draw:line>
        <draw:polyline draw:style-name="gr3" draw:text-style-name="P2" draw:layer="layout" svg:width="0.904cm" svg:height="0.408cm" svg:x="0.953cm" svg:y="0.422cm" svg:viewBox="0 0 905 409" draw:points="0,409 0,0 905,0">
          <text:p/>
        </draw:polyline>
        <draw:polyline draw:style-name="gr3" draw:text-style-name="P2" draw:layer="layout" svg:width="0.904cm" svg:height="0.408cm" svg:x="0.953cm" svg:y="0.422cm" svg:viewBox="0 0 905 409" draw:points="0,409 905,409 905,0">
          <text:p/>
        </draw:polyline>
        <draw:line draw:style-name="gr3" draw:text-style-name="P2" draw:layer="layout" svg:x1="0.953cm" svg:y1="0.83cm" svg:x2="0.953cm" svg:y2="0.422cm">
          <text:p/>
        </draw:line>
        <draw:path draw:style-name="gr4" draw:text-style-name="P3" draw:layer="layout" svg:width="0.066cm" svg:height="0.11cm" svg:x="1.533cm" svg:y="0.508cm" svg:viewBox="0 0 67 111" svg:d="M2 86l11 2c2 4 2 8 6 10 2 2 6 2 12 2s12 0 14-2c4-4 6-6 8-12 0-2 0-8 0-16-6 6-12 10-22 10s-18-4-24-12c-5-6-7-16-7-25 0-8 0-17 3-23 2-6 6-10 10-14 6-4 12-6 18-6 10 0 18 4 24 12v-10h12v68c0 12-3 20-5 26-2 4-6 7-11 11-6 2-12 4-20 4s-16-2-22-6-7-9-7-19zM11 41c0 9 2 17 6 21 4 6 10 8 16 8s12-2 16-8c4-4 6-12 6-21 0-8-2-17-6-21-6-6-10-8-16-8s-12 2-16 6c-4 6-6 13-6 23z">
          <text:p/>
        </draw:path>
        <draw:path draw:style-name="gr4" draw:text-style-name="P3" draw:layer="layout" svg:width="0.035cm" svg:height="0.137cm" svg:x="1.617cm" svg:y="0.481cm" svg:viewBox="0 0 36 138" svg:d="M27 138c-6-10-12-19-18-31-5-12-9-26-9-37 0-12 2-24 6-34 5-13 13-24 21-36h9c-6 10-9 16-11 21-2 7-6 13-6 21-2 10-4 18-4 28 0 21 8 45 21 68z">
          <text:p/>
        </draw:path>
        <draw:path draw:style-name="gr4" draw:text-style-name="P3" draw:layer="layout" svg:width="0.071cm" svg:height="0.077cm" svg:x="1.658cm" svg:y="0.51cm" svg:viewBox="0 0 72 78" svg:d="M0 78l28-39-26-39h16l12 18c4 4 4 9 6 11 1-4 3-7 5-9l15-20h14l-27 39 29 39h-16l-20-30-20 30z">
          <text:p/>
        </draw:path>
        <draw:path draw:style-name="gr4" draw:text-style-name="P3" draw:layer="layout" svg:width="0.033cm" svg:height="0.137cm" svg:x="1.741cm" svg:y="0.481cm" svg:viewBox="0 0 34 138" svg:d="M9 138h-9c14-23 20-47 20-68 0-10 0-18-2-28-2-6-4-14-8-21-1-5-3-11-10-21h9c9 12 15 23 19 36 4 10 6 22 6 34 0 11-2 25-8 37-4 12-10 21-17 31z">
          <text:p/>
        </draw:path>
        <draw:line draw:style-name="gr5" draw:text-style-name="P2" draw:layer="layout" svg:x1="1.042cm" svg:y1="0.534cm" svg:x2="1.481cm" svg:y2="0.534cm">
          <text:p/>
        </draw:line>
        <draw:path draw:style-name="gr4" draw:text-style-name="P3" draw:layer="layout" svg:width="0.066cm" svg:height="0.11cm" svg:x="1.533cm" svg:y="0.691cm" svg:viewBox="0 0 67 111" svg:d="M2 85l11 2c2 4 2 6 6 8 2 4 6 4 12 4s12 0 14-4c4-2 6-6 8-10 0-2 0-8 0-15-6 6-12 9-22 9s-18-3-24-11c-5-9-7-17-7-29 0-6 0-14 3-19 2-6 6-10 10-14 6-4 12-6 18-6 10 0 18 4 24 12v-10h12v68c0 11-3 19-5 23-2 6-6 10-11 12-6 4-12 6-20 6s-16-2-22-6c-6-6-7-12-7-20zM11 39c0 10 2 18 6 22 4 5 10 7 16 7s12-2 16-7c4-4 6-12 6-22s-2-15-6-21c-6-4-10-6-16-6s-12 2-16 6c-4 6-6 11-6 21z">
          <text:p/>
        </draw:path>
        <draw:path draw:style-name="gr4" draw:text-style-name="P3" draw:layer="layout" svg:width="0.014cm" svg:height="0.034cm" svg:x="1.617cm" svg:y="0.663cm" svg:viewBox="0 0 15 35" svg:d="M0 14v-14h15v12c0 7 0 11-2 15-3 4-5 6-11 8l-2-4c2-2 4-4 6-6 0-2 2-4 2-11z">
          <text:p/>
        </draw:path>
        <draw:path draw:style-name="gr4" draw:text-style-name="P3" draw:layer="layout" svg:width="0.036cm" svg:height="0.14cm" svg:x="1.65cm" svg:y="0.661cm" svg:viewBox="0 0 37 141" svg:d="M27 141c-8-10-14-20-19-32-6-13-8-25-8-37s2-23 6-33c5-12 11-24 21-39h10c-6 12-10 19-12 23-4 8-6 14-8 22s-2 17-2 27c0 22 6 45 22 69z">
          <text:p/>
        </draw:path>
        <draw:path draw:style-name="gr4" draw:text-style-name="P3" draw:layer="layout" svg:width="0.07cm" svg:height="0.076cm" svg:x="1.692cm" svg:y="0.693cm" svg:viewBox="0 0 71 77" svg:d="M0 77l28-40-26-37h15l13 18c2 4 4 5 6 9 2-4 4-5 6-9l12-18h15l-25 35 27 42h-15l-20-30-21 30z">
          <text:p/>
        </draw:path>
        <draw:path draw:style-name="gr4" draw:text-style-name="P3" draw:layer="layout" svg:width="0.035cm" svg:height="0.14cm" svg:x="1.772cm" svg:y="0.661cm" svg:viewBox="0 0 36 141" svg:d="M10 141h-10c14-24 22-47 22-69 0-10 0-19-4-27 0-8-2-14-6-22-2-4-6-11-12-23h10c8 15 16 27 21 39 3 10 5 21 5 33s-2 24-7 37c-5 12-13 22-19 32z">
          <text:p/>
        </draw:path>
        <draw:line draw:style-name="gr6" draw:text-style-name="P2" draw:layer="layout" svg:x1="1.042cm" svg:y1="0.716cm" svg:x2="1.481cm" svg:y2="0.716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pitch="variable"/>
    <style:font-face style:name="NimbusRomNo9L-Regu1" svg:font-family="NimbusRomNo9L-Regu"/>
    <style:font-face style:name="NimbusRomNo9L-ReguItal" svg:font-family="NimbusRomNo9L-ReguItal" style:font-pitch="variable"/>
    <style:font-face style:name="NimbusRomNo9L-ReguItal1" svg:font-family="NimbusRomNo9L-ReguItal"/>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7" draw:style="rect" draw:dots1="1" draw:dots1-length="0.088cm" draw:distance="0.08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7cm" fo:margin-bottom="1cm" fo:margin-left="2.1cm" fo:margin-right="1cm" fo:page-width="6.35cm" fo:page-height="4.6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5" style:page-layout-name="PM0" draw:style-name="Mdp1"/>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5-02T00:28:50.252142487</dc:date>
    <meta:editing-duration>PT2M58S</meta:editing-duration>
    <meta:editing-cycles>2</meta:editing-cycles>
    <meta:generator>LibreOffice/7.3.2.2$Linux_X86_64 LibreOffice_project/30$Build-2</meta:generator>
    <meta:document-statistic meta:object-count="363"/>
  </office:meta>
</office:document-meta>
</file>